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P3" style:family="paragraph" style:parent-style-name="Standard">
      <style:paragraph-properties fo:margin-bottom="0.1667in"/>
      <style:text-properties style:font-name="Songti TC" fo:font-size="12.0pt" fo:background-color="#ececec"/>
    </style:style>
    <style:style style:name="P4" style:family="paragraph" style:parent-style-name="Standard">
      <style:text-properties style:font-name="LiHei Pro" fo:font-size="12.0pt"/>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paragraph-properties fo:margin-bottom="0.1667in"/>
      <style:text-properties style:font-name="Times" fo:font-size="12.0pt" fo:background-color="#e0e0e0"/>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7.12.31 04:46   |   <text:a xlink:type="simple" xlink:href="http://palinfo.habago.org/Entry?Command=Information_PrintForum&amp;iPage=106#FORUM36367"><text:span text:style-name="T2">#</text:span></text:a></text:p>
      <text:p text:style-name="P2">今天午夜場又看了一遍<text:span text:style-name="T3"><text:s/>"</text:span>聖鹿之死<text:span text:style-name="T3">"</text:span>，算是<text:span text:style-name="T3"><text:s/>Euripides </text:span>的希臘悲劇<text:span text:style-name="T3"><text:s/>"Iphigenia in Aulis" </text:span>的一個暗黑版，就像敲響一記警鐘，你很難不想到自己而感到恐怖；因為，既然是人類與生俱來的罪，除非不思不想不作不為，宛若草木，要不然又有誰能豁免於某種自信與狂妄？<text:span text:style-name="T3"> <text:line-break/><text:line-break/></text:span>電影中有三首常聽到的曲子，一是片頭的舒伯特<text:span text:style-name="T3"><text:s/>"</text:span>聖母哀悼曲<text:span text:style-name="T3">" ( Stabat Mater in F minor D 383)</text:span>：<text:span text:style-name="T3"> <text:line-break/><text:line-break/>https://www.youtube.com/watch?v=gXaDJEVS0e4 <text:line-break/><text:line-break/></text:span>一是片尾的巴哈<text:span text:style-name="T3"><text:s/>"</text:span>聖約翰受難曲<text:span text:style-name="T3">" (Johannes passion)</text:span>：<text:span text:style-name="T3"> <text:line-break/><text:line-break/>https://www.youtube.com/watch?v=YshSlQJQSU8 <text:line-break/><text:line-break/></text:span>另外還有一首也是常聽到的聖誕歌<text:span text:style-name="T3"><text:s/>"Carol of the Bells"</text:span>，非常<text:span text:style-name="T3"><text:s/>"</text:span>驚心動魄<text:span text:style-name="T3">"</text:span>，我特別愛聽，天主降臨世上應該就是這樣一種逼近在眼前的恐怖感才對：<text:span text:style-name="T3"> <text:line-break/><text:line-break/>https://goo.gl/TYsmK3 <text:line-break/><text:line-break/></text:span>如果你想聽一整天的話，這裏有<text:span text:style-name="T3">10</text:span>小時版：<text:span text:style-name="T3"> <text:line-break/><text:line-break/>https://www.youtube.com/watch?v=IzuPtz-p3G0 <text:line-break/><text:line-break/></text:span>作曲者是烏克蘭音樂家<text:span text:style-name="T3"><text:s/>Mykola Leontovych</text:span>，創作於<text:span text:style-name="T3">1914</text:span>年。之前沒聽過此人，因為這曲子的關係，讓我對他起了很強的好奇心，究竟是什麼樣的人能寫出這樣的聖誕歌？維基百科有這麼一段對於<text:span text:style-name="T3"><text:s/>Mykola Leontovych </text:span>個性的描述：<text:span text:style-name="T3"> <text:line-break/><text:line-break/>Mykola Leontovych </text:span>對於自己的能力十分貶抑、看輕。根據當時一位傳記作者指出：<text:span text:style-name="T3">Leontovych </text:span>經常一個人忙著寫曲子卻不讓人家看，甚至長達四年之久。在他發表了<text:span text:style-name="T3"><text:s/>"Second Compilation of Songs from Podolia" </text:span>之後，卻又馬上改變心意，覺得真是寫得太爛了，於是把已經上市的三百多個版本統統買回，全部摧毀。傳記作者形容他生性害羞，排斥名聲，厭惡受人矚目，討厭宣傳，不喜歡參與競爭，導致其作品鮮為人知。<text:span text:style-name="T3"> <text:line-break/><text:line-break/></text:span>傳記作者說：所有與他同一時代的人都說<text:span text:style-name="T3"><text:s/>Leontovych </text:span>安靜、溫和。他並不是革命運動的積極領導人，在政治上他很低調，卻不曾置身事外。他的朋友說他充滿幽默感，講起話來常會讓大家哈哈大笑，但他另一方面卻又十分嚴肅而沉靜。人們還說他是個精采的說書人，大家都很喜歡聽他說故事。<text:span text:style-name="T3"> <text:line-break/><text:line-break/>Leontovych </text:span>享年僅<text:span text:style-name="T3">44</text:span>歲，因為主張烏克蘭獨立，被俄國情治單位刺殺身亡。<text:span text:style-name="T3"> <text:line-break/><text:line-break/></text:span>這裏有他的照片、紀念碑與郵票：<text:span text:style-name="T3"> <text:line-break/><text:line-break/>https://en.wikipedia.org/wiki/Mykola_Leontovych <text:line-break/><text:line-break/></text:span>人可貌相，好人看起來肯定會是一副好人的長相。</text:p>
      <text:p text:style-name="P1"><text:span text:style-name="T1">陳真</text:span><text:s/>  |  2017.12.30 17:15   |   <text:a xlink:type="simple" xlink:href="http://palinfo.habago.org/Entry?Command=Information_PrintForum&amp;iPage=106#FORUM36366"><text:span text:style-name="T2">#</text:span></text:a></text:p>
      <text:p text:style-name="P3">我不是宗教人，卻沒法不從宗教的眼光看待一切。<text:span text:style-name="T3">--</text:span>維根斯坦<text:span text:style-name="T3"> <text:line-break/><text:line-break/></text:span>修車中，用車廠電腦打字。<text:span text:style-name="T3"> <text:line-break/><text:line-break/></text:span>從多藍到林奇，今年好電影不少，但有一部肯定可以進入前三名，正在上映，叫做<text:span text:style-name="T3"><text:s/>"</text:span>聖鹿之死<text:span text:style-name="T3">"</text:span>，建議至少看十次。如果懂得一點希臘悲劇以及巴哈等古典音樂，或許會更有感覺，倘若不懂，應該也沒有多大關係，電影畢竟是用來看，音樂是拿來聽的，而不是拿來思索，所以我也就不多分析些甚麼了。</text:p>
      <text:p text:style-name="P1"><text:span text:style-name="T1">陳真</text:span><text:s/>  |  2017.12.28 10:23   |   <text:a xlink:type="simple" xlink:href="http://palinfo.habago.org/Entry?Command=Information_PrintForum&amp;iPage=106#FORUM36365"><text:span text:style-name="T2">#</text:span></text:a></text:p>
      <text:p text:style-name="P2">台南的特產就是人渣政客。底下這一位就是前陣子主張加入共產黨或共青團或幫助所謂<text:span text:style-name="T3"><text:s/>"</text:span>敵人<text:span text:style-name="T3">" </text:span>者應該槍斃。我看他才是最應該被抓去槍斃。<text:span text:style-name="T3"> <text:line-break/><text:line-break/></text:span>他還有個英勇政績就是在台南孔廟追打一個老人<text:span text:style-name="T3">--</text:span>張銘清<text:span text:style-name="T3"><text:s/>(</text:span>海協會副會長<text:span text:style-name="T3">)</text:span>，因為太囂張，事後被道上兄弟找上，馬上乖得跟龜孫子一樣。<text:span text:style-name="T3"> <text:line-break/><text:line-break/></text:span>台灣的詐騙政治就是這樣，只要不定時幹些不要臉的鳥事，說些低能無恥的鳥話，表示自己很忠貞哦，很愛台灣哦，什麼殺共匪打共匪的，每天就是搞這些，努力挑起仇中反華！然後選票就馬上滾滾而來。<text:span text:style-name="T3"> <text:line-break/><text:line-break/></text:span>這種民主政治真可悲，正常人的命運卻操控在一大票低能選民的手中，選出一大堆人渣來胡作非為，而這些人渣的所謂民意支持度、滿意度，幾乎都滿分。不管怎麼胡作非為，貪贓枉法，只要綠油油，只要很會做秀耍花招，南部人就會給滿分。<text:span text:style-name="T3"> <text:line-break/><text:line-break/></text:span>哪天兩岸統一，你再來看看這些人是不是還那麼<text:span text:style-name="T3"><text:s/>"</text:span>仇中反華<text:span text:style-name="T3">"</text:span>。他要是願意親赴戰場打巷戰，一個人摧毀坦克，我願意籌資幫他買一台什麼反坦克武器。最好是現在就派他前往敵國大陸進行武裝抗暴，消滅共匪。<text:span text:style-name="T3"> <text:line-break/><text:line-break/></text:span>這人是外省人，垃圾其實是不分省籍的。<text:span text:style-name="T3"> <text:line-break/><text:line-break/></text:span>陳真<text:span text:style-name="T3">2017. 12. 28. <text:line-break/><text:line-break/>============ <text:line-break/></text:span>發展不對稱戰力<text:span text:style-name="T3"><text:s/></text:span>王定宇：一阿兵哥能摧毀陸一坦克<text:span text:style-name="T3"> <text:line-break/><text:line-break/></text:span>今日新聞<text:span text:style-name="T3">NOWnews <text:line-break/><text:line-break/></text:span>記者戴祺修／台北報導<text:span text:style-name="T3"> <text:line-break/>2017</text:span>年<text:span text:style-name="T3">12</text:span>月<text:span text:style-name="T3">27</text:span>日<text:span text:style-name="T3"> <text:line-break/><text:line-break/></text:span>國防部日前發布蔡政府任內以來第一本的國防報告書，民進黨籍立委王定宇昨<text:span text:style-name="T3">(26)</text:span>日在政論節目上表示，其中有個跟馬政府很不同的思維就是不對稱戰力，如果一個阿兵哥可以背起摧毀一台坦克車的武器，就算中國大陸擁有多許多重型坦克，依然可以獲勝。<text:span text:style-name="T3"> <text:line-break/><text:line-break/></text:span>王定宇說，雖然有很多大台的坦克，但台灣路很小條，可以思考要不要買重型武器來對抗，若是用不對稱的作戰方式，也就是一個阿兵哥背著一台「紅隼」反坦克武器，同時這樣的武器台灣能夠自己控制、製造，一個人就可以摧毀一輛坦克。</text:p>
      <text:p text:style-name="P1"><text:span text:style-name="T1">陳真</text:span><text:s/>  |  2017.12.27 03:32   |   <text:a xlink:type="simple" xlink:href="http://palinfo.habago.org/Entry?Command=Information_PrintForum&amp;iPage=106#FORUM36364"><text:span text:style-name="T2">#</text:span></text:a></text:p>
      <text:p text:style-name="P3">美國，這個惡魔一般的國家。<text:span text:style-name="T3"> <text:line-break/><text:line-break/></text:span>就在幾天前，美國五角大廈首次公開承認，美國不光只是透過沙烏地阿拉伯在葉門打一場代理人侵略戰爭，美軍更直接發動各項地面攻擊以及高達<text:span text:style-name="T3">120</text:span>次的空襲行動，規模是去年的三倍以上。<text:span text:style-name="T3"> <text:line-break/><text:line-break/></text:span>葉門與敘利亞是目前世界上最嚴重的兩個戰亂國家，數十萬人死於戰火，數千萬人淪為難民，命在旦夕，飽受美國所謂<text:span text:style-name="T3"><text:s/>"</text:span>民主轉型<text:span text:style-name="T3">" </text:span>或<text:span text:style-name="T3"><text:s/>"</text:span>民主輸出<text:span text:style-name="T3">" </text:span>的折磨，成為人間煉獄；其中多為平民百姓，特別是婦孺老幼，更易在戰爭中受苦受害。<text:span text:style-name="T3"> <text:line-break/><text:line-break/></text:span>許多時候感覺很辭窮，畢竟我並不想僅僅只是敘述事實與各項資訊，但我如何才能說出心裏的感覺？我們生活在一個巨大的騙局中，所知所見之<text:span text:style-name="T3">"</text:span>世界<text:span text:style-name="T3">"</text:span>，全屬虛構，真相卻是那難以言喻的鮮血和恐怖。如果我可以把我的一顆心挖出來給你看，你也許就能馬上明白我所說的千言萬語。<text:span text:style-name="T3"> <text:line-break/><text:line-break/></text:span>我從未看過比<text:span text:style-name="T3"><text:s/>"</text:span>雙峰：與火同行<text:span text:style-name="T3">" </text:span>更恐怖、更憐憫的電影，我想我能體會女主角<text:span text:style-name="T3">Laura Palmer</text:span>的感受，我能明白為何我們終究必須淚眼相對，我能理解為何上帝與天使<text:span text:style-name="T3"><text:s/>"</text:span>必須<text:span text:style-name="T3">" </text:span>存在；倘若祂們不存在，我不知道生命如何值得眷戀？<text:span text:style-name="T3"> <text:line-break/><text:line-break/></text:span>前些日子有流星雨，那天深夜時分，幾顆流星燦爛地劃過我書桌窗前的黑暗天空。我的生活差不多就是這麼一回事了，像個局外人似的，遙遠地看著另一個世界，但它說遠不遠，卻又似乎紮紮實實存在我心裏頭，揮之不去。<text:span text:style-name="T3"> <text:line-break/><text:line-break/></text:span>陳真<text:span text:style-name="T3">2017. 12. 27. <text:line-break/><text:line-break/>================== <text:line-break/><text:line-break/></text:span>饑荒、霍亂雙重夾擊　葉門千萬人鬼門徘徊<text:span text:style-name="T3"> <text:line-break/><text:line-break/>TVBS News 2017/12/26 <text:line-break/><text:line-break/></text:span>葉門內戰已經超過一千天，葉門叛軍多次朝沙烏地阿拉伯發射飛彈，機場遭到封鎖報復導致葉門糧食嚴重短缺，霍亂疫情大爆發，超過一百萬人染上霍亂，在飢荒和霍亂夾擊下葉門有多達兩千萬人急需人道救援。<text:span text:style-name="T3"> <text:line-break/><text:line-break/></text:span>葉門內戰超過一千天，交戰的什葉派「青年運動」叛軍和遜尼派國家沙烏地阿拉伯領導的聯軍打得你死我活，最慘的是平民百姓。葉門民眾表示，戰爭摧毀了周遭一切，我們只能仰賴阿拉還有善心人士的幫助。<text:span text:style-name="T3"> <text:line-break/><text:line-break/></text:span>交戰雙方對當地民眾的苦難不聞不問，國際社會也似乎視而不見，對葉門的關注遠比敘利亞內戰來得少。這是一場被遺忘的戰爭，估計葉門境內有<text:span text:style-name="T3">2220</text:span>萬人需要人道援助。今年十一月以來葉門叛軍多次向沙烏地阿拉伯發射導彈，沙國以此為藉口全面封鎖葉門的海陸空管道。葉門主要港口荷台達幾乎淨空，船運物資根本無法入港。<text:span text:style-name="T3"> <text:line-break/><text:line-break/></text:span>沙國政府在美國支持下封鎖由「青年運動」叛軍控制的「荷台達港」，防止伊朗運送武器，直到最近才迫於國際壓力同意開放一個月接收人道物資。沙烏地阿拉伯對葉門的封鎖是導致葉門人道危機惡化的一大原因，大量食物、藥品等人道物資進不了葉門。葉門民眾表示，食物價格暴漲會讓成千上萬人餓死，我們根本沒有錢買東西。<text:span text:style-name="T3"> <text:line-break/><text:line-break/></text:span>沙國聯軍故意限制向葉門出口物資的數量還課以重稅，當地人根本無力負擔，眼巴巴看著食物等待死亡。孩子餓成皮包骨，平均每天有<text:span text:style-name="T3">130</text:span>名兒童喪命，相當於每<text:span text:style-name="T3">11</text:span>分鐘就死去一名孩童。再加上葉門受到沙國聯軍連番空襲，基礎設施早已成為廢墟，衛生環境之差不是一般人所能想像，結果成為滋生霍亂的溫床，如今葉門境內的霍亂病例已經超過<text:span text:style-name="T3">100</text:span>萬起。<text:span text:style-name="T3"> <text:line-break/><text:line-break/></text:span>葉門人道危機還在繼續惡化，戰爭是罪魁禍首。在戰火、飢荒和霍亂夾擊之下，這場被遺忘的無聲戰爭不知還要打多久？<text:span text:style-name="T3"> <text:line-break/><text:line-break/>========================== <text:line-break/></text:span>叛軍飛彈遭沙國攔截　聯軍怒封鎖葉門機場<text:span text:style-name="T3"> <text:line-break/><text:line-break/>TVBS News </text:span>記者<text:span text:style-name="T3"><text:s/></text:span>錢怡君<text:span text:style-name="T3"><text:s/></text:span>報導<text:span text:style-name="T3"> <text:line-break/><text:line-break/>2017/12/21 <text:line-break/><text:line-break/></text:span>葉門陷入內戰已經<text:span text:style-name="T3">3</text:span>年，現在還看不到和平曙光。沙烏地阿拉伯<text:span text:style-name="T3">19</text:span>號在首都利雅德上空，攔截到葉門叛軍發射的飛彈，儘管這次攻擊未傳出傷亡。但因為葉門叛軍和沙國聯軍對抗，葉門機場和港口遭到封鎖，糧食和藥品都無法運去，數百萬人陷入營養不良的人道危機。<text:span text:style-name="T3"> <text:line-break/><text:line-break/></text:span>沙烏地阿拉伯聯軍受到國際壓力，同意開放港口<text:span text:style-name="T3">30</text:span>天，已進行必要的人道救援。葉門強人總統<text:span text:style-name="T3">12</text:span>月<text:span text:style-name="T3">4</text:span>日被叛軍給擊斃，沙烏地阿拉伯為首的聯軍，派出戰機轟炸。但叛軍也不是省油的燈。他們對著沙國首都利雅德發射飛彈，叛軍宣稱，飛彈攻擊目標是沙國國王沙爾曼的亞瑪瑪宮。<text:span text:style-name="T3"> <text:line-break/><text:line-break/></text:span>但讓人驚訝的是，炸彈和子彈並非是這裡民眾死亡的主因，人道危機才是，葉門一天比一天更接近成為一個衰敗的國度，黃沙滾滾滿地垃圾裡，可以看到很多廢棄的針頭，看起來像是廢墟的建築其實是一家醫院，走進去一看，裡面甚麼都缺，沒有藥劑沒有針筒，甚至連消毒的器材都沒有。醫師表示現在是最糟糕的情況，因為戰爭，現在情況非常惡劣。但這並非他們能力所及，這不是他們能控制的。<text:span text:style-name="T3"> <text:line-break/><text:line-break/></text:span>醫院裡的畫面讓人心酸，孩子奄奄一息躺在床上，沒有藥無法治療，根本就是在等死。從美國芝加哥來的醫生，是少數透過<text:span text:style-name="T3">NGO</text:span>進來這裡，嘗試幫忙的人。生命在這裡脆弱得不堪一擊，但何以致此？以沙烏地阿拉伯國為首的聯軍，獲得美國及西方國家支援，對葉門進行空襲行動已<text:span text:style-name="T3">3</text:span>年，他們要消滅的對象是叛軍，但很不幸的，叛軍不但沒被消滅，卻造成無數平民傷亡。<text:span text:style-name="T3"> <text:line-break/><text:line-break/></text:span>現在葉門很不幸地幾乎是與外面的世界隔離，因為被沙烏地阿拉伯聯軍封鎖，葉門的主要港口空拍圖現在幾乎已經沒有貨櫃，意味著過去這個國家要靠進口的基本所需，包括食物燃料和藥品都進不來。於是造成了數百萬人健康出現問題，其中大部分是兒童營養不良，聯軍想要懲罰反美的叛軍，但無辜的老百姓卻成了最大的代罪羔羊。<text:span text:style-name="T3"> <text:line-break/><text:line-break/></text:span>「我們只有這些設備，我們每天都在求救，但沒有人聽見。」葉門醫師悲傷的談及，這世界對他們關上了大門，孩子正在死去，他們瘦骨如柴，他們全身是病連哭的力氣都沒有。市場裡有食物，但是很少人可以買得起，這次艱難的人道危機，並非是因為收成不好，或是乾旱等天災，而是因為人禍，連聯合國的糧食都運不進來，政客為了自己的私利，還在不斷殺戮。</text:p>
      <text:p text:style-name="P1"><text:span text:style-name="T1">陳真</text:span><text:s/>  |  2017.12.26 03:31   |   <text:a xlink:type="simple" xlink:href="http://palinfo.habago.org/Entry?Command=Information_PrintForum&amp;iPage=106#FORUM36363"><text:span text:style-name="T2">#</text:span></text:a></text:p>
      <text:p text:style-name="P2">這是今天的新聞深喉嚨：<text:span text:style-name="T3"> <text:line-break/><text:line-break/>https://goo.gl/NSutyX <text:line-break/><text:line-break/></text:span>不妨從<text:span text:style-name="T3"><text:s/>1:19:00 </text:span>開始看，看到最後，也就是王炳忠和林明正兩人的談話。<text:span text:style-name="T3"> <text:line-break/><text:line-break/></text:span>本黨這三個人，我最喜歡王炳忠，最欣賞林明正，最看好侯漢廷。<text:span text:style-name="T3"> <text:line-break/><text:line-break/></text:span>這次的事件，若不是王炳忠開直播，我敢保證現在的結局會完全不一樣，人渣黨絕對會押人取供，羈押禁見，然後混淆視聽，製造假案；將來案子不管大辦或小辦，都能任意進行政治操弄。沒想到被王炳忠的直播給破了局。在直播中，人們才能清楚看到，原來所謂法律是如此粗糙、粗暴地成為一種政治工具。<text:span text:style-name="T3"> <text:line-break/><text:line-break/></text:span>在這樣一種赤裸裸的政治侵害人權過程中，你有看到那些什麼愛好民主自由的親綠學者或什麼人權愛好者出來吭一聲嗎？台灣社會很難有太平日子就是因為這樣，它缺乏一種內外一致性的是非與道德標準，一切理念或理想都被<text:span text:style-name="T3"><text:s/>"</text:span>工具化<text:span text:style-name="T3">" </text:span>成為一種鬥爭手段，失去自身應有的存在價值；甚至就連法律也完全沒有一致的標準，只要是綠的，統統沒事，頂多大案小辦，拖過就算；只要是藍的或紅的，就算你一身清白，他也非得把你拖入泥巴中或打入監牢不可。<text:span text:style-name="T3"> <text:line-break/><text:line-break/></text:span>這就是人渣黨帶給這個社會的一個最大的<text:span text:style-name="T3"><text:s/>"</text:span>啟發<text:span text:style-name="T3">" </text:span>與<text:span text:style-name="T3"><text:s/>"</text:span>貢獻<text:span text:style-name="T3">"</text:span>，讓我們明白<text:span text:style-name="T3"><text:s/>"</text:span>道德一致性<text:span text:style-name="T3">" </text:span>的重要。當政治取代一切，當顏色與立場凌駕基本是非善惡，當一切標準失去標準，社會將難有寧日，很難往前發展。<text:span text:style-name="T3"> </text:span></text:p>
      <text:p text:style-name="P1"><text:span text:style-name="T1">陳真</text:span><text:s/>  |  2017.12.26 02:45   |   <text:a xlink:type="simple" xlink:href="http://palinfo.habago.org/Entry?Command=Information_PrintForum&amp;iPage=106#FORUM36362"><text:span text:style-name="T2">#</text:span></text:a></text:p>
      <text:p text:style-name="P3">去年足足一整年，為了買房支付頭期款，跑了七、八家銀行，到處借錢；像鬼一樣，人見人怕，避之唯恐不及。因為，不管是舊屋增貸，一胎，二胎，三胎，轉貸，信貸，增貸，增了又增，能貸就貸，一個人貸不夠，就兩個人貸，瞎掰薪水，空中畫餅，努力提高貸款上限；貸到後來，四處碰壁，根本貸不了一毛錢了。最後，某銀行主管看我為人尚稱積極進取，決定改變某種評估償債方式，專案向總行申請，總算才順利付出頭期款，把房子買下。真的是貸款貸到山窮水盡。<text:span text:style-name="T3"> <text:line-break/><text:line-break/></text:span>這時候，我卻對外宣佈<text:span text:style-name="T3"><text:s/>"</text:span>喜訊<text:span text:style-name="T3">"</text:span>：經過好幾年的努力，小弟我終於在<text:span text:style-name="T3"><text:s/>"</text:span>今天<text:span text:style-name="T3">" </text:span>做到<text:span text:style-name="T3"><text:s/>"</text:span>零舉債<text:span text:style-name="T3">" </text:span>的偉大成果了！耶！<text:span text:style-name="T3"><text:line-break/><text:line-break/></text:span>可是，這不是廢話嗎？因為根本沒有舉債空間了啊，再貸下去就得宣佈破產了，一輩子做到死也根本還不完。<text:span text:style-name="T3"> <text:line-break/><text:line-break/></text:span>這就是陳菊的所謂<text:span text:style-name="T3"><text:s/>"</text:span>獻給高雄<text:span text:style-name="T3">" </text:span>的<text:span text:style-name="T3"><text:s/>"</text:span>零舉債成果<text:span text:style-name="T3">"</text:span>。這個黨，語言天份很高，超會瞎掰。一個人天天借錢亂花，直到某一天沒得借了，沒有人敢借他了，他卻高呼自己辛苦一輩子，總算終於做到<text:span text:style-name="T3"><text:s/>"</text:span>零舉債<text:span text:style-name="T3">" </text:span>的偉大成果！這若不是語言天才，什麼是語言天才？<text:span text:style-name="T3"> <text:line-break/><text:line-break/></text:span>高雄之亂花錢，真是到了完全匪夷所思的地步，若非親眼目賭，實在不敢相信。之前講過的什<text:span text:style-name="T3"><text:s/>"</text:span>用綠色發動全球生態交通革命<text:span text:style-name="T3">"</text:span>、請辣妹示範大家騎腳踏車的瞎掰鬼扯蛋活動便是一例，其它還有一大堆例子，幾乎可以寫成一本書，寫來滿紙荒唐。我很想一一寫下，跟社會大眾示警，但總覺得寫這類東西實在很累。<text:span text:style-name="T3"> <text:line-break/><text:line-break/></text:span>我是搬來高雄之後，才親眼見證其荒唐，足可媲美台南。我原先以為台南市政應該是全宇球最爛，想不到爛中還有爛中手，一山還有一山低。不過，之所以搬來高雄是因為這城市越來越像鄉下，很荒涼，挺適合我。我經常一個人包整台捷運，一個人影也沒有。許多時候，甚至連假日也一樣，整個捷運站杳無人煙，夜裏連我都有點怕，怕遇到劫財劫色。<text:span text:style-name="T3"> <text:line-break/><text:line-break/></text:span>高雄在綠營長年執政下，拼命借錢亂花，借到已經山窮水盡，目前已經負債兩千六百多億，再借下去整個高雄市政府就要宣佈破產了。媽的，根本沒有舉債空間卻說成<text:span text:style-name="T3"><text:s/>"</text:span>零舉債<text:span text:style-name="T3">"</text:span>？這居然也能瞎掰成<text:span text:style-name="T3"><text:s/>"</text:span>十一年來的偉大政績<text:span text:style-name="T3">"</text:span>，<text:span text:style-name="T3">"</text:span>高雄自治史上的歷史里程碑<text:span text:style-name="T3">"</text:span>？媽的，我真是服了這個政治詐騙集團，太會瞎掰了。<text:span text:style-name="T3"> <text:line-break/><text:line-break/></text:span>人渣黨有一項本事，我給取名叫做<text:span text:style-name="T3"><text:s/>"</text:span>唯名主義<text:span text:style-name="T3">"</text:span>，簡單說就是只要改名或重新定義就算成功了。這是我從台南賴啥小市長那邊領悟而來。比方說，一塊五坪大的廢棄地，上頭種幾棵雜草，掛個牌子，寫個什麼<text:span text:style-name="T3"><text:s/>"</text:span>生態園區<text:span text:style-name="T3">" </text:span>或<text:span text:style-name="T3"><text:s/>"</text:span>文化園區<text:span text:style-name="T3">"</text:span>，那就是一項偉大政績了。<text:span text:style-name="T3"> <text:line-break/><text:line-break/></text:span>或者比方說，在公車車身漆上幾個貝殼，漆成綠色，再畫上幾朵藍天白雲，那就又算是是一項生態保育的政績了。我以前永康住的地方，所謂<text:span text:style-name="T3"><text:s/>"</text:span>綠色步道<text:span text:style-name="T3">" </text:span>上垃圾滿坑滿谷，連馬桶和床墊都有，幾年不見有人來清理；樹上有隻吊死貓，惡臭衝天，足足掛了幾年，直到屍首風乾才自然落土為安。這地方，一到夜裏，各種野生動物就出來活動，包括蟑螂、老鼠、蜈蚣什麼都有，而且雜草叢生，沼氣四溢，自成一個食物鏈，生態內涵相當豐富。我經常想建議台南市政府，不妨給它掛個牌子，寫著比方說<text:span text:style-name="T3"><text:s/>"</text:span>台灣之亞馬遜生態叢林示範區<text:span text:style-name="T3">"</text:span>，這下豈不是又多了一項偉大政績？<text:span text:style-name="T3"> <text:line-break/><text:line-break/></text:span>唯名主義的花招百出，比方說現在大家飽受折磨的空污問題，人渣黨解決它的方式就是改變定義，重新訂定寬鬆標準。這就跟<text:span text:style-name="T3"><text:s/>"</text:span>解決<text:span text:style-name="T3">" </text:span>食安問題一樣，人渣黨過去一年來一舉放寬數百種農產品的農藥超標定義，甚至放寬高達千百倍以上。這下就沒有食安問題了吧。<text:span text:style-name="T3"> <text:line-break/><text:line-break/></text:span>三十年前我寫兒童人權報告的那個年代，國民黨也用過這一招唯名主義，只要名字改了，定義變了，標準放寬了，問題就解決了，政績就出籠了。我印象最深的是當年國民黨解決貧窮問題的方式就是拉高貧窮的定義，讓你明明快餓死，但依然<text:span text:style-name="T3"><text:s/>"</text:span>依法<text:span text:style-name="T3">" </text:span>還不算貧窮，這下貧窮問題不就解決了？<text:span text:style-name="T3"> <text:line-break/><text:line-break/></text:span>差不多二十六年前吧，我在雜誌上寫了篇<text:span text:style-name="T3"><text:s/>"</text:span>奇談怪論<text:span text:style-name="T3">"</text:span>，講的就是當時擔任行政院長的郝柏村，他也是唯名主義的高手，比方他說：哪有什麼山地問題<text:span text:style-name="T3"><text:s/>(</text:span>亦即原住民問題<text:span text:style-name="T3">)</text:span>？請山地人<text:span text:style-name="T3">(</text:span>亦即原住民<text:span text:style-name="T3">)</text:span>統統到山下住不就解決了？<text:span text:style-name="T3"> <text:line-break/><text:line-break/></text:span>也許你會覺得聽起來好像很難以相信，但卻是事實。台灣除了詐騙政治之外，同時也有一種兒戲政治的強烈成份，兩者原理其實差不多，都是透過某種概念上的唬爛與瞎掰來虛構現實。<text:span text:style-name="T3"> <text:line-break/><text:line-break/></text:span>在人渣黨邪惡勢力下成長的年輕一代，如雷灌耳的什麼民主啦、人權啦、轉型正義啦等等等等等，統統都屬於唯名主義的極致發揮。簡單說，世上沒有我扣不上的帽子，世上也沒有我瞎掰不了的豐功偉業，我只要透過某種概念轉換與修辭，就能讓你突然惡貫滿盈，同時也能讓我立即搖身一變成為人權鬥士、民主戰士。<text:span text:style-name="T3"> <text:line-break/><text:line-break/></text:span>你不可能阻止歹徒使壞，你也不可能阻止騙子行騙，你唯一能做的就是不要讓自己腦子進水，要看清廣告，認清謊言，正視真實血肉的卑鄙、殘酷與傷害，畢竟政治絕非兒戲，而是事關眾人長遠將來。<text:span text:style-name="T3"> <text:line-break/><text:line-break/></text:span>陳真<text:span text:style-name="T3"><text:s/>2017. 12. 26. <text:line-break/><text:line-break/>==================== <text:line-break/></text:span>就職<text:span text:style-name="T3">11</text:span>週年<text:span text:style-name="T3"><text:s/></text:span>陳菊獻高雄零舉債成果<text:span text:style-name="T3"> <text:line-break/><text:line-break/>2017</text:span>年<text:span text:style-name="T3">12</text:span>月<text:span text:style-name="T3">25</text:span>日<text:span text:style-name="T3"> <text:line-break/><text:line-break/></text:span>（中央社記者程啟峰高雄<text:span text:style-name="T3">25</text:span>日電）「高雄零舉債，我們終於做到了」，高雄市長陳菊今天就職滿<text:span text:style-name="T3">11</text:span>年，她細數<text:span text:style-name="T3">11</text:span>年來政績，自豪地向市民呈現市府團隊創下高雄<text:span text:style-name="T3">23</text:span>年來首度零舉債的成果。<text:span text:style-name="T3"> <text:line-break/><text:line-break/></text:span>陳菊上午率領市府團隊在高市府舉行就職<text:span text:style-name="T3">11</text:span>週年記記者會，感性回顧<text:span text:style-name="T3">11</text:span>年來的政績，並勾勒高雄未來榮景。副市長許立明在會中首先說明高雄今年達成高雄民選長<text:span text:style-name="T3">23</text:span>年來首度零舉債的歷史里程碑。<text:span text:style-name="T3"> <text:line-break/><text:line-break/></text:span>她強調，市府的每一筆舉借皆用在市民身上，雖然高雄財政有結構性問題，但市府仍在接連完成各項城鄉重大建設後，於<text:span text:style-name="T3">2017</text:span>年達成零舉債目標，歲出歲入結算預計還有新台幣<text:span text:style-name="T3">4</text:span>億元盈餘用來實質償還債務。<text:span text:style-name="T3"> <text:line-break/><text:line-break/></text:span>陳菊說，經過<text:span text:style-name="T3">4000</text:span>多個日子滿載的努力，「高雄零舉債我們做到了，實質的還債我們做到了，」為建設高雄所承擔負債的罵名，以實際的行動證明有能力持家，破除「市長任內高雄會破產」等謠言，完成高雄自治史上新的里程碑。<text:span text:style-name="T3"> <text:line-break/><text:line-break/></text:span>陳菊並細數<text:span text:style-name="T3">11</text:span>年來政績，她說，<text:span text:style-name="T3">11</text:span>年來這<text:span text:style-name="T3">4000</text:span>多個日子，每一天都是戰戰兢兢、一步一腳印的落實施政理念與價值，她對這座城市每一年都比前一年進步，感到相當欣慰。<text:span text:style-name="T3"> <text:line-break/><text:line-break/></text:span>陳菊隨後率市府團隊同台深深一鞠躬，感謝市民一路走來的支持。陳菊與市府團隊並人手一本「花媽心內話：陳菊<text:span text:style-name="T3">4000</text:span>天」新書合影，見證陳菊<text:span text:style-name="T3">4000</text:span>多天一路走來的歡笑與淚水。<text:span text:style-name="T3"> <text:line-break/><text:line-break/></text:span>陳菊還當場致贈現場媒體每人一本「花媽心內話：陳菊<text:span text:style-name="T3">4000</text:span>天」新書，並一一為媒體親筆簽書，感謝媒體一路相陪，共同記錄高雄的進步與轉型，並期盼媒體持續督促市府繼續往前。<text:span text:style-name="T3">1061225 <text:line-break/><text:line-break/>================= <text:line-break/>AQI</text:span>新制上路<text:span text:style-name="T3"><text:s/></text:span>紫爆消失空污跟著消失？<text:span text:style-name="T3"> <text:line-break/><text:line-break/>2017-01-10 </text:span>新聞引據：採訪<text:span text:style-name="T3"><text:s/></text:span>撰稿編輯：劉玉秋<text:span text:style-name="T3"> <text:line-break/><text:line-break/><text:line-break/></text:span>新空氣品質指標「<text:span text:style-name="T3">AQI</text:span>」已正式上路，整合取代先前空氣污染指標<text:span text:style-name="T3">(PSI)</text:span>及細懸浮微粒<text:span text:style-name="T3">(PM2.5)</text:span>兩制並行的狀況，環保署立意固然良善，卻也帶來了許多反彈與疑慮。環保團體強烈質疑，台灣的「<text:span text:style-name="T3">AQI</text:span>」是參考美國較為寬鬆的空污標準，不僅將<text:span text:style-name="T3">PM2.5</text:span>紫爆的標準大幅上修，更無法呈現台灣空污嚴重的事實，新制分級還需檢討，不要置人民健康於不顧。<text:span text:style-name="T3"> <text:line-break/><text:line-break/></text:span>環保團體仍強烈質疑，「<text:span text:style-name="T3">AQI</text:span>」將<text:span text:style-name="T3">PM2.5</text:span>紫爆的標準大幅上修，連一級致癌物<text:span text:style-name="T3">PM10</text:span>的紅色警戒也遭河蟹消失，警示一旦降級，民眾將對空污失去戒心。<text:span text:style-name="T3"> <text:line-break/><text:line-break/></text:span>解決多頭馬車卻放寬標準？<text:span text:style-name="T3"> <text:line-break/><text:line-break/></text:span>長期關注空污問題的台灣空氣行動聯盟理事長葉光芃提出多項數據指出，過去用<text:span text:style-name="T3">PSI</text:span>時，<text:span text:style-name="T3">PM10</text:span>大於<text:span text:style-name="T3">150μg</text:span>／<text:span text:style-name="T3">m3</text:span>時會顯示為紅色，但現在換成<text:span text:style-name="T3">AQI</text:span>後，<text:span text:style-name="T3">PM10</text:span>必須高達<text:span text:style-name="T3">254μg</text:span>／<text:span text:style-name="T3">m3</text:span>以上才會呈現紅色，<text:span text:style-name="T3">PM10</text:span>在<text:span text:style-name="T3">150</text:span>至<text:span text:style-name="T3">154μg</text:span>／<text:span text:style-name="T3">m3</text:span>之間會變成橘色，不僅粉飾太平，也讓原本已經寬鬆無法有警戒效果的<text:span text:style-name="T3">PM10</text:span>問題更加讓民眾難以察覺空污惡化問題，簡直越改越倒退。<text:span text:style-name="T3"> <text:line-break/><text:line-break/></text:span>空污品質數據美化<text:span text:style-name="T3"><text:s/></text:span>民眾失去戒心<text:span text:style-name="T3"> <text:line-break/><text:line-break/></text:span>主婦聯盟台中分會代表許心欣也擔憂，<text:span text:style-name="T3">PM2.5</text:span>指標好不容易在這兩年建立起國人的警覺心，但現在<text:span text:style-name="T3">AQI</text:span>新制倉促上路，把過去大家認知很糟的<text:span text:style-name="T3">PM2.5</text:span>紫爆標準上修，美化數據後，對民眾的健康傷害很大。<text:span text:style-name="T3"> <text:line-break/><text:line-break/></text:span>她說：『<text:span text:style-name="T3">(</text:span>原音<text:span text:style-name="T3">)</text:span>很多數據呈現的顏色就是被美化，你用移動平均值來當空氣品質指標顏色的呈現就是發生延遲問題，你沒有辦法及時反映現在的空品，用延遲、用平均拉低數字，沒辦法呈現糟糕的狀況，這樣的空氣品質指標有什麼用？』<text:span text:style-name="T3"> <text:line-break/><text:line-break/></text:span>環保團體呼籲政府參照歐盟與英國的分級標準下修，當空氣品質惡化時更要採取應變措施，不能讓官僚的分級制度殘害人民。</text:p>
      <text:p text:style-name="P1"><text:span text:style-name="T1">政信</text:span><text:s/>  |  2017.12.25 10:58   |   <text:a xlink:type="simple" xlink:href="http://palinfo.habago.org/Entry?Command=Information_PrintForum&amp;iPage=106#FORUM36361"><text:span text:style-name="T2">#</text:span></text:a></text:p>
      <text:p text:style-name="P2">高雄這副樣子已經很久了，這個地方就像軍閥割據一樣，哪個媒體敢寫不好的就被找去吃飯，除此之外高雄市新聞局固定時間都會找地方記者去局裡吃飯，說得好聽叫慰問，說難聽一點就是摸頭跟示威，而市長陳菊往往是東道主，這就是為什麼高雄的地方媒體往往報喜不報憂，更厲害的是這些地方跟東南自保協議一樣，地方出的事還會互相包庇，搞得發現黑心油的老農還得特別跑去台中報案。<text:span text:style-name="T3"> <text:line-break/><text:line-break/></text:span>當年楊秋興就受過這悶虧，只因為他代表國民黨參選，報紙媒體就把他妖名化，還挖出他以前加入過國民黨，是來民進黨當臥底的（好笑了，民進黨高官沒進過國民黨的還真不多）。<text:span text:style-name="T3"> <text:line-break/><text:line-break/></text:span>像是官員受賄什麼的被抓到滿屋子到處堆鈔票，也只會佔一小板面，意思意思指責一下輕判輕放，過陣子丟到別的地方繼續當官。</text:p>
      <text:p text:style-name="P1"><text:span text:style-name="T1">陳真</text:span><text:s/>  |  2017.12.25 04:16   |   <text:a xlink:type="simple" xlink:href="http://palinfo.habago.org/Entry?Command=Information_PrintForum&amp;iPage=106#FORUM36360"><text:span text:style-name="T2">#</text:span></text:a></text:p>
      <text:p text:style-name="P3"><text:span text:style-name="T3">It's sad when someone you know becomes someone you knew. <text:line-break/>(</text:span>一個你認識的朋友，倘若有一天卻變成一個你<text:span text:style-name="T3"><text:s/>"</text:span>曾經<text:span text:style-name="T3">" </text:span>認識的人，十分可悲。<text:span text:style-name="T3">) <text:line-break/><text:line-break/>---Henry Rollins <text:line-break/><text:line-break/></text:span>為了紀念一個我<text:span text:style-name="T3"><text:s/>"</text:span>曾經<text:span text:style-name="T3">" </text:span>認識並且<text:span text:style-name="T3"><text:s/>"</text:span>曾經<text:span text:style-name="T3">" </text:span>推崇的人<text:span text:style-name="T3">--</text:span>陳菊，為了表示我對一個行事正直、卻已含冤死去的人<text:span text:style-name="T3">--</text:span>黃俊英<text:span text:style-name="T3">--</text:span>的敬意，我花了點時間記錄高雄市議會上個月月底的一段質詢，因為是台語發音，怕有些人聽不懂，所以摘要記下部份發言內容。<text:span text:style-name="T3"> <text:line-break/><text:line-break/></text:span>地點：高雄市議會<text:span text:style-name="T3"> <text:line-break/><text:line-break/></text:span>時間：<text:span text:style-name="T3">2017</text:span>年<text:span text:style-name="T3">11</text:span>月<text:span text:style-name="T3">24</text:span>日<text:span text:style-name="T3"> <text:line-break/><text:line-break/></text:span>影音：<text:span text:style-name="T3">https://goo.gl/aeoTPe <text:line-break/><text:line-break/></text:span>內容：<text:span text:style-name="T3"> <text:line-break/><text:line-break/></text:span>許崑源議員：請妳<text:span text:style-name="T3"><text:s/>(</text:span>指陳菊<text:span text:style-name="T3">) </text:span>站起來。<text:span text:style-name="T3"> <text:line-break/><text:line-break/></text:span>許：凡走過必留下痕跡。市長，請教妳，這位是黃俊英<text:span text:style-name="T3"><text:s/>(</text:span>中山大學<text:span text:style-name="T3">) </text:span>校長，妳也當過她的學生，以妳來看，他的人格是高尚呢？還是不好？請妳簡單答覆。<text:span text:style-name="T3"> <text:line-break/><text:line-break/></text:span>陳菊：是，是。黃俊英老師我們都很尊敬他。<text:span text:style-name="T3"> <text:line-break/><text:line-break/></text:span>許：他人格好還是不好？<text:span text:style-name="T3"> <text:line-break/><text:line-break/></text:span>陳：當然，非常好。<text:span text:style-name="T3"> <text:line-break/><text:line-break/></text:span>許：很高尚對不對。我敢說，全台灣省凡是認識黃俊英校長的人，無不讚嘆說這個人的人格很崇高。<text:span text:style-name="T3"> <text:line-break/><text:line-break/></text:span>許：往事只能回憶，還是不堪回首？真的很可惜，這麼好的一個人！結果卻含冤而死。市長啊，妳十一年前選舉時，就靠這一幕，<text:span text:style-name="T3">(</text:span>投票前一晚<text:span text:style-name="T3">) </text:span>妳開記者招待會，指控說<text:span text:style-name="T3"><text:s/>"</text:span>黃俊英賄選抓到了<text:span text:style-name="T3">"</text:span>！妳找來一些年輕人，個個包頭蒙面<text:span text:style-name="T3"><text:s/>(</text:span>怕人家認出<text:span text:style-name="T3">)</text:span>，就像老鼠一樣，見不得光。這就是走路工<text:span text:style-name="T3">(</text:span>即賄選<text:span text:style-name="T3">)</text:span>事件。<text:span text:style-name="T3"> <text:line-break/><text:line-break/></text:span>許：在此我要跟各位市民報告，當年投票前夕那一晚，競選活動已經結束，剛好就是十點，黃俊英的總幹事對黃俊英說：<text:span text:style-name="T3">"</text:span>喂，我說校長啊，雖然競選活動已經結束，但是我們還是要小心喔，這個黨<text:span text:style-name="T3">(</text:span>指民進黨<text:span text:style-name="T3">)</text:span>奧步一大堆哦<text:span text:style-name="T3">"</text:span>。你知道黃校長這個人有多可愛嗎？他竟然很天真地對總幹事說：<text:span text:style-name="T3">"</text:span>不會啦，你想太多了，陳菊是我以前<text:span text:style-name="T3">(</text:span>中山大學<text:span text:style-name="T3">) </text:span>的學生，是我教出來的學生，她不可能用奧步對付她的老師啦<text:span text:style-name="T3">"</text:span>。<text:span text:style-name="T3"> <text:line-break/><text:line-break/></text:span>許：黃俊英這些話才剛講完還不到三十分鐘，妳就召開了記者招待會，妳指控說<text:span text:style-name="T3"><text:s/>"</text:span>黃俊英賄選抓到了！<text:span text:style-name="T3">" </text:span>大家看，<text:span text:style-name="T3">(</text:span>記者招待會上這些年輕人<text:span text:style-name="T3">) </text:span>個個就像老鼠，就像蟑螂躲在坑洞裏那樣，見不得人！妳當市長，妳的政權就是靠這個奧步得來的。<text:span text:style-name="T3"> <text:line-break/><text:line-break/></text:span>許：台語俗語說：小時候偷摘瓠，長大就會偷牽牛<text:span text:style-name="T3"><text:s/>(</text:span>亦即重大卑劣行為往往是從小養成之意<text:span text:style-name="T3">)</text:span>。妳看，<text:span text:style-name="T3">(</text:span>記者招待會上<text:span text:style-name="T3">) </text:span>這些年輕人，正在成長之中，妳卻為了奪取政權，竟然使用這種下三濫的步數。這些年輕人，其中有一兩個都已經當上議員了。當他們年紀還很輕，還在成長之中，妳就給他們灌輸這些不好的思想，專門教他們一些齷齪招數。台灣的道德觀念和是非現在全沒了，你們全都搞這樣一些骯髒奧步，老鼠招數，蟑螂招數。現在妳們得逞啦，政權全部都是你們的了，我給妳們恭喜啦。<text:span text:style-name="T3"> <text:line-break/><text:line-break/></text:span>許：還有，妳們的王端仁局長<text:span text:style-name="T3">(</text:span>明顯牽涉慶富弊案的那位高雄市海洋局局長<text:span text:style-name="T3">)</text:span>，這幾天竟然無保釋回，甚至據說很可能會沒事脫身，我還是給妳們恭喜啦。<text:span text:style-name="T3"> <text:line-break/><text:line-break/></text:span>許：如果時間可以倒流，如果真相可以還原，如果黃俊英不是輸妳這一千多票，如果沒有這個什麼賄選抹黑事件，如果高雄市長是黃俊英擔任，高雄會變成現在這副德性嗎？情何以堪！我絕對沒有冤枉妳，<text:span text:style-name="T3">(</text:span>這都是有證據的<text:span text:style-name="T3">)</text:span>，如果是黃俊英當市長，高雄市會這麼悽慘嗎？<text:span text:style-name="T3"> <text:line-break/><text:line-break/></text:span>許：妳這個市長，整天就只是想著拼選舉，究竟有沒有哪一天妳沒有在搞選舉？妳曾經在乎過老百姓的死活嗎？高雄有三高：高犯罪，高失業，高負債，勇奪全國三高王。陳菊主政下的行政團隊，貪污比例是全國第一名。這些事實我都沒有冤枉妳。根據<text:span text:style-name="T3">2010</text:span>年<text:span text:style-name="T3">12</text:span>月<text:span text:style-name="T3">25</text:span>日司法院裁判司系統的資料所顯示，高雄市政府涉嫌貪腐的案件，一共有<text:span text:style-name="T3">131</text:span>人，這幾年才發生的都還沒列入統計，而妳卻四處吹牛，自我誇耀清廉。<text:span text:style-name="T3"> <text:line-break/><text:line-break/></text:span>許：人家說，高雄現在窮得只能看得見花媽<text:span text:style-name="T3"><text:s/>(</text:span>指陳菊的照片四處都是<text:span text:style-name="T3">)</text:span>，其實還有啦，還有兩個，一個是劉世芳，一個叫陳其邁<text:span text:style-name="T3"><text:s/>(</text:span>民進黨大貪官陳哲男的兒子，現任立委<text:span text:style-name="T3">)</text:span>。整個高雄市到處就只能看見你們這三個人。晚上的高雄，你想在街上看見個人影都很難<text:span text:style-name="T3"><text:s/>(</text:span>意即市政蕭條，民生凋敝<text:span text:style-name="T3">)</text:span>。如果時光可以倒流，如果沒有妳搞的這種骯髒選舉步數，如果是黃俊英當市長，他會跟妳一樣整天只知道拼選舉嗎？一個這麼老實、人格健全的人，卻被妳們用這樣一種齷齪骯髒的步數給他抹黑，一頂賄選的大帽子就硬是給他戴上去。<text:span text:style-name="T3"> <text:line-break/><text:line-break/></text:span>許：妳知道黃俊英校長有多高貴嗎？當他在競選高雄市長時，某個企業拿出六千萬給他，要讓他花用，前後派人來遊說黃校長六、七次，說這六千萬要給他當做競選經費，他卻拒絕了，不要就是不要，然後卻叫太太拿自己的房子去抵押貸款，借了一千八百萬來參選。一個人格如此高尚的人，妳們卻無中生有硬是抹黑他，讓他從此變得很消沉，很想不開，最後含冤抑鬱而死。<text:span text:style-name="T3"> <text:line-break/><text:line-break/></text:span>許：對啦，現在已經是妳們的天下了。但是，人力做不到的事，老天爺還是會有辦法的。<text:span text:style-name="T3">(</text:span>亦即別太囂張、是非善惡會有報之意<text:span text:style-name="T3">) <text:line-break/><text:line-break/></text:span>許：陳菊，妳在怕什麼？<text:span text:style-name="T3">(</text:span>現在換另一個話題，改談上述牽涉數百億的慶富案<text:span text:style-name="T3">) </text:span>陳菊，妳和妳的行政團隊涉入慶富詐貸案到底有多深，妳有必要向市民說清楚，講明白！妳對媒體說，妳跟<text:span text:style-name="T3">(</text:span>該弊案主角<text:span text:style-name="T3">) </text:span>陳慶男不是很熟。我跟妳說，凡走過必留下痕跡。如果妳跟陳慶男沒有很熟，那我問妳，妳看<text:span text:style-name="T3"><text:s/>(</text:span>照片<text:span text:style-name="T3">)</text:span>，人家陳慶男整個家族在拍全家照，妳陳菊竟然也在全家照裏面，憑什麼？這樣叫做不是很熟？<text:span text:style-name="T3"> <text:line-break/><text:line-break/></text:span>許：還有，劉世芳也一樣，妳看<text:span text:style-name="T3">(</text:span>照片<text:span text:style-name="T3">)</text:span>，劉世芳跑到慶富大樓參加淡江校友會，跟誰在一起？陳慶男的太太吳昭霞和兒子陳偉志。我覺得很奇怪，跟陳慶男他們熟識又如何？有什麼好隱瞞？有什麼見不得人？一個市長和當地的企業家熟識，這有什麼見不得人？這只是天經地義的事啊，妳是在逃避什麼？這幾天妳甚至還四處在媒體放話說誰敢質疑或影射<text:span text:style-name="T3"><text:s/>(</text:span>妳和陳慶男的關係<text:span text:style-name="T3">)</text:span>，妳就恐嚇揚言要提告。<text:span text:style-name="T3"> <text:line-break/><text:line-break/></text:span>許：妳看，這是壹周刊，這是昨天最熱賣的雜誌，寫著陳菊<text:span text:style-name="T3"><text:s/>"</text:span>剉咧等<text:span text:style-name="T3">" (</text:span>嚇得要命之意<text:span text:style-name="T3">)</text:span>，大家搶著買來看<text:span text:style-name="T3"><text:s/>(</text:span>雜誌封面寫著慶富丟錄音炸彈反撲<text:span text:style-name="T3">)</text:span>。雜誌這樣寫妳，妳怎麼不提出告訴？妳以為妳嚇阻得了誰啊？妳一再說妳和陳慶富不是很熟，但事實證明妳們關係很深，妳到底在怕什麼？<text:span text:style-name="T3"> <text:line-break/><text:line-break/></text:span>許：這捲錄音帶曝光之後，我們國民黨議員就說，想要邀請涉案的高雄銀行及高雄市政府海洋局技正、科長及祕書來議會說明，妳們民進黨卻千方百計拼命阻擋，千擋萬擋，妳們到底是在怕什麼？我們想請他們來議會做專案報告，這只是天經地義的作法，妳們卻府會聯手，憑著妳們議員人數多，強力阻擋，連這樣的例行性作法，竟然也要透過多數暴力進行表決來阻擋。<text:span text:style-name="T3"> <text:line-break/><text:line-break/></text:span>許：當全省人民對於高雄市政府涉案，紛紛提出質疑時，我們想請幾位當事人前來議會進行專案報告，如此天經地義的事，妳們竟然也要透過強力表決來阻擋！這不是正好可以給妳們機會公開說明，好為自己洗刷清白嗎？如果妳們真的沒有幹壞事，那就公開來議會說明，向老百姓講清楚，這樣有什麼不好？陳菊，妳到底是在怕什麼？連這樣簡單的議案，竟然也要搞成政黨對決來表決阻擋，強行阻止。當然啦，妳們人多，不管怎麼表決都會贏，就算表決一萬個案子也會全贏，<text:span text:style-name="T3">(</text:span>妳們很有勢力<text:span text:style-name="T3">)</text:span>，我跟妳們恭喜啦，但是，陳菊，妳在怕什麼？我真的不知道妳在怕什麼？<text:span text:style-name="T3"> <text:line-break/><text:line-break/></text:span>許：<text:span text:style-name="T3">(</text:span>換另一話題<text:span text:style-name="T3">) </text:span>高雄負債全台灣省第一名，這是祕密嗎？這只是人盡皆知的事實。柯文哲無心之下把它說出來，妳們就馬上好像要把人家掐死那樣，哪有人這麼囂張的？高雄市政府的負債全國最高，柯文哲有說錯嗎？<text:span text:style-name="T3"> <text:line-break/><text:line-break/></text:span>許：陳菊是神聖的，不容許批評的，凡是批評者，或是支持她的政敵者，即使只是民間人士，也一樣會被高雄市府團隊全力追殺，絕不手軟，這是陳菊的一貫作法。我這隻嘴是不是也該閉上？千萬不要得罪妳，還是我應該跟妳們一樣，學習當一隻老鼠？還是當一隻蟑螂？或是應該對妳搖尾巴？比較安全。<text:span text:style-name="T3"> <text:line-break/><text:line-break/></text:span>許：陳菊是神聖的，不可侵犯的，人家柯文哲講出<text:span text:style-name="T3"><text:s/>"</text:span>高雄負債全國最多<text:span text:style-name="T3">" </text:span>的事實，根本沒有半點惡意，但卻不小心踩到妳的痛腳。妳們真是鴨霸囂張得十分惡形惡狀。高雄的百姓說<text:span text:style-name="T3"><text:s/>"</text:span>我們生活得很痛苦<text:span text:style-name="T3">"</text:span>，妳有聽見嗎？陳大市長，請問妳會在乎老百姓有沒有飯吃嗎？妳只關心妳的劉世芳有沒有辦法接妳的位子。<text:span text:style-name="T3"> <text:line-break/><text:line-break/></text:span>許：市長，來，請妳起立。義大世界開發案，高雄市府行政訴訟敗訴，義大世界因此申請國賠<text:span text:style-name="T3">258</text:span>億，這案子的是非對錯細節我先不談，因為這方面的問題報紙都有報導。我只是想問妳，如果真的判決出爐，高雄市政府必須賠償<text:span text:style-name="T3">258</text:span>億，到時候妳可能已經不在市長的位子上了，請問市長，妳做何打算？<text:span text:style-name="T3"> <text:line-break/><text:line-break/></text:span>陳：當然，申請國賠是每個市民的權利，相關法律過程非常嚴謹，是不是要賠<text:span text:style-name="T3">258</text:span>億，並不是義大世界提出就要賠這麼多。<text:span text:style-name="T3"> <text:line-break/><text:line-break/></text:span>許：這個我當然知道啦，這誰不知道呢？我是說，如果真的判決要賠<text:span text:style-name="T3">258</text:span>億怎麼辦？問題就出在妳把行政權無限擴大，人家義大世界合法申請執照，總共有三十幾個項目，妳卻僅僅因為其中一項工程的容積率超過規定，然後就把其它三十幾項工程全面禁止，於是人家就提出行政訴訟，最高行政法院也判決了，判決義大世界勝訴。那麼，這<text:span text:style-name="T3">258</text:span>億賠償金，請問以後怎麼支付？<text:span text:style-name="T3"> <text:line-break/><text:line-break/></text:span>許：外面大家都在說，義大世界的林義守當年押錯寶啦，竟然支持楊秋興選市長，而不是支持妳，所以妳就殺雞儆猴，秋後算帳。可是，人家義大可是合法申請，合法取得施工執照，妳憑什麼全面禁止施工？可以這樣做事情嗎？市民朋友你們聽清楚，這就是你們偉大的市長，全民愛戴的陳菊市長。<text:span text:style-name="T3"> <text:line-break/><text:line-break/></text:span>許：<text:span text:style-name="T3">(</text:span>這個國賠<text:span text:style-name="T3">) </text:span>妳說妳會承擔，請問妳怎麼承擔？用嘴巴承擔嗎？這可是<text:span text:style-name="T3">258</text:span>億<text:span text:style-name="T3">7</text:span>千<text:span text:style-name="T3">7 </text:span>百多萬耶，不管到最後要賠人家多少，全是國庫的損失，全民必須負擔這些錢。妳用嘴承擔嗎？妳要不要把妳的財產拿出來承擔？這才是承擔。</text:p>
      <text:p text:style-name="P4"/>
      <text:p text:style-name="P1"><text:span text:style-name="T1">陳真</text:span><text:s/>  |  2017.12.25 00:39   |   <text:a xlink:type="simple" xlink:href="http://palinfo.habago.org/Entry?Command=Information_PrintForum&amp;iPage=107#FORUM36359"><text:span text:style-name="T2">#</text:span></text:a></text:p>
      <text:p text:style-name="P3">我已提出申請加入創立於<text:span text:style-name="T3">1988</text:span>年、由陳映真擔任創盟主席的中國統一聯盟。<text:span text:style-name="T3"> <text:line-break/><text:line-break/></text:span>近期有個活動<text:span text:style-name="T3">(</text:span>台胞青年冬令營<text:span text:style-name="T3">)</text:span>，請見：<text:span text:style-name="T3"> <text:line-break/><text:line-break/>https://goo.gl/WSgx91 </text:span></text:p>
      <text:p text:style-name="P1"><text:span text:style-name="T1">陳真</text:span><text:s/>  |  2017.12.24 02:05   |   <text:a xlink:type="simple" xlink:href="http://palinfo.habago.org/Entry?Command=Information_PrintForum&amp;iPage=107#FORUM36358"><text:span text:style-name="T2">#</text:span></text:a></text:p>
      <text:p text:style-name="P2">一封信：<text:span text:style-name="T3"> <text:line-break/><text:line-break/></text:span>長年以來，不管是在生活中或工作上，我一直盡力跟周遭朋友、同事、同學或任何人，維持一種<text:span text:style-name="T3"><text:s/>"</text:span>去政治化<text:span text:style-name="T3">" </text:span>的作法與人際關係；只要一聽到人們談政治，我就馬上插話，趕緊談天氣，岔開話題。因此，即便再熟稔的同事、同學或左鄰右舍等等等，人們其實完全都不知道我的<text:span text:style-name="T3"><text:s/>"</text:span>真面目<text:span text:style-name="T3">"</text:span>，對於我過去幾十年至今的各種<text:span text:style-name="T3"><text:s/>"</text:span>敗行劣跡<text:span text:style-name="T3">" </text:span>更是一無所知。<text:span text:style-name="T3"> <text:line-break/><text:line-break/></text:span>不過，在這綠油油的時代，似乎很難<text:span text:style-name="T3"><text:s/>"</text:span>去政治<text:span text:style-name="T3">"</text:span>，因為任何一種顏色，當它成為一種絕對主流時，你很難再偽裝下去。這就好像古時候教官常常會問全班<text:span text:style-name="T3"><text:s/>"</text:span>不願意加入國民黨的同學請舉手<text:span text:style-name="T3">"</text:span>，這時候，你被迫就得做出選擇與表態了。我的感覺也一樣，這年頭綠得太離譜太囂張了，我似乎被迫得公開表明我跟這樣一個綠油油時代的距離與強烈反感。<text:span text:style-name="T3"> <text:line-break/><text:line-break/></text:span>我最近也在我的<text:span text:style-name="T3"><text:s/>Line</text:span>的<text:span text:style-name="T3"><text:s/>"</text:span>狀態<text:span text:style-name="T3">" </text:span>上寫了一句<text:span text:style-name="T3"><text:s/>"</text:span>期盼兩岸早日統一<text:span text:style-name="T3">"</text:span>，結果，平常那些有事沒事常會寫信或轉寄些有的沒的的朋友或同事們，這下一個個突然全都噤聲了，無語了，或感覺態度上變得怪怪的，或是以為我是在耍幽默而非當真。<text:span text:style-name="T3"> <text:line-break/><text:line-break/></text:span>不過，新黨就一個鼻屎大，而我又是無名小卒，入黨只是對自己的一個良心交待，對於眾人而言，沒有意義。對於知心者，我之告知此事，其實就像分享一種個人喜訊，別無它意。<text:span text:style-name="T3"> <text:line-break/><text:line-break/></text:span>祝新年如意。<text:span text:style-name="T3"> <text:line-break/><text:line-break/></text:span>陳真<text:span text:style-name="T3"><text:s/>2017. 12. 24.</text:span></text:p>
      <text:p text:style-name="P1"><text:span text:style-name="T1">陳真</text:span><text:s/>  |  2017.12.24 01:23   |   <text:a xlink:type="simple" xlink:href="http://palinfo.habago.org/Entry?Command=Information_PrintForum&amp;iPage=107#FORUM36357"><text:span text:style-name="T2">#</text:span></text:a></text:p>
      <text:p text:style-name="P3">公投法禁止針對領土與國號進行變更，也就是說，統獨公投是不允許的。這樣一種限制，林義雄居然能接受，我實在很不解。以他對於其所謂<text:span text:style-name="T3"><text:s/>"</text:span>民主<text:span text:style-name="T3">" </text:span>的信仰，根本不應該對議題設限。<text:span text:style-name="T3"> <text:line-break/><text:line-break/></text:span>統獨這個假議題折磨台灣半個多世紀。在過去，誰敢拆穿國王的新衣說<text:span text:style-name="T3"><text:s/>"</text:span>反攻大陸消滅共匪<text:span text:style-name="T3">" </text:span>根本辦不到，就得人頭落地或關入黑牢，家破人亡。緊接著就換了口號，不反攻大陸了，改成<text:span text:style-name="T3"><text:s/>"</text:span>三民主義統一中國<text:span text:style-name="T3">"</text:span>，類似的標語貼得大街小巷到處都是，就連一般標準信封上兩側都常會印著<text:span text:style-name="T3"><text:s/>"</text:span>三民主義統一中國<text:span text:style-name="T3">" </text:span>的字樣。但是，如何個統一法呢？消滅共產主義嗎？怎麼個消滅法呢？事實上還是一句空話。<text:span text:style-name="T3"> <text:line-break/><text:line-break/></text:span>緊接著貪污老賊李登輝上台掌權，<text:span text:style-name="T3">"</text:span>三民主義統一中國<text:span text:style-name="T3">" </text:span>很快就消失了，改成各種本土口號與教材竄改，在美、日扶持下，台獨勢力迅速壯大，不過，依然還是一種騙術，騙取選票的手段，藉以進行市場切割，區分敵我，把國民黨及外省人打成<text:span text:style-name="T3"><text:s/>"</text:span>中國人<text:span text:style-name="T3">" (</text:span>敵人的代名詞<text:span text:style-name="T3">) </text:span>或<text:span text:style-name="T3"><text:s/>"</text:span>中共同路人<text:span text:style-name="T3">"</text:span>，剩下的就全部是<text:span text:style-name="T3"><text:s/>"</text:span>我們台灣人<text:span text:style-name="T3">" </text:span>的票了。這下子選舉穩贏的。<text:span text:style-name="T3"> <text:line-break/><text:line-break/></text:span>如此又騙了二十幾年。可是，如果連反攻大陸消滅共匪都辦不到，究竟是憑什麼台獨建國？而且，事實上就連人渣黨上上下下及其一大票走狗幫凶，也幾乎找不到一個真正的台獨人士，全是拿它來騙選票或藉以表忠貞，藉著挑撥族群仇恨，擴張一己勢力，謀取私人利益與權力。但是，整個台灣社會幾十年來，卻因為這樣一種假議題之反覆操弄而搞得一團亂；當世界突飛猛進時，我們卻高速墜落。不管如何改朝換代，獲取暴利與權力的永遠是那極少數政治人渣與無恥文人及大財團，而絕大多數人及下一代的生存福祉，卻成為這套謊言操弄的祭品。<text:span text:style-name="T3"> <text:line-break/><text:line-break/></text:span>因此，在我看來，統獨這事應該做個了結，看是要獨還是要統，大家說實話，別再騙了，騙太久了，整天搞什麼正名，<text:span text:style-name="T3">"</text:span>中<text:span text:style-name="T3">" </text:span>字不行，<text:span text:style-name="T3">"</text:span>華<text:span text:style-name="T3">" </text:span>字也不行，或是整天砍蔣公的頭，煩不煩啊？難道要這樣一直騙下去？繼續再騙個幾十年幾百年？我們能有幾條命這樣耗？什麼正事都不用做，就每天搞一些什麼<text:span text:style-name="T3"><text:s/>"</text:span>反華仇中<text:span text:style-name="T3">" </text:span>的無聊低級政治把戲，究竟是要把台灣折磨成什麼樣子，然後這事才要攤牌，做個了結？<text:span text:style-name="T3"> <text:line-break/><text:line-break/>1986</text:span>年，民進黨成立後不久，因為身處黨內，看得特別清楚，我很快就發現它其實就是一個<text:span text:style-name="T3"><text:s/>"</text:span>小國民黨<text:span text:style-name="T3">"</text:span>，擁有國民黨的各種腐敗成份、習性與作法。特別大約是從<text:span text:style-name="T3">1996</text:span>年起<text:span text:style-name="T3"><text:s/>(</text:span>我在<text:span text:style-name="T3">1994</text:span>年正式退黨，但從<text:span text:style-name="T3">1990</text:span>就不曾再走進黨部<text:span text:style-name="T3">)</text:span>，貪污老賊李登輝開始與民進黨眉來眼去，進而成為它的精神領袖之後，過去國民黨的整個黑金體質竟然瞬間移植到民進黨血液中，成為一個不折不扣的人渣黨，憑著其青出於藍、完全不擇手段的種種腐敗貪污與抹黑造謠奧步不斷的卑劣行徑，把馬英九主政下逐漸改邪歸正的國民黨打得潰不成軍。<text:span text:style-name="T3"> <text:line-break/><text:line-break/></text:span>現在換吳敦義上台當黨主席，國民黨似乎又慢慢恢復老樣子，一些無恥政客似乎又逐漸攬權，並且也開始學起民進黨來，成為一個<text:span text:style-name="T3"><text:s/>"</text:span>小民進黨<text:span text:style-name="T3">"</text:span>，能騙則騙，能瞎掰就瞎掰，見人說人話，見鬼說鬼話，上教堂就喊耶穌，進了廟裏就說和尚的話，反正選票能騙到手最重要，一切都只是選舉手段，滿腦子全是選票。<text:span text:style-name="T3"> <text:line-break/><text:line-break/></text:span>為了打破這樣一種騙術，希望能有個政黨<text:span text:style-name="T3"><text:s/>(</text:span>例如新黨<text:span text:style-name="T3">) </text:span>或其周邊團體，出來推動公投法的修改；然後以比方說兩年的時間，讓人們去思考島嶼的前途；並由統獨雙方各自去宣傳與運作，透過辯論，深化思考，進而把統獨公投推向檯面，進行投票，看是要統或獨，大家摸著良心說話，腦袋想清楚再去投票，把這個已經長達半個多世紀的紛爭與詐騙，攤到陽光下做個了結，並集體承擔可能發生的各種後果；讓歷史與社會進展好歹往前走一步，而不是永遠搞同一齣戲，你騙我騙大家騙，騙得暴利，騙得權力，騙得幾輩子的橫財，卻苦了一整個島上的人們以及長長遠遠的下一代。<text:span text:style-name="T3"> <text:line-break/><text:line-break/><text:line-break/></text:span>陳真<text:span text:style-name="T3">2017. 12. 24. <text:line-break/><text:line-break/><text:line-break/>==================== <text:line-break/></text:span>談兩岸交流<text:span text:style-name="T3"><text:s/></text:span>吳敦義遭黨員嗆聲「不和平統一、不支持你」<text:span text:style-name="T3"> <text:line-break/><text:line-break/></text:span>風傳媒<text:span text:style-name="T3"><text:s/><text:line-break/><text:line-break/></text:span>周怡孜<text:span text:style-name="T3"> <text:line-break/><text:line-break/>2017</text:span>年<text:span text:style-name="T3">12</text:span>月<text:span text:style-name="T3">23</text:span>日<text:span text:style-name="T3"> <text:line-break/><text:line-break/></text:span>國民黨主席吳敦義今（<text:span text:style-name="T3">23</text:span>）日出席「新台灣之子歲末迎新大聯誼」活動，呼籲兩岸恢復和平交流，並盼新住民入黨。但孰料，卻遭台下一名黨員嗆聲「你不和平統一我們不支持你」，吳也當場不滿回應「什麼時候和平統一，你不要提這個事」，最後該名黨員遭維安人員架離現場。<text:span text:style-name="T3"> <text:line-break/><text:line-break/></text:span>這名嗆聲黨員自稱今年<text:span text:style-name="T3">71</text:span>歲，空軍退伍，自高中時就加入國民黨，黨齡超過<text:span text:style-name="T3">50</text:span>年。在吳敦義致詞時提到，為讓兩岸恢復馬政府時代的頻繁交流，自己多度到寺廟裡，虔誠祈求兩岸和平發展，盼雙方以《禮記》禮運大同篇作為交流精神。但這番話，卻當場被吐槽「講那麼多，還是沒有和平統一」、「你不和平統一我們不支持你」。<text:span text:style-name="T3"> <text:line-break/><text:line-break/></text:span>吳敦義也不甘示弱回應，「喂！什麼時候和平統一，你不要提這個事我跟你講，那是自然的，你了解這個意思嗎？」但嗆聲的黨員仍不斷高喊「要和平統一」，並一度欲衝上台前，與現場維安人員發生衝突，最後被架離出場。<text:span text:style-name="T3"> <text:line-break/><text:line-break/></text:span>吳敦義會後受訪表示，這就和以前講「三民主義統一中國」一樣，只要現在兩岸和平穩定發展，並實現《禮記》禮運大同篇的精神，那兩岸未來的可能性就會無限寬廣，「不必在這個時候講和平統一」，也許在幾十年、百年後就會水到渠成，「這個時候講和平統一時機也不成熟」。<text:span text:style-name="T3"> <text:line-break/><text:line-break/>================ <text:line-break/></text:span>吳敦義：獨立就會相殺也沒多少票<text:span text:style-name="T3"><text:s/></text:span>很夭壽<text:span text:style-name="T3"> <text:line-break/><text:line-break/>2017</text:span>年<text:span text:style-name="T3">12</text:span>月<text:span text:style-name="T3">21</text:span>日<text:span text:style-name="T3"> <text:line-break/><text:line-break/></text:span>中時電子報<text:span text:style-name="T3"><text:s/></text:span>陳怡文<text:span text:style-name="T3"> <text:line-break/><text:line-break/></text:span>國民黨主席吳敦義接受採訪時表示「現在主張統，誰要投票給你！」並直言「主張獨立很夭壽」，且獨立就會相殺，也沒多少票。<text:span text:style-name="T3"> <text:line-break/><text:line-break/></text:span>根據《中評社》報導，吳敦義表示若一個黨純淨度百分之百，那一定是小黨，存在不了就掛了，急統一定很小，急獨黨大概也沒多少票，所以蔡英文女士也不會隨便講。<text:span text:style-name="T3"> <text:line-break/><text:line-break/></text:span>而「一中各表」是最安全的，「也沒叫你們不要表，你表你的、我表我的。」另外，吳稱每次拜神，都祈求台灣風調雨順、兩岸和平發展。</text:p>
      <text:p text:style-name="P1"><text:span text:style-name="T1">陳真</text:span><text:s/>  |  2017.12.23 22:25   |   <text:a xlink:type="simple" xlink:href="http://palinfo.habago.org/Entry?Command=Information_PrintForum&amp;iPage=107#FORUM36356"><text:span text:style-name="T2">#</text:span></text:a></text:p>
      <text:p text:style-name="P2">可恥文人充斥台灣，但要找到像這位<text:span text:style-name="T3"><text:s/>"</text:span>國民黨前發言人<text:span text:style-name="T3">" </text:span>楊先生這樣一種可恥程度的文人，應該很不容易。可恥到不可思議的程度。<text:span text:style-name="T3"> <text:line-break/><text:line-break/></text:span>曾通過信，但找不到地址了，看誰能幫我把這些話直接寄給當事人。我真後悔曾經有一天還主動跟他握手。下回萬一又碰上，希望離我遠一點。<text:span text:style-name="T3"> <text:line-break/><text:line-break/></text:span>陳真<text:span text:style-name="T3">2017. 12. 23. <text:line-break/><text:line-break/>==================== <text:line-break/></text:span>國台辦譴責王炳忠案　楊偉中分析幕後藏<text:span text:style-name="T3">5</text:span>大陰謀<text:span text:style-name="T3"> <text:line-break/><text:line-break/>2017/12/21 <text:line-break/><text:line-break/></text:span>三立新聞網<text:span text:style-name="T3"> <text:line-break/></text:span>政治中心／綜合報導<text:span text:style-name="T3"> <text:line-break/><text:line-break/></text:span>新黨青年軍王炳忠、侯漢廷、林明正及陳斯俊<text:span text:style-name="T3">4</text:span>人疑涉《國家安全法》遭搜索約談，中國國台辦發言人安峰山譴責台灣打壓主張兩岸和平統一的人士，不少中國媒體也紛紛發表評論砲打王炳忠案。不當黨產會委員楊偉中今（<text:span text:style-name="T3">21</text:span>）日在三立《新台灣加油》分析，陸方正藉由王炳忠案，對台灣做出<text:span text:style-name="T3">5</text:span>個動作。<text:span text:style-name="T3"> <text:line-break/><text:line-break/></text:span>楊偉中在《新台灣加油》指出，安峰山發出譴責聲明，顯示陸方正對台灣做出<text:span text:style-name="T3">5</text:span>個動作，第一是「政治宣示」，陸方意在傳達「這些人是我的人、是我罩的人，你現在打他，我一定嚴厲譴責」的訊息；第二是「號召」，陸方企圖號召各界跳出來，針對王炳忠案講講話，後來果然有陸媒集結學者、國民黨或泛藍黨政治人物等各方人馬，發表多篇評論譴責台灣；第三是「檢查」，陸方已點名國民黨對此事抨擊不夠強烈，後來國民黨果真提高此事的批評力度，例如前總統馬英九就批評民進黨「法西斯再現」。<text:span text:style-name="T3"> <text:line-break/><text:line-break/></text:span>楊偉中又說，第四是「施壓」，王炳忠<text:span text:style-name="T3">4</text:span>人被放出來，代表中國施壓有奏效；第五點則是「報復」，陸方恐因為王炳忠案對台商、台生進行報復手段，他還呼籲大家「危邦不入」，暫且別去中國港澳地區。</text:p>
      <text:p text:style-name="P1"><text:span text:style-name="T1">陳真</text:span><text:s/>  |  2017.12.23 21:30   |   <text:a xlink:type="simple" xlink:href="http://palinfo.habago.org/Entry?Command=Information_PrintForum&amp;iPage=107#FORUM36355"><text:span text:style-name="T2">#</text:span></text:a></text:p>
      <text:p text:style-name="P3">聯國角力<text:span text:style-name="T3"><text:s/></text:span>陸成主流<text:span text:style-name="T3"><text:s/></text:span>美挫敗<text:span text:style-name="T3"> <text:line-break/><text:line-break/></text:span>記者劉永祥╱綜合報導<text:span text:style-name="T3"> <text:line-break/><text:line-break/>2017</text:span>年<text:span text:style-name="T3">12</text:span>月<text:span text:style-name="T3">23</text:span>日<text:span text:style-name="T3"> <text:line-break/><text:line-break/></text:span>旺報【記者劉永祥╱綜合報導】<text:span text:style-name="T3"> <text:line-break/><text:line-break/></text:span>川普政府改變華府多年政策，宣布承認耶路撒冷為以色列首都，並將把大使館遷至耶城，引來全球反對聲浪。聯合國大會美東時間<text:span text:style-name="T3">21</text:span>日以壓倒性多數通過決議案，拒絕接受這項決定。美國面臨外交挫敗之際，中國表態支持以東耶路撒冷為巴勒斯坦首都的和平方案，成為國際主流的一方。<text:span text:style-name="T3"> <text:line-break/><text:line-break/></text:span>大陸官媒《環球時報》發表社評強調，華府應從此次聯大投票得到啟示，美國並非無所不能，更非普世價值的代表。美國存在一些重要的缺陷和侷限，它以往的趾高氣昂並未得到紮實的實力及道義支撐；「如果華盛頓還未悟透這一點的話，那麼我們想告訴它，全世界已經把這一點看得很清楚了。」<text:span text:style-name="T3"> <text:line-break/><text:line-break/></text:span>台<text:span text:style-name="T3">5</text:span>友邦助美<text:span text:style-name="T3"> <text:line-break/><text:line-break/></text:span>聯大決議案重申耶路撒冷作為一座聖城的特殊地位，其最終地位歸屬有待未來通過以巴和談解決。決議案還表示，「任何意在改變聖城耶路撒冷的地位、狀況或者人口構成的決定和行動都沒有法律效力，是無效的，必須被廢止。」<text:span text:style-name="T3"> <text:line-break/><text:line-break/></text:span>日前，美國駐聯合國大使海莉就對一些國家發出威脅，警告將會記下它們如何投票，並向川普總統報告。美國副助理國務卿蘭德金也在投票前稱，可能對投票反對美國的國家削減援助不是「空洞的威脅」。<text:span text:style-name="T3"> <text:line-break/><text:line-break/></text:span>美國的威脅沒有發揮多大效果，參加投票的<text:span text:style-name="T3">172</text:span>個聯合國會員國，<text:span text:style-name="T3">128</text:span>國贊成票，<text:span text:style-name="T3">9</text:span>國反對，<text:span text:style-name="T3">35</text:span>國棄權，連美國傳統盟國日本都表態贊成。與美國及以色列一起投票反對的<text:span text:style-name="T3">7</text:span>國中，有<text:span text:style-name="T3">5</text:span>個是台灣邦交國（瓜地馬拉、宏都拉斯、馬紹爾群島、諾魯、帛琉）。<text:span text:style-name="T3"> <text:line-break/><text:line-break/></text:span>深感美國遭羞辱的海莉強調，「美國將記住今天，聯合國大會選擇對我們作為一個主權國家行使自己權利的行動進行攻擊」。</text:p>
      <text:p text:style-name="P1"><text:span text:style-name="T1">陳真</text:span><text:s/>  |  2017.12.23 03:08   |   <text:a xlink:type="simple" xlink:href="http://palinfo.habago.org/Entry?Command=Information_PrintForum&amp;iPage=107#FORUM36354"><text:span text:style-name="T2">#</text:span></text:a></text:p>
      <text:p text:style-name="P2">在專賣老電影的網站上：<text:span text:style-name="T3">https://goo.gl/nbkhhN <text:line-break/><text:line-break/></text:span>看到底下一段關於大衛林奇的<text:span text:style-name="T3"><text:s/>"</text:span>雙峰：與火同行<text:span text:style-name="T3">" (Twin Peaks: Fire Walk with Me)</text:span>的簡介：<text:span text:style-name="T3"> <text:line-break/><text:line-break/>Nightmarish in its vision of an innocent torn apart by unfathomable forces, Twin Peaks: Fire Walk with Me is nevertheless one of Lynch’s most humane films, aching with compassion for its tortured heroine—a character as enthralling in life as she was in death. <text:line-break/><text:line-break/>"</text:span>這電影講述一個純真少女，被一股不可解的力量撕成粉碎的恐怖噩夢，<text:span text:style-name="T3">"</text:span>雙峰：與火同行<text:span text:style-name="T3">" </text:span>無疑仍是大衛林奇最具人道情懷的電影之一，對於一位飽受折磨的女英雄滿懷出於憐憫的痛苦<text:span text:style-name="T3">--</text:span>這樣一個角色，無論生前死後，都如此迷人。<text:span text:style-name="T3">" <text:line-break/><text:line-break/></text:span>這是<text:span text:style-name="T3">25</text:span>年前的電影了，但我卻直到昨天晚上才第一次看，在高雄圖書館，極大震撼；世上應該沒有一部電影能比它更讓我感動了。也許是因為某種宿命般難言的個人痛苦與絕望，我從小就特別喜歡安魂曲<text:span text:style-name="T3"><text:s/>(</text:span>特別是莫扎特和<text:span text:style-name="T3"><text:s/>Luigi Cherubini )</text:span>，朗朗上口，耳熟能詳，聽了不知道幾百萬遍。但是，直到昨天夜裏看完這電影後，我似乎才真正體會到什麼是安魂曲，更彷彿明白了為什麼我們需要神明；若非你我生命中潛藏著某種無法言喻的巨痛，安魂曲也就根本不需要存在了，就連上帝或天使都是多餘的。這樣一種領悟，對我究竟是好或壞，說不清，也講不明，也許這可以算是我個人生命與情感乃至思想上的一個重大里程碑了。</text:p>
      <text:p text:style-name="P1"><text:span text:style-name="T1">陳真</text:span><text:s/>  |  2017.12.22 19:57   |   <text:a xlink:type="simple" xlink:href="http://palinfo.habago.org/Entry?Command=Information_PrintForum&amp;iPage=107#FORUM36353"><text:span text:style-name="T2">#</text:span></text:a></text:p>
      <text:p text:style-name="P3">人渣政權底下，不但有一堆狗官，而且還開法院，掛綠旗，養了一堆憑顏色辦案的法律走狗，用各種私下放話、媒體造謠的手段來<text:span text:style-name="T3"><text:s/>"</text:span>辦案<text:span text:style-name="T3">"</text:span>，抓人取供，斷章取義，無限引申，誘導入罪，能凹得過就硬凹，就算凹不過又怎樣？他根本不怕你，因為法院是他家開的。<text:span text:style-name="T3"> <text:line-break/><text:line-break/></text:span>現在連大學社團有個<text:span text:style-name="T3"><text:s/>"</text:span>中華<text:span text:style-name="T3">" </text:span>字樣都算是匪諜組織了，因為它們涉嫌<text:span text:style-name="T3"><text:s/>"</text:span>用論壇、寫稿的方式，去擴展跟中國共產黨政治思想一致的組織<text:span text:style-name="T3">"</text:span>。按照這個定義，巴勒網肯定就是匪諜的在台主要活動基地，首謀當然就是我，雖然和共黨政治思想沒有完全<text:span text:style-name="T3"><text:s/>"</text:span>一致<text:span text:style-name="T3">"</text:span>，但是彼此想法差不多，八九不離十。<text:span text:style-name="T3"> <text:line-break/><text:line-break/></text:span>加入新黨之前，我本來是想要加入中國共產黨，上網查了一下條文，發現台灣人除非取得大陸籍，否則不可能入黨。人渣黨裏頭一些人渣中的人渣，前陣子不是提案要求立法：凡是加入共青團或共產黨者處死刑。裝模作樣講一堆廢話騙選票，因為台南市長選舉又快到了。<text:span text:style-name="T3"> <text:line-break/><text:line-break/></text:span>老實說，我的罪行還不止這些，做為一個宇球人<text:span text:style-name="T3">(</text:span>宇宙的宇，羽毛球的球<text:span text:style-name="T3">)</text:span>，我一直祕密和各個星系的外星人頻頻放送秋波取得連繫，以備萬一宇宙發生大戰時，可以立即組成一支<text:span text:style-name="T3"><text:s/>"</text:span>宇球愛說笑和平部隊<text:span text:style-name="T3">"</text:span>，維護宇宙和平。<text:span text:style-name="T3"> <text:line-break/><text:line-break/></text:span>大陸若真要打台灣，需要找本黨同志王炳忠來訓練秘密武裝部隊？別笑死我了。若要單挑，我看王炳忠體重過重，肯定打不贏我，還成立什麼軍事組織？找誰來參加呢？找瘦巴巴的本黨同志侯漢廷當武裝部隊副隊長嗎？<text:span text:style-name="T3"> <text:line-break/><text:line-break/></text:span>台灣政治，兒戲一場，但兒戲的背後所圖謀的，卻一點也不是兒戲，而是龐大、數以萬億的私人利益與權力，奪取的代價就是這一代人以及下幾代人長遠的生存福祉，成為兒戲政治的犧牲品。這就是台灣所謂民主政治的真相。<text:span text:style-name="T3"> <text:line-break/><text:line-break/></text:span>你看，最近所謂行政院長賴啥小不是宣布說<text:span text:style-name="T3">2040</text:span>年台灣要全面發展電動車嗎？你信嗎？相信的請舉手！有人執政會在一種<text:span text:style-name="T3"><text:s/>"</text:span>零分<text:span text:style-name="T3">" </text:span>的基礎上，一口氣講到二、三十年以後的<text:span text:style-name="T3">100</text:span>分嗎？那我也要對外宣佈，做為永康共和國國王，我決心要在<text:span text:style-name="T3">2046</text:span>年讓永康成為世界第一大城！<text:span text:style-name="T3"> <text:line-break/><text:line-break/></text:span>陳真<text:span text:style-name="T3">2017. 12. 22. <text:line-break/><text:line-break/>============ <text:line-break/><text:line-break/></text:span>王炳忠案驚爆！疑替陸成立類軍事組織<text:span text:style-name="T3"> <text:line-break/><text:line-break/></text:span>三立新聞網<text:span text:style-name="T3"> <text:line-break/><text:line-break/>2017</text:span>年<text:span text:style-name="T3">12</text:span>月<text:span text:style-name="T3">22</text:span>日<text:span text:style-name="T3"> <text:line-break/><text:line-break/></text:span>政治中心／綜合報導<text:span text:style-name="T3"> <text:line-break/><text:line-break/></text:span>王炳忠等人<text:span text:style-name="T3">19</text:span>日因涉國安法遭搜索約談，名嘴周玉蔻昨（<text:span text:style-name="T3">21</text:span>日）在三立政論節目《新台灣加油》中爆料指出，新黨最近成立了一個類似軍事訓練的團隊，目標則是「戰時管用」，而且王炳忠家人的帳戶出現<text:span text:style-name="T3">500</text:span>萬新台幣，兩者是否相關都待調查，但這些情況都顯示，他們疑替共產黨發展組織，已涉違反國安法。<text:span text:style-name="T3"> <text:line-break/><text:line-break/></text:span>周玉蔻指出，由王炳忠擔任理事長的新黨外圍組織「新中華兒女學會」，以及侯漢廷在台大政研所時所成立的「中華復興社」，這些組織的共同的目標都是用論壇、寫稿的方式，去擴展跟中國共產黨政治思想一致的組織。<text:span text:style-name="T3"> <text:line-break/><text:line-break/></text:span>新黨最近更成立了一個類似軍事訓練的團隊，目標則是「戰時管用」，也就是戰爭時可以派上用場的意思，疑替中共成立類軍事訓練團隊。</text:p>
      <text:p text:style-name="P1"><text:span text:style-name="T1">陳真</text:span><text:s/>  |  2017.12.22 19:18   |   <text:a xlink:type="simple" xlink:href="http://palinfo.habago.org/Entry?Command=Information_PrintForum&amp;iPage=107#FORUM36352"><text:span text:style-name="T2">#</text:span></text:a></text:p>
      <text:p text:style-name="P2">人渣黨養了一堆狗官！從中央到地方，這些大官小官<text:span text:style-name="T3">(</text:span>許多我認識<text:span text:style-name="T3">)</text:span>，絕大多數都不是憑著任何一點經驗智慧及能力而當官，而是憑著顏色，憑著派系分贓，憑著政治家族與裙帶關係，憑著一人得道雞犬升天，憑著揣摩上意，憑著一個乖字。<text:span text:style-name="T3"> <text:line-break/><text:line-break/>x</text:span>它媽的什麼國安如果是最高價值，那我們應該向蔣介石叩首致謝其大恩大德才對。過去抓匪諜，而且很多是真正的<text:span text:style-name="T3">spy, </text:span>被說是政治迫害，傷害人權，現在卻無中生有硬要扣帽子，然後說這是<text:span text:style-name="T3"><text:s/>"</text:span>最高價值<text:span text:style-name="T3">"</text:span>。<text:span text:style-name="T3"> <text:line-break/><text:line-break/></text:span>人渣黨就是這樣，你根本不可能去聆聽他說些什麼或主張些什麼，因為毫無意義，全是顛三倒四的胡扯瞎掰造謠抹黑扣帽子。歹徒或騙子的目的就是錢、女人、權勢和地位，除了信仰這幾樣東西，人渣黨其實毫無信仰。如果有人真以為這些人渣真的是什麼台獨份子，那真的是誤會大了，絕無此事。他們現在是美、日的走狗，當然喊反中喊台獨，因為主人要他這麼搞，哪天兩岸統一，你看他們還喊不喊，我保證他們喊祖國萬歲喊得比誰都大聲。<text:span text:style-name="T3"> <text:line-break/><text:line-break/></text:span>所謂統獨，在台灣根本就是個假議題。台灣人就跟世界上幾乎所有人一樣，人們生平所求不過一個溫飽與安居樂業，進而足以發展個人長才，如此而已。<text:span text:style-name="T3"> <text:line-break/><text:line-break/></text:span>統獨雖是假議題，但台灣卻在這個政治操弄的假議題底下虛耗二十年，社會各項發展與文化迅速倒退。我相信，若干年後，台灣會連越南、印尼、柬埔寨或甚至最窮的緬甸都跟不上，但是政客與財團們卻照樣吃得肥滋滋，一般人及下一代卻成為不良政治的祭品。<text:span text:style-name="T3"> <text:line-break/><text:line-break/></text:span>陳真<text:span text:style-name="T3">2017. 12. 22. <text:line-break/><text:line-break/>================== <text:line-break/><text:line-break/></text:span>橘委<text:span text:style-name="T3"><text:s/>: </text:span>王炳忠案未顧人民感受<text:span text:style-name="T3"><text:s/></text:span>葉俊榮：國安是最高價值<text:span text:style-name="T3"> <text:line-break/><text:line-break/>NewTalk </text:span>新頭殼<text:span text:style-name="T3"> <text:line-break/>2017</text:span>年<text:span text:style-name="T3">12</text:span>月<text:span text:style-name="T3">21</text:span>日<text:span text:style-name="T3"><text:s/></text:span>下午<text:span text:style-name="T3">12:23 <text:line-break/><text:line-break/></text:span>對於新黨四名青年軍疑違反國安法，遭搜索與拘提偵訊，內政部長葉俊榮今（<text:span text:style-name="T3">21</text:span>）日表示，自己沒有掌握個案細節，因此不能輕率對此評論，不過任何政府機關存在的目的，最重要是保障民眾權益，「連國家安全都受到威脅，這是不是很重要的國家任務」</text:p>
      <text:p text:style-name="P1"><text:span text:style-name="T1">陳真</text:span><text:s/>  |  2017.12.22 02:21   |   <text:a xlink:type="simple" xlink:href="http://palinfo.habago.org/Entry?Command=Information_PrintForum&amp;iPage=107#FORUM36351"><text:span text:style-name="T2">#</text:span></text:a></text:p>
      <text:p text:style-name="P3">你好，<text:span text:style-name="T3"> <text:line-break/><text:line-break/></text:span>我是從高雄市衛生局局長黃志中那邊才知道這事，但我沒有任何回應。緊接著又收到精神醫學會的信，搬出人道與人權之類的說詞，呼籲醫師連署，指控龍發堂落後、野蠻、骯髒可怕等等。我當然也不可能參與連署，因為若要指控也是應該指控政府才對，怎麼是指控一個收拾爛攤子的龍發堂？它又不是今天才存在，都已經存在幾十年了不是嗎，難道<text:span text:style-name="T3"><text:s/>"</text:span>政府<text:span text:style-name="T3">"</text:span>是今天才存在？還是過去幾十年都在睡覺？<text:span text:style-name="T3"> <text:line-break/><text:line-break/></text:span>再說，一個龍發堂不過才幾百個病患，照顧他們能花上政府多少錢？台灣有窮到這種地步嗎？少買美國人的一顆飛彈，錢就夠用了。<text:span text:style-name="T3"> <text:line-break/><text:line-break/></text:span>我當然不是說龍發堂的照顧很棒，而是說，對於一個存在幾十年的問題，政府權責單位以及一群醫療人員突然擺起道德高姿態，衣著光鮮地拿個牌子大陣仗地排排站，高調指控，這像話嗎？不會太偽善嗎？<text:span text:style-name="T3"> <text:line-break/><text:line-break/></text:span>我當然不是反對處理龍發堂問題，應該也不會有人反對讓病患接受更好的醫療照護吧，我只是對於島內這類主流道德姿態很排斥。因為：<text:span text:style-name="T3"> <text:line-break/><text:line-break/></text:span>一來，指控對象錯了，要罵就應該罵政府才對，不是罵龍發堂。但是你看，這些醫療專業團體代表及高雄市衛生局卻是大陣仗地<text:span text:style-name="T3"><text:s/>"</text:span>呼籲外界<text:span text:style-name="T3">" </text:span>要重視龍發堂堂眾的健康人權。<text:span text:style-name="T3">"</text:span>外界<text:span text:style-name="T3">" </text:span>幹嘛要特別重視？<text:span text:style-name="T3">"</text:span>外界<text:span text:style-name="T3">" </text:span>又如何能知道龍發堂怎麼了？這是政府的工作，卻呼籲<text:span text:style-name="T3"><text:s/>"</text:span>外界<text:span text:style-name="T3">" </text:span>即社會大眾要重視，而且還把龍發堂說成<text:span text:style-name="T3"><text:s/>"</text:span>人間煉獄<text:span text:style-name="T3">"</text:span>。這意思是說，叫大家趕快來譴責龍發堂這些創造<text:span text:style-name="T3"><text:s/>"</text:span>人間煉獄<text:span text:style-name="T3">" </text:span>的魔鬼嗎？<text:span text:style-name="T3"> <text:line-break/><text:line-break/>https://goo.gl/4tDoaw <text:line-break/><text:line-break/></text:span>二來，在政府失能失職甚至根本不在乎弱勢者死活的長期狀態下，龍發堂的功大於過，或多或少讓許多精神病家屬在完全黑暗的絕望中，勉強有個活路和出口。龍發堂就算沒有功勞，也有苦勞。<text:span text:style-name="T3"> <text:line-break/><text:line-break/></text:span>三來，我在台灣醫界都快三十年了，對於台灣醫界的文化和道德水平知之甚詳，非常難以恭維，完全沒有信心。當然，再強調一遍，可別扭曲我的話，我當然不是反對改善龍發堂的收容問題，我只是說我不可能和醫界的老枝新秀們一起站出來唱道德腔。若是政府真有心要處理，需要搞這些很像在選舉造勢那樣的活動嗎？<text:span text:style-name="T3"><text:line-break/><text:line-break/>https://goo.gl/Mz7Qdb <text:line-break/><text:line-break/></text:span>至於病患轉出後是好或壞，當然是要看台灣政府打算怎麼做以及做多少。這事其實只有一個可能性，那就是要做或不做而已，而沒有做不到的問題。<text:span text:style-name="T3"> <text:line-break/><text:line-break/></text:span>龍發堂的問題只是冰山一角，高調打擊這一個小角落，卻忽略在社會無數黑暗角落中往往求救無門的精神病患家屬與病人之痛苦處境，未免掛一漏萬，只見秋毫，不見輿薪。<text:span text:style-name="T3"> <text:line-break/><text:line-break/></text:span>至於精神病或各種憂鬱症等等的治療，這就說到痛處了。台灣社會至今依然普遍把<text:span text:style-name="T3"><text:s/>"</text:span>精神<text:span text:style-name="T3">" </text:span>或<text:span text:style-name="T3"><text:s/>"</text:span>情緒<text:span text:style-name="T3">" </text:span>等等的問題視為一種心理問題或道德問題或個性問題，比方說<text:span text:style-name="T3"><text:s/>"</text:span>想太多<text:span text:style-name="T3">"</text:span>，比方說<text:span text:style-name="T3"><text:s/>"</text:span>懶惰<text:span text:style-name="T3">"</text:span>，比方說<text:span text:style-name="T3"><text:s/>"</text:span>受到什麼刺激<text:span text:style-name="T3">"</text:span>等等，彷彿只要談一談，開導開導，解開心中的什麼結<text:span text:style-name="T3">(</text:span>像好萊塢電影或八點檔連續劇演的那樣<text:span text:style-name="T3">)</text:span>，然後病就好了。<text:span text:style-name="T3"> <text:line-break/><text:line-break/></text:span>我當然不是反對會談諮商或所謂心理治療，我只是說，那些處置或作法往往只是一種輔助，而非全部；對於精神病或憂鬱症及相關疾病等等，藥物治療仍然還是最基本的。<text:span text:style-name="T3"> <text:line-break/><text:line-break/></text:span>我常對病人說，我從沒見過全然治不好的憂鬱症，我只見過不願好好接受治療的憂鬱症，因為人們往往不相信這些都是一種<text:span text:style-name="T3"><text:s/>"</text:span>病<text:span text:style-name="T3">"</text:span>。它們的疾病地位<text:span text:style-name="T3">(epistemological status)</text:span>，事實上就跟糖尿病、高血壓沒啥兩樣。<text:span text:style-name="T3"> <text:line-break/><text:line-break/></text:span>至於所謂思覺失調症<text:span text:style-name="T3">(</text:span>亦即過去的精神分裂症。近兩年改了疾病名字<text:span text:style-name="T3">)</text:span>，療效也許就稍微差一點，但是，症狀改善個六、七成，或是六、七成的病人可以顯著改善，應該還是很容易就能辦到。</text:p>
      <text:p text:style-name="P1">SuSir   |  2017.12.21 21:29   |   <text:a xlink:type="simple" xlink:href="http://palinfo.habago.org/Entry?Command=Information_PrintForum&amp;iPage=107#FORUM36350"><text:span text:style-name="T2">#</text:span></text:a></text:p>
      <text:p text:style-name="P2">陳醫師你好<text:span text:style-name="T3">: <text:line-break/></text:span>最近<text:span text:style-name="T3">"</text:span>龍發堂<text:span text:style-name="T3">"</text:span>因為群聚感染問題，<text:span text:style-name="T3"> <text:line-break/></text:span>又上了新聞版面，在政府協助下，<text:span text:style-name="T3"> <text:line-break/></text:span>好像好轉了。<text:span text:style-name="T3"> <text:line-break/></text:span>政策的定調，好像朝向<text:span text:style-name="T3">"</text:span>只出不進<text:span text:style-name="T3">"</text:span>來控制，<text:span text:style-name="T3"> <text:line-break/></text:span>就地合法好像不考慮了。<text:span text:style-name="T3"> <text:line-break/></text:span>就一位經神專科醫師的身份，<text:span text:style-name="T3"> <text:line-break/></text:span>能否撥空談談你對<text:span text:style-name="T3">"</text:span>龍發堂<text:span text:style-name="T3">"</text:span>的未來方向看法，<text:span text:style-name="T3"> <text:line-break/></text:span>以及現在精神病患的治療成效，<text:span text:style-name="T3"> <text:line-break/></text:span>和病患家屬的最佳選擇，<text:span text:style-name="T3"> <text:line-break/></text:span>特別是對一些社會底層的家庭。<text:span text:style-name="T3"> <text:line-break/></text:span>另外，您覺得政府有可能將龍發堂的病患強制轉出，<text:span text:style-name="T3"> <text:line-break/></text:span>轉出後對病患及家屬會更好還是更差。<text:span text:style-name="T3"> <text:line-break/><text:line-break/><text:line-break/></text:span>感謝你。<text:span text:style-name="T3"> </text:span></text:p>
      <text:p text:style-name="P1"><text:span text:style-name="T1">陳真</text:span><text:s/>  |  2017.12.21 10:37   |   <text:a xlink:type="simple" xlink:href="http://palinfo.habago.org/Entry?Command=Information_PrintForum&amp;iPage=107#FORUM36349"><text:span text:style-name="T2">#</text:span></text:a></text:p>
      <text:p text:style-name="P3">自爆有人民幣和簡體文獻<text:span text:style-name="T3"><text:s/></text:span>張大春：檢察官好膽來搜索我？<text:span text:style-name="T3"> <text:line-break/><text:line-break/>2017-12-21 <text:line-break/><text:line-break/></text:span>聯合新聞網<text:span text:style-name="T3"><text:s/></text:span>綜合報導<text:span text:style-name="T3"> <text:line-break/><text:line-break/></text:span>新黨發言人王炳忠涉國家安全法，住處<text:span text:style-name="T3">19</text:span>日清晨<text:span text:style-name="T3">6</text:span>點多遭搜索，檢調人員搜出百元人民幣跟簡體字帳冊，並將王帶回偵訊。作家張大春自爆自己也有很多人民幣跟簡體文獻，而且還常與大陸朋友互動，諷檢警是不是也要來搜索他一下。<text:span text:style-name="T3"> <text:line-break/><text:line-break/></text:span>王炳忠表示那是他在大陸出書的稿費跟版稅，而帳冊他不曉得為何刻意強調簡體隱射他與大陸的關聯，對此感到不以為然。<text:span text:style-name="T3"> <text:line-break/><text:line-break/></text:span>作家張大春昨天在臉書表示，他有非常多人民幣，也有滿桌滿櫃的簡體字文獻，還有遍布中國大陸的朋友，常常向他打聽台灣的事，他也知無不言、言無不盡。他諷檢察官有沒有膽也來搜索他一下，別讓他操心那麼久。</text:p>
      <text:p text:style-name="P4"/>
      <text:p text:style-name="P1"><text:span text:style-name="T1">陳真</text:span><text:s/>  |  2017.12.21 10:20   |   <text:a xlink:type="simple" xlink:href="http://palinfo.habago.org/Entry?Command=Information_PrintForum&amp;iPage=108#FORUM36348"><text:span text:style-name="T2">#</text:span></text:a></text:p>
      <text:p text:style-name="P3">情感上與精神上，我比較景仰勞動黨，而非新黨，但也因為如此，我只能加入後者，而非前者，畢竟我小資產階級般的生活配不上勞動者三個字，同時我也不是真的相信馬克思或真正意義上的左派那樣一些思維。我對社會發展方向始終並無定見。<text:span text:style-name="T3"> <text:line-break/><text:line-break/></text:span>我的入黨聲明僅僅寄給二十幾位朋友，但收到的各方回應卻極其強烈，也許是人們以為我要<text:span text:style-name="T3"><text:s/>"</text:span>站出來<text:span text:style-name="T3">" </text:span>做些什麼，其實沒有。對於一個畏光厭世、隱士般性格的人來說，懷抱一人聖經，長年窩居洞穴，突然要讓自己隸屬某個黨，就已經是很艱難的一大步了。當然，這倒也不是說我僅僅只是要掛個名，當個人頭黨員；倘若有些我能做得來的黨務或雜事，包括整理會場或幫忙改改寫寫之類，我依然樂意效勞。<text:span text:style-name="T3"> <text:line-break/><text:line-break/></text:span>實在很不想提起那個我曾經是建黨黨員、後來卻被一群人渣給竊據的黨。每一次提起它，我都會有一種很強烈的自我作賤感，很不痛快；曾幾何時，我居然得窩囊到必須去理會這樣一群根本無足輕重、貪婪猥瑣的人渣歹徒。我必須花很大力氣，才能忍耐這樣一種自我作賤感，進而不得不去提起這個人渣黨。<text:span text:style-name="T3"> <text:line-break/><text:line-break/></text:span>在我看來，絕大多數人在理解島內政治方面，往往犯了一個巨大的根本錯誤，那就是：以為我們是在一種什麼民主法治的架構下，進行議論與思索，探究或從事政黨之間或意識形態之間的競爭關係；這就如同絕大多數人在理解國際政治方面也犯了同樣的根本錯誤。比方說，以為美國之所作所為乃是基於一種謀求世人基本福祉或捍衛什麼人權與民主自由的初心，從而進行各種卑鄙外交或發動戰爭，但這一切事物的基本圖像絕非如此。真實的情形是：這不折不扣就是一場又一場毫不留情的蓄意屠殺，一次又一次明目張膽的侵略與掠奪，藉以滿足極少數人無底洞般的暴利財富與權力慾望。<text:span text:style-name="T3"> <text:line-break/><text:line-break/></text:span>同理，島內的情形也一樣，這些位高權重、呼風喚雨的綠色人渣，與其說他們是貪婪政客，不如更精確地說，這其實就是一群歹徒與罪犯。<text:span text:style-name="T3"> <text:line-break/><text:line-break/>1989</text:span>年，我被國民黨以<text:span text:style-name="T3"><text:s/>"</text:span>煽惑內亂<text:span text:style-name="T3">" </text:span>罪及<text:span text:style-name="T3"><text:s/>"</text:span>企圖分裂國土<text:span text:style-name="T3">" </text:span>移送法辦，被限制出境，無法出國留學，差點連醫師也當不了。直到<text:span text:style-name="T3">1995</text:span>年，整個以法律為名的政治騷擾才終於罷休。當年傳票上寫著，我的罪證之一是：在幾次群眾大會上公開指稱國民黨不是一個黨，而是一個胡作非為的叛亂團體；並且記錄著我當時對群眾所說的一句話：<text:span text:style-name="T3">"</text:span>對一個不義政權進行叛亂，是一個正直公民應盡的義務<text:span text:style-name="T3">"</text:span>。<text:span text:style-name="T3"> <text:line-break/><text:line-break/></text:span>若把同樣的<text:span text:style-name="T3"><text:s/>"</text:span>叛亂團體<text:span text:style-name="T3">" </text:span>辭彙，套用在過去二十年來的民進黨身上，其實依然過度抬舉。這個人渣黨無非就只是一群極其窩囊猥瑣、利慾薰心的歹徒，一群完全聽命於美、日無惡不作的走狗，在台灣從事建立起一種效忠美日、仇中反華的殖民政權，從中獲得做為漢奸走狗的巨大私利與權力。這很難聽，卻是基本事實。<text:span text:style-name="T3"> <text:line-break/><text:line-break/></text:span>換句話說，這一切政治操作與法律對付，不折不扣就是一種敵我關係；凡阻礙其利益者，或與其站在對立面者，就是敵人。比方說，這一群貪婪得無法無天的綠色人渣，千方百計要把乾淨清廉到簡直就是有道德潔癖的馬英九關進黑牢，告發他幾百個憑空瞎掰的所謂<text:span text:style-name="T3"><text:s/>"</text:span>貪污<text:span text:style-name="T3">" </text:span>案子，讓他每天跑法院受審。在人渣黨及其一大票無恥同路人眼裏，任何傷害敵人的手段都是正確的，任何可以掠奪私利與權位的手段也都是合理的。你必須認清這樣一個基本性質，才有可能適當理解島內種種政治人事物的原由與發展。與其說這是一種統獨之爭，不如說這其實就只是中美關係架構下的一場非常低級、毫無基本是非與廉恥的卑劣鬥爭。<text:span text:style-name="T3"> <text:line-break/><text:line-break/></text:span>至於新黨幾名成員，被人渣黨的御用法院以非法手段逮捕與搜查的事，在我看來只是小事一樁。我的意思是說，人渣黨的違法濫權、貪婪無度、顛倒是非黑白、全然視法治如無物的鬥爭行徑，根本罄竹難書，可有哪一天曾經停止過？幾個成員被抓又被放，整個新黨居然哭成一團，這不會太可笑了點嗎？本黨的副主席李勝峰先生，我對他個人並無惡感，但他難道忘記自己當年是如何對待我們黨外人士？豈止逮捕，而是動用太陽花式的暴民，動輒直接威脅人身安全，並要求國民黨政府把黨外人士槍斃不是嗎？那種恐怖，何止時下所謂綠色恐怖的千百倍？如今自身的一點點小小遭遇就哭成淚人兒，那我<text:span text:style-name="T3"><text:s/>(</text:span>們<text:span text:style-name="T3">) </text:span>豈不是應該要哭出一條長江黃河來？<text:span text:style-name="T3"> <text:line-break/><text:line-break/></text:span>逮捕個人雖是小事，但它背後卻有個巨大圖謀就是：壓制或消滅台灣人逐漸親近大陸的強烈趨勢，而這樣一種圖謀始終還是基於上述這樣一種效忠美日、仇中反華的殖民政權邏輯與政治架構。<text:span text:style-name="T3"> <text:line-break/><text:line-break/></text:span>歷史就像月經，每隔一段時間就重演一次，折騰一番。<text:span text:style-name="T3">1986</text:span>年的<text:span text:style-name="T3">5</text:span>月<text:span text:style-name="T3">19</text:span>號，我們在龍山寺聚集，發起史無前例的群眾抗爭，準備前往總統府向蔣經國抗議，要求解除人類歷史上歷時最長的戒嚴令。我是群眾中唯一的學生。包括我在內，許多參與者在出發前紛紛寫下遺書給家人，因為後果難料，因為在戒嚴令底下，<text:span text:style-name="T3">"</text:span>聚眾抗議<text:span text:style-name="T3">" </text:span>是唯一死刑，誰能事先知道此次一去，能否歸來。<text:span text:style-name="T3"> <text:line-break/><text:line-break/></text:span>隔年七月，蔣經國解除戒嚴。但在解嚴的前一個月，卻又通過<text:span text:style-name="T3"><text:s/>"</text:span>國安法<text:span text:style-name="T3">" </text:span>取代戒嚴令，可謂換湯不換藥。當時，我們黨外人士是怎麼抗議國安法的？說它是傷害人權與民主的至惡法條，罪大惡極云云，言猶在耳，任誰也沒想到，國民黨<text:span text:style-name="T3">1987</text:span>年通過的惡法，<text:span text:style-name="T3">30</text:span>年後，人渣黨卻居然成為它的執行者與擁護者，用來傷害異己，保衛綠色政權。<text:span text:style-name="T3"> <text:line-break/><text:line-break/></text:span>不過，這樣一種瘋狂行徑其實是徒勞無功的，這只會讓這個貪婪無度無法無天的人渣殖民政權加速敗亡。為什麼呢？因為我相信人心基本上還是厭惡不義的。可悲的是，人性普遍的善念，卻往往抵不過理性智能上的貧乏，極易被操弄，被洗腦，難以明辨是非；往往都得經過很長一段時間彷彿才能看清真相，然後卻又馬上倒向另一套謊言，另一種卑劣。</text:p>
      <text:p text:style-name="P1"><text:span text:style-name="T1">陳真</text:span><text:s/>  |  2017.12.21 09:52   |   <text:a xlink:type="simple" xlink:href="http://palinfo.habago.org/Entry?Command=Information_PrintForum&amp;iPage=108#FORUM36347"><text:span text:style-name="T2">#</text:span></text:a></text:p>
      <text:p text:style-name="P2">謝謝世耀。<text:span text:style-name="T3"> <text:line-break/><text:line-break/></text:span>齊克果講過一個故事，我給改編一下：話說在某個國度裏，大家忙著工作，挑水的挑水，劈柴的劈柴，男女老幼都在努力幹活，就連小狗也知道跟進跟出，幫忙趕鴨。這時卻有個專長是做白日夢的閒人在一旁沒事做，看大家這麼忙，心裏頭覺得怪怪的，但自己沒啥本事，好像也找不出什麼事情做。還好，看到旁邊地上擱著個圓桶子，他就趕緊去滾桶子，混在忙碌的人群中，把桶子滾過來又滾過去，滾得滿身大汗，乍看好像很賣力幹活似的，但其實一點作用也沒有。<text:span text:style-name="T3"> <text:line-break/><text:line-break/></text:span>這個隱喻要告訴我們什麼呢？其實我也不清楚，若能說清楚，就也稱不上隱喻了。雖然說不清，但這畫面卻常出現腦海，許多時候就像在影射我似的。這傻子行為也許可笑而無用，但他不願置身事外、不願袖手旁觀的心情，卻依然動人。我有時會聯想起二戰時的維根斯坦，他辭掉教職，從劍橋跑到倫敦某家醫院當志工，幫忙打雜與照顧病人傷患。應徵時，院方根本不知道他是誰，也問不出什麼專長，看到這樣一個言行舉止穿著都有點笨拙奇怪的人出現眼前，依然還是讓他做一些類似滾桶子的打雜工作。維根斯坦在筆記裏寫著：我應該對於這場戰爭做出一點回應。<text:span text:style-name="T3"> <text:line-break/><text:line-break/></text:span>總之，我並沒有要做些什麼有著很大用途的事，也沒那本事，更不會違背自己的個性去做一些太不自然的事。我能做的，大概也只是滾桶子之類，聊表心思。除此之外，我還有一條小命，我把它許給家人，同時也許給某種我說不上來的感情。</text:p>
      <text:p text:style-name="P1"><text:span text:style-name="T1">李麗虹</text:span><text:s/>  |  2017.12.21 08:14   |   <text:a xlink:type="simple" xlink:href="http://palinfo.habago.org/Entry?Command=Information_PrintForum&amp;iPage=108#FORUM36346"><text:span text:style-name="T2">#</text:span></text:a></text:p>
      <text:p text:style-name="P3">我有言論自由，我沒有洩漏機密、案情，我的智商<text:span text:style-name="T3">147</text:span>。以下都是依據網路資料合理推測<text:span text:style-name="T3"> <text:line-break/><text:line-break/></text:span>一個字<text:span text:style-name="T3"><text:s/></text:span>急<text:span text:style-name="T3"> <text:line-break/></text:span>兩個字<text:span text:style-name="T3"><text:s/></text:span>犯忌<text:span text:style-name="T3"> <text:line-break/>1.</text:span>為何要辦<text:span text:style-name="T3"> <text:line-break/></text:span>新黨赴大陸獲授權將開辦民間的台商服務處<text:span text:style-name="T3">(</text:span>且新黨主席聲稱不為主張台獨廠商服務更是觸犯大忌<text:span text:style-name="T3">)</text:span>，絕對無法容忍。故新黨<text:span text:style-name="T3">16</text:span>號返台<text:span text:style-name="T3">19</text:span>號開說明會，檢調單位趕在說明會開始前動手阻止。<text:span text:style-name="T3"> <text:line-break/><text:line-break/>2. </text:span>為何兩地兩張傳票同時約談<text:span text:style-name="T3"> <text:line-break/></text:span>兩個單位都被交待要辦此案，都急著約談，當調查局知道地檢署也在同天<text:span text:style-name="T3">0830</text:span>約談，故提前在<text:span text:style-name="T3">0600</text:span>清晨搶人，搶人就是搶功。<text:span text:style-name="T3"> <text:line-break/><text:line-break/>3.</text:span>為何抓了又放<text:span text:style-name="T3"> <text:line-break/></text:span>因為急就章，原本想抓人取供就地取材，但實在找不到證據，且輿論壓力太大，只好放人。<text:span text:style-name="T3"> <text:line-break/><text:line-break/>4.</text:span>效果<text:span text:style-name="T3"> <text:line-break/></text:span>殺雞儆猴寒蟬效應將會發生，且新黨這些人可能都要被境管，以後無法到大陸，民間的台商服務處自然無法成立。</text:p>
      <text:p text:style-name="P1"><text:span text:style-name="T1">中正仁和</text:span><text:s/>  |  2017.12.21 02:34   |   <text:a xlink:type="simple" xlink:href="http://palinfo.habago.org/Entry?Command=Information_PrintForum&amp;iPage=108#FORUM36345"><text:span text:style-name="T2">#</text:span></text:a></text:p>
      <text:p text:style-name="P2">观察者网：<text:span text:style-name="T3">“</text:span>岛内多家媒体炒作当局在王炳忠家中搜出<text:span text:style-name="T3">“</text:span>大批<text:span text:style-name="T3">”</text:span>人民币及简体字账册<text:span text:style-name="T3">”</text:span>。<text:span text:style-name="T3"> <text:line-break/><text:line-break/></text:span>咋么有种清廷抓捕孙文的错觉？啊，原来人渣党只说要去中国化，没说要去帝制呢。</text:p>
      <text:p text:style-name="P1"><text:span text:style-name="T1">楊世耀</text:span><text:s/>  |  2017.12.21 01:38   |   <text:a xlink:type="simple" xlink:href="http://palinfo.habago.org/Entry?Command=Information_PrintForum&amp;iPage=108#FORUM36344"><text:span text:style-name="T2">#</text:span></text:a></text:p>
      <text:p text:style-name="P3">五年前，曾有公司要我去廣州工作。當薪資待遇談妥，拿合約書騎車回家的路上；我邊流淚邊想，我愛這片土地和我的家人，我為何要離開？於是放棄前往大陸工作的機會。<text:span text:style-name="T3"> <text:line-break/></text:span>時至今日，在人渣橫行；荒政無道的政府治理下。我已心如槁木。準備過年後去北京。<text:span text:style-name="T3"> <text:line-break/><text:line-break/></text:span>當看到陳真先生加入新黨，內心百感交集，難過居多。<text:span text:style-name="T3"> <text:line-break/></text:span>牽扯現今的台灣政治，就等於是自甘被糟蹋，把狗屎抹在臉上再對牛彈琴。<text:span text:style-name="T3"> <text:line-break/></text:span>陳先生明白這點，卻仍毅然投入，捨己為人的精神令人敬佩與難過不捨<text:span text:style-name="T3">....</text:span>您過去已為台灣做太多，<text:span text:style-name="T3"> <text:line-break/></text:span>台灣人不配<text:span text:style-name="T3">...</text:span>也不會明白。很想講支持鼓勵您的話，但又明知在台灣，講實話的人不會有好下場<text:span text:style-name="T3">.... <text:line-break/><text:line-break/></text:span>近兩年幾乎天天來訪此留言版，就是為了提醒自己，島內還是有清醒之士。<text:span text:style-name="T3"> <text:line-break/></text:span>常常在想，捨不得陳先生再牽扯政治。但很希望能有您的著作能出版，喚醒世人<text:span text:style-name="T3">;</text:span>提點後人。<text:span text:style-name="T3"> <text:line-break/><text:line-break/>PS:</text:span>對新黨不全然認同，但很欣賞侯漢廷。</text:p>
      <text:p text:style-name="P1">Ethan   |  2017.12.21 01:05   |   <text:a xlink:type="simple" xlink:href="http://palinfo.habago.org/Entry?Command=Information_PrintForum&amp;iPage=108#FORUM36343"><text:span text:style-name="T2">#</text:span></text:a></text:p>
      <text:p text:style-name="P2">目前觀察到的問題如下：<text:span text:style-name="T3"> <text:line-break/><text:line-break/>1.</text:span>同一時間開兩張不同地點的傳票<text:span text:style-name="T3"> <text:line-break/><text:line-break/>2.</text:span>還沒有發生傳喚證人未到，就提前帶拘票把證人帶走<text:span text:style-name="T3"> <text:line-break/><text:line-break/>3.</text:span>郁慕明上午接受採訪時，原話是：「王炳忠哪有能力顛覆國家？檢調單位早上到他們家搜索，我看只是想蒐集資料。」這段話從媒體跟政客口中出來之後，就變成了：「王炳忠這種小朋友哪有能力顛覆國家？我看他（王炳忠）只是想蒐集資料而已。」<text:span text:style-name="T3"> <text:line-break/><text:line-break/>4. </text:span>那些覺醒公民，人權律師，團體，教授，公眾人物，平時標準很高，容易忿忿不平的人，現在都安靜了下來。<text:span text:style-name="T3"> </text:span></text:p>
      <text:p text:style-name="P1"><text:span text:style-name="T1">政信</text:span><text:s/>  |  2017.12.21 00:56   |   <text:a xlink:type="simple" xlink:href="http://palinfo.habago.org/Entry?Command=Information_PrintForum&amp;iPage=108#FORUM36342"><text:span text:style-name="T2">#</text:span></text:a></text:p>
      <text:p text:style-name="P3">我對新黨的認識有幾個特點：<text:span text:style-name="T3"> <text:line-break/><text:line-break/></text:span>第一這個黨不乏一些富有血性的書生氣息的人，像是侯漢廷，他出來面對鏡頭的第一句話是「我自橫刀向天笑，去留肝膽兩崑崙」即出自譚嗣同，我私心認為他心裡是自比戊戌六君子，一方面我很欣賞他，另一方面又對他擔憂，你們這些人是書生造反呀，光憑正直要怎麼面對這些豺狼虎豹？<text:span text:style-name="T3"> <text:line-break/><text:line-break/></text:span>第二這個黨實在太窮了，怎麼有政黨可以窮成這樣，上一屆立委競選的廣告居然是自己黨員拍的，那個美工簡直慘不忍睹，跟其他參選人比起來真的是差了一大截，不僅黨很窮人也很窮，新黨這幾個青年軍有的還是要打工的窮學生，根本沒有一般政治人物那種多采多姿吃香喝辣的生活，不止這幾個年輕的窮，就算什麼大佬也是窮光蛋，前監察院長王建煊的撿回珍珠計畫讓自己雖然有優渥的禮遇還把自己搞得跟三級貧戶似的。</text:p>
      <text:p text:style-name="P1"><text:span text:style-name="T1">陳真</text:span><text:s/>  |  2017.12.20 17:13   |   <text:a xlink:type="simple" xlink:href="http://palinfo.habago.org/Entry?Command=Information_PrintForum&amp;iPage=108#FORUM36341"><text:span text:style-name="T2">#</text:span></text:a></text:p>
      <text:p text:style-name="P2">我的入黨聲明<text:span text:style-name="T3"> <text:line-break/><text:line-break/></text:span>各位朋友，這是一封公開信，冒眛打擾，主要是想跟大家說件事：我在昨天加入新黨。這僅僅是個象徵，但就某種實質意義上來說，我希望自己能減少一點怠墮自私與避世厭世之心，能夠在個人生活忙碌之餘，研究與工作之餘，風花雪月之餘，或多或少能夠在國際與兩岸事務上，做一些有益於眾人之事。<text:span text:style-name="T3"> <text:line-break/><text:line-break/></text:span>豺狼當道，小人橫行。政治上，我沒有能力做些什麼，但我相信，人活著，總得像樣，總得聽聽自己心裏最真實的聲音，回應一個時代的需求，聊表心意，就如同維根斯坦在一戰中自願上戰場當砲灰，從事最危險卻不傷人的任務；二戰中，辭去劍橋教職，跑去醫院當志工，負責搬病床，當看護，義務照顧傷病患者。他說，他想藉此做出一點對於這個時代滄桑的回報。他不願置身事外。<text:span text:style-name="T3"> <text:line-break/><text:line-break/></text:span>如是我聞，我心亦如是。<text:span text:style-name="T3"> <text:line-break/><text:line-break/></text:span>陳真<text:span text:style-name="T3"><text:s/>2017. 12. 20.</text:span></text:p>
      <text:p text:style-name="P1"><text:span text:style-name="T1">效禹</text:span><text:s/>  |  2017.12.20 14:21   |   <text:a xlink:type="simple" xlink:href="http://palinfo.habago.org/Entry?Command=Information_PrintForum&amp;iPage=108#FORUM36340"><text:span text:style-name="T2">#</text:span></text:a></text:p>
      <text:p text:style-name="P3"><text:span text:style-name="T3"><text:line-break/></text:span>藍弋丰專欄：歐巴馬好心種壞因　川普歡喜收割耶路撒冷<text:span text:style-name="T3"> <text:line-break/>http://www.upmedia.mg/news_info.php?SerialNo=31490 <text:line-break/><text:line-break/></text:span>中東局勢分析得不錯，有點出遜尼和什葉兩派對立的根本性矛盾甚至大於對以色列的，<text:span text:style-name="T3"> <text:line-break/><text:line-break/></text:span>以致於巴勒斯坦被犧牲，自己人卻默不作聲；<text:span text:style-name="T3"> <text:line-break/><text:line-break/></text:span>但這文也太小看美國外交關係委員會在背後的運作，也幫歐巴馬脫罪的太輕巧。<text:span text:style-name="T3"> <text:line-break/><text:line-break/>-- <text:line-break/><text:line-break/>"</text:span>期盼兩岸早日統一<text:span text:style-name="T3">"</text:span></text:p>
      <text:p text:style-name="P1"><text:span text:style-name="T1">陳真</text:span><text:s/>  |  2017.12.20 11:56   |   <text:a xlink:type="simple" xlink:href="http://palinfo.habago.org/Entry?Command=Information_PrintForum&amp;iPage=108#FORUM36339"><text:span text:style-name="T2">#</text:span></text:a></text:p>
      <text:p text:style-name="P2">匯款成功。我入黨了。希望兩岸早日統一，希望人渣黨這批貪婪猥瑣的漢奸台奸日寇走狗，早日繩之以法。</text:p>
      <text:p text:style-name="P1">Joe   |  2017.12.20 11:37   |   <text:a xlink:type="simple" xlink:href="http://palinfo.habago.org/Entry?Command=Information_PrintForum&amp;iPage=108#FORUM36338"><text:span text:style-name="T2">#</text:span></text:a></text:p>
      <text:p text:style-name="P3">陳真前輩您好<text:span text:style-name="T3"> <text:line-break/></text:span>已經先將此網站以及您加入的訊息轉達給新黨人員<text:span text:style-name="T3">.</text:span></text:p>
      <text:p text:style-name="P4"/>
      <text:p text:style-name="P1"><text:span text:style-name="T1">陳真</text:span><text:s/>  |  2017.12.20 11:05   |   <text:a xlink:type="simple" xlink:href="http://palinfo.habago.org/Entry?Command=Information_PrintForum&amp;iPage=109#FORUM36337"><text:span text:style-name="T2">#</text:span></text:a></text:p>
      <text:p text:style-name="P3">謝謝各位。待會馬上去郵局辦理。我一般都是使用網銀，這年頭是網路新時代，很少跑郵局匯款。新黨還真<text:span text:style-name="T3"><text:s/>“</text:span>新<text:span text:style-name="T3">”</text:span>。</text:p>
      <text:p text:style-name="P1">Joe   |  2017.12.20 10:53   |   <text:a xlink:type="simple" xlink:href="http://palinfo.habago.org/Entry?Command=Information_PrintForum&amp;iPage=109#FORUM36336"><text:span text:style-name="T2">#</text:span></text:a></text:p>
      <text:p text:style-name="P2">陳真前輩您好<text:span text:style-name="T3"> <text:line-break/></text:span>我正聯繫我認識的新黨人員看如何能協助您<text:span text:style-name="T3">.</text:span>會盡快給您回復<text:span text:style-name="T3">.</text:span></text:p>
      <text:p text:style-name="P1"><text:span text:style-name="T1">楊世主</text:span><text:s/>  |  2017.12.20 10:42   |   <text:a xlink:type="simple" xlink:href="http://palinfo.habago.org/Entry?Command=Information_PrintForum&amp;iPage=109#FORUM36335"><text:span text:style-name="T2">#</text:span></text:a></text:p>
      <text:p text:style-name="P3">好像網路銀行或銀行<text:span text:style-name="T3">atm</text:span>無法用銀行帳號轉郵局劃撥帳號，要去郵局<text:span text:style-name="T3">atm</text:span>或在郵局現金匯款。但若自己有郵局帳號就可匯款<text:span text:style-name="T3">……</text:span>若沒記錯。</text:p>
      <text:p text:style-name="P1"><text:span text:style-name="T1">黃小時</text:span><text:s/>  |  2017.12.20 10:39   |   <text:a xlink:type="simple" xlink:href="http://palinfo.habago.org/Entry?Command=Information_PrintForum&amp;iPage=109#FORUM36334"><text:span text:style-name="T2">#</text:span></text:a></text:p>
      <text:p text:style-name="P2">陳真先生您好<text:span text:style-name="T3">: <text:line-break/></text:span>郵局的劃撥帳號應該是要親至郵局填寫劃撥單才能把錢存入<text:span text:style-name="T3"><text:s/></text:span>與一般匯款性質似乎不同<text:span text:style-name="T3"><text:s/></text:span>我記得是如此的<text:span text:style-name="T3"><text:s/></text:span>可能要親跑郵局辦理了<text:span text:style-name="T3">. </text:span>我也好奇為何新黨沒有一般的存款帳號以供匯款<text:span text:style-name="T3"><text:s/></text:span>以上提供予您<text:span text:style-name="T3">.</text:span></text:p>
      <text:p text:style-name="P1"><text:span text:style-name="T1">陳真</text:span><text:s/>  |  2017.12.20 10:19   |   <text:a xlink:type="simple" xlink:href="http://palinfo.habago.org/Entry?Command=Information_PrintForum&amp;iPage=109#FORUM36333"><text:span text:style-name="T2">#</text:span></text:a></text:p>
      <text:p text:style-name="P3">戶名正確，但兩個都無法匯款。</text:p>
      <text:p text:style-name="P1"><text:span text:style-name="T1">良哲</text:span><text:s/>  |  2017.12.20 10:14   |   <text:a xlink:type="simple" xlink:href="http://palinfo.habago.org/Entry?Command=Information_PrintForum&amp;iPage=109#FORUM36332"><text:span text:style-name="T2">#</text:span></text:a></text:p>
      <text:p text:style-name="P2">兩個都是郵政劃撥帳號。<text:span text:style-name="T3"> <text:line-break/><text:line-break/></text:span>前者戶名是「新黨」，後者戶名是「新黨政治獻金專戶」。</text:p>
      <text:p text:style-name="P1"><text:span text:style-name="T1">陳真</text:span><text:s/>  |  2017.12.20 09:54   |   <text:a xlink:type="simple" xlink:href="http://palinfo.habago.org/Entry?Command=Information_PrintForum&amp;iPage=109#FORUM36331"><text:span text:style-name="T2">#</text:span></text:a></text:p>
      <text:p text:style-name="P3">新黨在入黨申請那個欄位所提供的帳號<text:span text:style-name="T3"><text:s/>"</text:span>郵局<text:span text:style-name="T3">17301778" </text:span>有問題，我要繳黨費，匯了五次都顯示<text:span text:style-name="T3"><text:s/>"</text:span>轉入帳號有問題<text:span text:style-name="T3">"</text:span>。於是我就打電話去新黨問，他給我的帳號是<text:span text:style-name="T3"><text:s/>"</text:span>郵局<text:span text:style-name="T3">19839200"</text:span>，因此我問對方說：<text:span text:style-name="T3">"</text:span>所以你們網站上提供的匯款帳號是錯的？<text:span text:style-name="T3">" </text:span>對方回答：<text:span text:style-name="T3">"</text:span>我不知道網站上有什麼帳號<text:span text:style-name="T3">"</text:span>。<text:span text:style-name="T3"> <text:line-break/><text:line-break/></text:span>我依照他提供的<text:span text:style-name="T3">"</text:span>郵局<text:span text:style-name="T3">19839200"</text:span>，再匯一次，依然顯示<text:span text:style-name="T3"><text:s/>"</text:span>轉入帳號有問題<text:span text:style-name="T3">"</text:span>。請問這個黨還存在嗎？怎麼連這樣基本的事也如此草率，甚至無從查詢。</text:p>
      <text:p text:style-name="P1"><text:span text:style-name="T1">隆誌</text:span><text:s/>  |  2017.12.20 09:22   |   <text:a xlink:type="simple" xlink:href="http://palinfo.habago.org/Entry?Command=Information_PrintForum&amp;iPage=109#FORUM36330"><text:span text:style-name="T2">#</text:span></text:a></text:p>
      <text:p text:style-name="P2">剛從北京回台灣，就看到抓人的消息。<text:span text:style-name="T3"> <text:line-break/><text:line-break/></text:span>台灣現在的台面上就是一群偽君子在執政，據說這偽君子政黨最受年輕人支持。<text:span text:style-name="T3"> <text:line-break/><text:line-break/></text:span>我一直認為國民黨和共產黨都是真小人，把紅線、底線<text:span text:style-name="T3">...</text:span>等等什麼線都畫好了。<text:span text:style-name="T3"> <text:line-break/><text:line-break/></text:span>反正超過線，就各種手段處理。也因為真小人到還誠實一點，告訴人民現在市況怎麼樣，我們要如何辦。<text:span text:style-name="T3"> <text:line-break/><text:line-break/></text:span>真小人會堅持自己畫下的「線」，而得罪各方團體，備受大家唾罵。<text:span text:style-name="T3"> <text:line-break/><text:line-break/></text:span>偽君子就是不得罪，甚至強力支持各方團體。甚至各方團體利益根本上就是矛盾，他們也打擦邊球或次團體去支持。<text:span text:style-name="T3"> <text:line-break/><text:line-break/></text:span>各年齡層的人想要什麼，就迎合什麼。勞工想要什麼，就迎合什麼。資方想要什麼，就迎合什麼。<text:span text:style-name="T3"> <text:line-break/><text:line-break/></text:span>一般民眾想要什麼，就迎合什麼。財團想要什麼，就迎合什麼。任何社會議題都放棄堅持底線，只站在那群人那邊。<text:span text:style-name="T3"> <text:line-break/><text:line-break/></text:span>所以漂亮的話，都是偽君子在說，當然都備受支持。<text:span text:style-name="T3"> <text:line-break/><text:line-break/></text:span>難道他們不知道這些「想要」，勢必會影響到其他群體的利益？！知道，心中一清二楚。<text:span text:style-name="T3"> <text:line-break/><text:line-break/></text:span>當偽君子得勢後，就很明顯收割他們真正的想要。<text:span text:style-name="T3"> <text:line-break/><text:line-break/></text:span>至於之前那些「想要」，就等著被整肅或放棄。<text:span text:style-name="T3"> <text:line-break/><text:line-break/></text:span>不要問我為什麼，因為「他們從頭到尾就是要騙支持和選票。」</text:p>
      <text:p text:style-name="P1"><text:span text:style-name="T1">陳真</text:span><text:s/>  |  2017.12.20 00:46   |   <text:a xlink:type="simple" xlink:href="http://palinfo.habago.org/Entry?Command=Information_PrintForum&amp;iPage=109#FORUM36329"><text:span text:style-name="T2">#</text:span></text:a></text:p>
      <text:p text:style-name="P3">韋任，我知道這個入黨申請的入口，但是它要求填上介紹人。有誰願意當我的介紹人嗎？<text:span text:style-name="T3"> <text:line-break/><text:line-break/></text:span>更正：介紹人非必要。我加入了。</text:p>
      <text:p text:style-name="P1"><text:span text:style-name="T1">陳韋任</text:span><text:s/>  |  2017.12.20 00:41   |   <text:a xlink:type="simple" xlink:href="http://palinfo.habago.org/Entry?Command=Information_PrintForum&amp;iPage=109#FORUM36328"><text:span text:style-name="T2">#</text:span></text:a></text:p>
      <text:p text:style-name="P2">新黨網站上<text:span text:style-name="T3"><text:s/>(http://www.np.org.tw/) </text:span>有個<text:span text:style-name="T3"><text:s/>"</text:span>加入本黨<text:span text:style-name="T3">" </text:span>的連結。除了需要上傳身分證正反面的電子檔，其它欄位應該都很好填寫。先生您有試過嗎<text:span text:style-name="T3">?</text:span></text:p>
      <text:p text:style-name="P1"><text:span text:style-name="T1">陳真</text:span><text:s/>  |  2017.12.20 00:21   |   <text:a xlink:type="simple" xlink:href="http://palinfo.habago.org/Entry?Command=Information_PrintForum&amp;iPage=109#FORUM36327"><text:span text:style-name="T2">#</text:span></text:a></text:p>
      <text:p text:style-name="P3">我決定要加入新黨。<text:span text:style-name="T3"> <text:line-break/><text:line-break/></text:span>但我跟藍的向來毫無淵源，找遍網路都找不到入黨方法。若有新黨的人在這版面上，麻煩告知如何申請入黨。<text:span text:style-name="T3"> <text:line-break/><text:line-break/></text:span>政治上，我沒有能力做些什麼，但我知道，人活著，總得像樣，總得聽聽自己心裏的聲音，回應一個時代的需求，聊表心意，就如同維根斯坦在一戰中自願上戰場當砲灰，二戰中跑去醫院當志工，負責搬病床，當看護，義務照顧傷者。他說，他想藉此做出一點對於這個時代的回報。他不願置身事外。<text:span text:style-name="T3"> <text:line-break/><text:line-break/></text:span>陳真<text:span text:style-name="T3"> <text:line-break/>2017. 12. 19. <text:line-break/><text:line-break/>P.S.: LINE</text:span>的頭像底下可以寫上一些字，我向來保持空白，但我今天給它寫上了幾個字：<text:span text:style-name="T3">"</text:span>期盼兩岸早日統一<text:span text:style-name="T3">"</text:span>。<text:span text:style-name="T3"> <text:line-break/><text:line-break/>https://www.youtube.com/watch?v=ABvAbpusRbc <text:line-break/><text:line-break/></text:span>年少時候虔誠發過的誓<text:span text:style-name="T3"> <text:line-break/></text:span>沉默地沉沒在深海裡</text:p>
      <text:p text:style-name="P4"/>
      <text:p text:style-name="P1"><text:span text:style-name="T1">陳真</text:span><text:s/>  |  2017.12.19 23:50   |   <text:a xlink:type="simple" xlink:href="http://palinfo.habago.org/Entry?Command=Information_PrintForum&amp;iPage=110#FORUM36326"><text:span text:style-name="T2">#</text:span></text:a></text:p>
      <text:p text:style-name="P3">人渣黨的各種手段比蔣家主政下的國民黨齷齪下流一百萬倍。<text:span text:style-name="T3"> <text:line-break/><text:line-break/></text:span>舊國民黨一說一，二說二，人渣黨卻好話說盡，壞事做絕。舊國民相信體制，相信某種價值，人渣黨只相信個人權位與暴利。舊國民黨鎮壓少數人以維護一個整體秩序與社會發展，大多數人是受益的，但人渣黨卻為了個人私利不惜毀壞一整個台灣社會。</text:p>
      <text:p text:style-name="P1"><text:span text:style-name="T1">李念淨</text:span><text:s/>  |  2017.12.19 21:46   |   <text:a xlink:type="simple" xlink:href="http://palinfo.habago.org/Entry?Command=Information_PrintForum&amp;iPage=110#FORUM36325"><text:span text:style-name="T2">#</text:span></text:a></text:p>
      <text:p text:style-name="P2">雖然民進黨在很多手段上比起國民黨要好一點，高明一點<text:span text:style-name="T3"> <text:line-break/><text:line-break/></text:span>但是感覺台灣人似乎沒啥變，以前的藍營支持者就等於現在的綠營支持者，既不是一代不如一代，也不是是老人拖垮青年人，而是半斤笑八兩沒啥變化，以前反共現在反共，以前親美日現在親美日，有什麼樣的人民就有什麼樣的政府。</text:p>
      <text:p text:style-name="P1"><text:span text:style-name="T1">李念淨</text:span><text:s/>  |  2017.12.19 21:43   |   <text:a xlink:type="simple" xlink:href="http://palinfo.habago.org/Entry?Command=Information_PrintForum&amp;iPage=110#FORUM36324"><text:span text:style-name="T2">#</text:span></text:a></text:p>
      <text:p text:style-name="P3">嗯，新黨的王炳忠最近被國安局抓去了，罪名似乎就是通匪。<text:span text:style-name="T3"> <text:line-break/></text:span>我常常看網路，好多年輕的民進黨支持者都是因為<text:span text:style-name="T3">"</text:span>反共<text:span text:style-name="T3">"</text:span>這種很荒謬的理由來支持民進黨<text:span text:style-name="T3"> <text:line-break/></text:span>而且他們會說，抓王炳忠有搜索票，跟對岸不同<text:span text:style-name="T3">(</text:span>靠夭，結果還不是都一樣，你合法中共抓李明哲也合法<text:span text:style-name="T3">) <text:line-break/><text:line-break/></text:span>我曾經因為一些歷史議題去台大聽新黨學生的演講，我不太喜歡他們那種非常強烈的民族主義，太強烈了，太感性了，但我覺得他們不會做出出格的事情來<text:span text:style-name="T3">(</text:span>其實就算通共又如何？<text:span text:style-name="T3">)</text:span></text:p>
      <text:p text:style-name="P1"><text:span text:style-name="T1">陳真</text:span><text:s/>  |  2017.12.19 08:24   |   <text:a xlink:type="simple" xlink:href="http://palinfo.habago.org/Entry?Command=Information_PrintForum&amp;iPage=110#FORUM36322"><text:span text:style-name="T2">#</text:span></text:a></text:p>
      <text:p text:style-name="P2">預設十五，<text:span text:style-name="T3"> <text:line-break/><text:line-break/></text:span>當所謂<text:span text:style-name="T3"><text:s/>"</text:span>社運人士<text:span text:style-name="T3">" </text:span>或什麼<text:span text:style-name="T3"><text:s/>"</text:span>理想家<text:span text:style-name="T3">" </text:span>或什麼<text:span text:style-name="T3"><text:s/>"</text:span>學運份子<text:span text:style-name="T3">"</text:span>、<text:span text:style-name="T3">"</text:span>學運領袖<text:span text:style-name="T3">" </text:span>等等詞彙，長年以來被主流媒體視為一種光環，戴在一群綠油油的人渣或傻<text:span text:style-name="T3">B</text:span>頭上時，一個正直而且有點腦子的人，還會願意讓自己跟著沾上這樣一種卑劣腦殘的桂冠嗎？題外話。<text:span text:style-name="T3"> <text:line-break/><text:line-break/></text:span>有個傻<text:span text:style-name="T3">B </text:span>如下：<text:span text:style-name="T3"> <text:line-break/><text:line-break/>https://goo.gl/kf9jxv <text:line-break/><text:line-break/></text:span>大家不妨看看照片，看那正義凜然的堅定表情，這樣你也許就更能體會我想說卻說不上來的一種無奈可笑感。這個傻<text:span text:style-name="T3">B</text:span>正義凜然地說，余光中不配稱為文人，光聽這句話就知道是個傻<text:span text:style-name="T3">B</text:span>。對於一個傻<text:span text:style-name="T3">B</text:span>，你還能說什麼呢？只能無語問蒼天。<text:span text:style-name="T3"> <text:line-break/><text:line-break/></text:span>伏爾泰說，<text:span text:style-name="T3">"</text:span>你很難解放一個傻<text:span text:style-name="T3">B</text:span>，因為他很尊敬他身上的枷鎖<text:span text:style-name="T3">"</text:span>。事實上，傻<text:span text:style-name="T3">B</text:span>並不覺得那是個枷鎖，反倒還以那副枷鎖為榮為傲呢。這副枷鎖有個名字，就叫做<text:span text:style-name="T3"><text:s/>"</text:span>反中挺綠<text:span text:style-name="T3">"</text:span>。我這一科經常得面對的也是類似這樣一種<text:span text:style-name="T3"><text:s/>"</text:span>病識感<text:span text:style-name="T3">" </text:span>的困境，你很難讓一個精神有病的人相信或知道自己病了。你說他有病，他會說<text:span text:style-name="T3"><text:s/>"</text:span>醫生，你才有病<text:span text:style-name="T3">"</text:span>。<text:span text:style-name="T3"> <text:line-break/><text:line-break/></text:span>如果余光中不配稱為文人，那麼，這些傻<text:span text:style-name="T3">B</text:span>所引以為榮為傲的那些綠油油的明星政客與親綠學者們，行徑卑劣齷齪，根本連<text:span text:style-name="T3"><text:s/>"</text:span>人<text:span text:style-name="T3">" </text:span>也稱不上，只能說是個渣了。<text:span text:style-name="T3"> <text:line-break/><text:line-break/></text:span>妳很難拯救一個傻<text:span text:style-name="T3"><text:s/>B</text:span>，因為<text:span text:style-name="T3">by definition</text:span>他得有一定的智能才有可能被救。這裏所謂智能不一定是傳統意義上的<text:span text:style-name="T3"><text:s/>IQ</text:span>，更是一整個信念系統<text:span text:style-name="T3"><text:s/>(Belief System) </text:span>所預設的基礎有了問題。<text:span text:style-name="T3"> <text:line-break/><text:line-break/></text:span>傻<text:span text:style-name="T3">B</text:span>的特色就是，不斷根據特定的預設程式、就像機器一樣，<text:span text:style-name="T3">"</text:span>自動生產<text:span text:style-name="T3">" </text:span>出各種可預料的<text:span text:style-name="T3"><text:s/>"</text:span>結論<text:span text:style-name="T3">"</text:span>，甚至每個傻<text:span text:style-name="T3">B</text:span>往往連使用的句子都一模一樣，像錄音機或傳聲筒似的。<text:span text:style-name="T3">"</text:span>八股<text:span text:style-name="T3">" </text:span>就是這麼回事。一個綠色生物還沒開口，我通常就知道他要講些什麼了。<text:span text:style-name="T3"> <text:line-break/><text:line-break/></text:span>為什麼呢？因為他產生信念的方式是<text:span text:style-name="T3"><text:s/>"</text:span>設定的<text:span text:style-name="T3">"</text:span>，而非評價與規範，就像根據某種預設程式跑流程那樣。這其實就是一種人工智慧的概念；是它，而不是他或她，因為他或她並沒有個<text:span text:style-name="T3"><text:s/>"</text:span>我<text:span text:style-name="T3">" </text:span>字。連<text:span text:style-name="T3"><text:s/>"</text:span>我<text:span text:style-name="T3">" </text:span>都沒有，哪來腦子？哪來信念？不管是道德信念或知識信念，信念之所以是信念，恰恰就是因為它是經由評價與規範而產生。<text:span text:style-name="T3"> <text:line-break/><text:line-break/></text:span>維根斯坦肯定是在哲學史上跟<text:span text:style-name="T3"><text:s/>AI (</text:span>人工智慧<text:span text:style-name="T3">) </text:span>在概念上最密切的一個哲學家。<text:span text:style-name="T3">19</text:span>年前，碩士階段，我寫了一篇<text:span text:style-name="T3"><text:s/>"</text:span>維根斯坦與<text:span text:style-name="T3">AI " </text:span>的小論文，裏頭無非只是想講這樣一種對比：<text:span text:style-name="T3"> <text:line-break/><text:line-break/>AI</text:span>產生所謂信念的方式是<text:span text:style-name="T3"><text:s/>according to a rule(</text:span>根據某種程式規定<text:span text:style-name="T3">)</text:span>，但是生命卻是一種<text:span text:style-name="T3"><text:s/>"rule following" </text:span>的現象。<text:span text:style-name="T3"> <text:line-break/><text:line-break/>rule following </text:span>是維根斯坦的核心思想之一。簡單說：生命活著，面對外在世界的無數規則，他必須以一個<text:span text:style-name="T3"><text:s/>"</text:span>我<text:span text:style-name="T3">" (self) </text:span>字來進行評價，決定他和這些規則之間的<text:span text:style-name="T3"><text:s/>"</text:span>關係<text:span text:style-name="T3">"</text:span>，決定如何回應規則，裏頭有無限的回應方式。但機器卻是有限的，而且往往別無懸念，因為程式決定了機器，而非機器來決定如何回應或創造規則。<text:span text:style-name="T3"> <text:line-break/><text:line-break/></text:span>維根斯坦有個例子很好笑，我寫東西常舉它為例。他說，如果一個人只有四號表情，當他要展現<text:span text:style-name="T3"><text:s/>"</text:span>喜<text:span text:style-name="T3">" </text:span>時，他必須像汽車換檔那樣，先從一號的<text:span text:style-name="T3"><text:s/>"</text:span>悲<text:span text:style-name="T3">"</text:span>，轉到二號的<text:span text:style-name="T3"><text:s/>"</text:span>怒<text:span text:style-name="T3">"</text:span>，然後再轉台到三號的<text:span text:style-name="T3"><text:s/>"</text:span>哀<text:span text:style-name="T3">"</text:span>，最後才能綻放歡樂的笑顏。<text:span text:style-name="T3"> <text:line-break/><text:line-break/></text:span>當它聽到悲傷的句子時，這下又得換表情了，真麻煩。它必須再逐一換檔回去，歷經喜、怒，然後才能展露悲傷表情。維根斯坦說，這時候你會懷疑：<text:span text:style-name="T3">"</text:span>這個人似乎少了一個東西<text:span text:style-name="T3">--</text:span>靈魂<text:span text:style-name="T3">"</text:span>。<text:span text:style-name="T3"> <text:line-break/><text:line-break/></text:span>生命理應是<text:span text:style-name="T3"><text:s/>"</text:span>規則<text:span text:style-name="T3">" ( rule)</text:span>的評價者，而不是執行者，人腦畢竟不是一種人工智慧。十九年前生平第一篇哲學論文，題目叫做<text:span text:style-name="T3"><text:s/>"How naturalistic can naturalized epistemology be?" (</text:span>自然主義知識論能有多自然？<text:span text:style-name="T3">) </text:span>大約也只是在闡揚概念或信念的形成方式。自然主義知識者一直想鏟除一個東西叫<text:span text:style-name="T3"><text:s/>"</text:span>規範性<text:span text:style-name="T3">" (normativity)</text:span>，認為人類的知識體系彷彿走在一條自動生產鏈上，但在我看來，規範性不可能消失，倘若哪天它消失了，生命也就不再是生命，而是一種人工智慧了，簡單說就是傻<text:span text:style-name="T3"><text:s/>B</text:span>啦。<text:span text:style-name="T3"> <text:line-break/><text:line-break/></text:span>陳真<text:span text:style-name="T3"><text:s/>2017. 12. 19. <text:line-break/><text:line-break/>=================== <text:line-break/></text:span>課審學生：余光中沒資格被稱「文人」<text:span text:style-name="T3"><text:s/></text:span>網紛飆罵「小屁孩」！<text:span text:style-name="T3"> <text:line-break/><text:line-break/></text:span>中時電子報<text:span text:style-name="T3"><text:s/></text:span>黃麗蓉／整理報導<text:span text:style-name="T3"> <text:line-break/><text:line-break/></text:span>發布時間<text:span text:style-name="T3"><text:s/>2017</text:span>年<text:span text:style-name="T3">12</text:span>月<text:span text:style-name="T3">18</text:span>日<text:span text:style-name="T3"> <text:line-break/><text:line-break/></text:span>中山大學榮譽退休教授余光中日前病逝，社運人士王奕凱曾酸「死好」，課審大會普高分組委員、靜宜大學學生林致宇對此在臉書直言，他不同意這說法，不過他認為余光中根本沒資格被稱為「文人」，更應納入轉型正義來處理，讓網友紛紛氣得罵他「小屁孩」！<text:span text:style-name="T3"> <text:line-break/><text:line-break/></text:span>林致宇認為，余光中的文筆雖具有相當高的水準，也有很多的著作，但這道理就像王曉波教授聲稱他有很多台灣史著作的說詞一樣可笑。<text:span text:style-name="T3"> <text:line-break/><text:line-break/></text:span>林致宇指出，余光中將能言善道的文字作為一種武器，做無謂的鬥爭，做為威權體制廣告商人，這就失去了文學的本質，遑論他做過的那些惡形惡狀，如何的迫害異己與威權體制站在一方，發動鄉土文學論戰，打壓台灣文學。因此余光中根本沒資格被稱為「文人」，也沒資格代表文學界，那種失去靈魂的文字根本形同大清帝國當時流行的「八股廢文」。<text:span text:style-name="T3"> <text:line-break/><text:line-break/></text:span>林致宇並不同意王奕凱的「死好說」，因死是一種了斷，沒能負起任何的責任，社會大眾死人為大的觀點，只會讓余光中這個加害者身分被遺忘，因此余光中的文學與行為，皆應納入轉型正義來處理，那才是真正的負責，他甚至說：「余光中的殞落，將會是台灣文學的黎明。」<text:span text:style-name="T3"> <text:line-break/><text:line-break/></text:span>有網友回酸說：「好了乖孩子，別在這兒秀下限了！你有言論自由我不否認，但肚裡沒什麼墨水，卻要硬擠出腐水，那就不好了。建議你先去學好歷史，了解何謂歷史，了解何謂歷史脈絡，看你的言論就能知道台灣壓根不重視歷史教育！對了，你也不懂文學。」<text:span text:style-name="T3"> <text:line-break/><text:line-break/></text:span>林致宇近年一直熱衷於社會運動，尤其對國文教育和歷史教育頗有意見，今年<text:span text:style-name="T3">8</text:span>月，他曾批評過去歌頌唐宋古文八大家就是「造神」，且是「傳遞封建思想」，引發爭議。<text:span text:style-name="T3">2015</text:span>年，他甚至在反課綱運動中說「慰安婦就是性工作者，不一定是被迫的」，飽受指責，最終在臉書上道歉止血。</text:p>
      <text:p text:style-name="P1"><text:span text:style-name="T1">陳真</text:span><text:s/>  |  2017.12.19 01:59   |   <text:a xlink:type="simple" xlink:href="http://palinfo.habago.org/Entry?Command=Information_PrintForum&amp;iPage=110#FORUM36321"><text:span text:style-name="T2">#</text:span></text:a></text:p>
      <text:p text:style-name="P3">有新文章在首頁，大家還不趕快去看。翻譯或校訂都不難，但是，巴勒網搬新家後，張貼卻很艱難；學姊在良哲指導下，費了九牛二虎之力才貼成，圖文並茂。這書封面這張照片拍得特別好。</text:p>
      <text:p text:style-name="P1"><text:span text:style-name="T1">陳真</text:span><text:s/>  |  2017.12.18 10:12   |   <text:a xlink:type="simple" xlink:href="http://palinfo.habago.org/Entry?Command=Information_PrintForum&amp;iPage=110#FORUM36320"><text:span text:style-name="T2">#</text:span></text:a></text:p>
      <text:p text:style-name="P2">陳文茜講的話有時不是很精確、平實，需要一點查證及存疑。<text:span text:style-name="T3"> <text:line-break/><text:line-break/></text:span>陳真<text:span text:style-name="T3"> <text:line-break/><text:line-break/>=========== <text:line-break/></text:span>一切都在倒數<text:span text:style-name="T3">…</text:span>陳文茜淚盼李敖現奇蹟　經紀人：沒這麼嚴重<text:span text:style-name="T3"> <text:line-break/><text:line-break/>2017/12/18 <text:line-break/><text:line-break/></text:span>娛樂中心／綜合報導<text:span text:style-name="T3"> <text:line-break/><text:line-break/>82</text:span>歲作家李敖，今年<text:span text:style-name="T3">2</text:span>月自爆罹患腦癌，透露只剩<text:span text:style-name="T3">3</text:span>年可以活，<text:span text:style-name="T3">5</text:span>月更傳出因免疫力下降感染肺炎，一度住進加護病觀察，甚至還傳出病危消息。知名媒體人陳文茜日前在微博表示，李敖現在已說不了話、寫不出字，直呼「一切都在倒數。」對此，李敖經紀人表示病況沒這麼嚴重，目前都還能正常溝通，一切都在治療中。</text:p>
      <text:p text:style-name="P1"><text:span text:style-name="T1">范美林</text:span><text:s/>  |  2017.12.17 23:37   |   <text:a xlink:type="simple" xlink:href="http://palinfo.habago.org/Entry?Command=Information_PrintForum&amp;iPage=110#FORUM36319"><text:span text:style-name="T2">#</text:span></text:a></text:p>
      <text:p text:style-name="P3">［更正道歉］<text:span text:style-name="T3"> <text:line-break/><text:line-break/></text:span>先前提到的思想史資料中並無維根斯坦，書的原文如下：<text:span text:style-name="T3"> <text:line-break/><text:line-break/></text:span>「在西線戰場可怕的大屠殺中，傷亡最慘重的是下級軍官，一般來說他們都是受過良好教育的青年。人們不禁發出疑問，隨著這些人成千上萬地罹難，該有多少可能震驚世界的成就被埋葬？他們之中，有的人才智可能在喬伊斯、愛因斯坦或艾略特之上，只是因為戰場捐軀<text:span text:style-name="T3">,</text:span>而沒有寫出<text:span text:style-name="T3">&lt;</text:span>尤里西斯<text:span text:style-name="T3">&gt;</text:span>和<text:span text:style-name="T3">&lt;</text:span>荒原<text:span text:style-name="T3">&gt;</text:span>，也沒有提出相對論。<text:span text:style-name="T3"> <text:line-break/>.....</text:span>」<text:span text:style-name="T3"> <text:line-break/><text:line-break/></text:span>在這段之前，作者有提出一項數字：<text:span text:style-name="T3"> <text:line-break/><text:line-break/></text:span>「造就法國菁英的著名學府巴黎高等師範學院，<text:span text:style-name="T3">1911</text:span>到<text:span text:style-name="T3">1913</text:span>年畢業的學生，有<text:span text:style-name="T3">161</text:span>人參軍，有<text:span text:style-name="T3">81</text:span>人死於戰爭，另有<text:span text:style-name="T3">64</text:span>人受傷。<text:span text:style-name="T3">... </text:span>」<text:span text:style-name="T3"> <text:line-break/><text:line-break/></text:span>以上節錄自<text:span text:style-name="T3">&lt;</text:span>西方現代思想史<text:span text:style-name="T3">&gt;</text:span>、<text:span text:style-name="T3">Roland N. Stromberg</text:span>著，劉北成<text:span text:style-name="T3"><text:s/></text:span>趙國新<text:span text:style-name="T3"><text:s/></text:span>翻譯<text:span text:style-name="T3"> <text:line-break/><text:line-break/></text:span>所以書上並沒提到維根思坦，在此說聲抱歉！<text:span text:style-name="T3"> <text:line-break/><text:line-break/></text:span>［題外話］<text:span text:style-name="T3"> <text:line-break/><text:line-break/></text:span>上次陳真先生提到的莊子與維根思坦的考題，或許可查看看是那位哲學系教授所寫的，因為個人的見解能成為了選擇題考題的，八成都有著作或刊文。我記得該題是有先提到某教授有兩相比較、認為兩人有相同處的看法。<text:span text:style-name="T3"> <text:line-break/><text:line-break/></text:span>另外，要說是一代宗師的話，李敖或許接近這樣的地位。但他在書上有說過，別人捧他他總覺得難受，因為捧得不夠。<text:span text:style-name="T3"> <text:line-break/><text:line-break/></text:span>在此也希望他能撐過治療，新聞中提到陳文茜說他的日子已在倒數了。<text:span text:style-name="T3"> </text:span></text:p>
      <text:p text:style-name="P1"><text:span text:style-name="T1">陳真</text:span><text:s/>  |  2017.12.17 15:04   |   <text:a xlink:type="simple" xlink:href="http://palinfo.habago.org/Entry?Command=Information_PrintForum&amp;iPage=110#FORUM36318"><text:span text:style-name="T2">#</text:span></text:a></text:p>
      <text:p text:style-name="P2">吾友柏楊先生常說：<text:span text:style-name="T3">"</text:span>官大錶準<text:span text:style-name="T3">"</text:span>，官大了，豈止學問大，連錶都比誰還準，甚至連屁都是香的，誰敢說不香呢？國王穿新衣，明明露鳥，誰敢說他沒穿衣服呢？<text:span text:style-name="T3"> <text:line-break/><text:line-break/></text:span>但是，今天如果不是詩，不是一般學問，而是物理化學數學與邏輯呢，那麼，官位再大，權勢再高，<text:span text:style-name="T3">"</text:span>學問隨官大<text:span text:style-name="T3">" </text:span>的空間依舊渺小，權位起不了作用。反之，越是說不準的軟調，越是需要鑑賞能力的東西，就越容易上下其手，一堆名醫、名作家、名音樂家、名導演、名教授、名詩人、政治明星等等等，往往就是這麼來的。<text:span text:style-name="T3"> <text:line-break/><text:line-break/></text:span>藝術如此，知識也一樣，數學邏輯或理論物理，乃至移植一顆心臟的技術，你能憑空對他毛手毛腳嗎？很難吧。但是，一講到文史哲或所謂社會科學，就往往任人蹂躪了，更不用說那些連<text:span text:style-name="T3"><text:s/>"</text:span>學科性<text:span text:style-name="T3">"</text:span>本身是否能成立都有問題的東西，例如<text:span text:style-name="T3"><text:s/>"</text:span>台式的醫學倫理<text:span text:style-name="T3">"</text:span>，<text:span text:style-name="T3">"</text:span>腦殘<text:span text:style-name="T3">" </text:span>幾乎就是它的唯一內涵。而且，越是小島小廟，妖風就特別大。<text:span text:style-name="T3"> <text:line-break/><text:line-break/></text:span>我常看到台灣一堆跟哲學扯不上半點邊的<text:span text:style-name="T3"><text:s/>"</text:span>名教授<text:span text:style-name="T3">"</text:span>，因為權位高了，麥克風就全讓他給拿在手上，讀過幾篇文字，就儼然某個領域的專家，或是講一些笑死人的傻話，然後說那是哲學，彷彿什麼不平凡的思想，而且還出書辦簽名會呢。許多時候，我真不敢相信我的眼睛，他媽的，這也叫哲學？腦殘哲學嗎？<text:span text:style-name="T3"> <text:line-break/><text:line-break/></text:span>詩這東西就更不堪入目了，至少在台灣是這樣，所謂詩人就是自己說是詩人的那些人。而且，一旦同溫圈混熟了，透過互相標榜，<text:span text:style-name="T3">"</text:span>詩人<text:span text:style-name="T3">" </text:span>的桂冠就戴得更穩了。<text:span text:style-name="T3"> <text:line-break/><text:line-break/></text:span>不知道為什麼，可能是八字不合吧，我常惹到一些<text:span text:style-name="T3"><text:s/>"</text:span>詩人<text:span text:style-name="T3">"</text:span>，曾經有一批詩人因為我對他們有所不敬，於是集體寫詩罵我，真是有夠腦殘的，罵人哪需要寫詩？一字經就夠用，大不了五個字。<text:span text:style-name="T3"> <text:line-break/><text:line-break/></text:span>詩是一種難言之隱，一種未竟之言，一種<text:span text:style-name="T3"><text:s/>"I mean, but not exactly"(</text:span>高達語<text:span text:style-name="T3">)</text:span>的文字影像聲音線條動作等等的排列組合，一種<text:span text:style-name="T3"><text:s/>"</text:span>不寫會死你才寫<text:span text:style-name="T3">" (R.M.Rilke</text:span>語<text:span text:style-name="T3">) </text:span>的東西。反之，如果你想講的意思如此清楚明白，何不就直接說了唄，幹嘛拐彎抹角故弄玄虛？幹嘛堆砌一堆無謂的辭藻？什麼<text:span text:style-name="T3"><text:s/>"</text:span>今天的天空很希臘<text:span text:style-name="T3">"</text:span>，我還昨天的高雄很羅馬咧，<text:span text:style-name="T3">x</text:span>它媽的交通亂七八糟，每天出門就像神鬼戰士要出場和一群人渣野獸肉博似的。<text:span text:style-name="T3"> <text:line-break/><text:line-break/></text:span>余光中也許不是一個好例子，畢竟他的文字一般般，稱不上爛，頂多看了打呵欠，還不至於想吐，只是人們抬舉得太過火，什麼<text:span text:style-name="T3"><text:s/>"</text:span>一代詩人<text:span text:style-name="T3">" </text:span>的，簡直就是在侮辱我們的智慧。我真正想罵的是那些爛到難以想像的<text:span text:style-name="T3"><text:s/>"</text:span>詩人<text:span text:style-name="T3">" </text:span>與<text:span text:style-name="T3"><text:s/>"</text:span>思想家<text:span text:style-name="T3">" </text:span>或<text:span text:style-name="T3"><text:s/>"</text:span>明星學者<text:span text:style-name="T3">" </text:span>們，但我不敢點名開罵，因為這些人很陰，綠油油，不能惹，而且個個位高權重，萬一惹了，怕會惹出一堆麻煩來，只好找一個謙謙君子余光中來說事。<text:span text:style-name="T3"> <text:line-break/><text:line-break/></text:span>而且，就算我敢罵那些馬文才，其實也只是自取其辱而已，誰會信呢？誰會相信這些人是草包，是馬文才呢？沒有人會信的。<text:span text:style-name="T3"> <text:line-break/><text:line-break/></text:span>聽起來好像很無奈很悲觀，其實一點也不會，我對時間、對美麗從未失去信心，我相信時間洪流過後，也許好的壞的美的醜的，統統命運一同地淹沒了，但若仍有極少數倖存者留下，勢必是那些具有長遠價值者。權力、地位、市場炒作或政治操弄等等這些東西，在時間面前起不了作用。</text:p>
      <text:p text:style-name="P1"><text:span text:style-name="T1">陳真</text:span><text:s/>  |  2017.12.16 15:30   |   <text:a xlink:type="simple" xlink:href="http://palinfo.habago.org/Entry?Command=Information_PrintForum&amp;iPage=110#FORUM36317"><text:span text:style-name="T2">#</text:span></text:a></text:p>
      <text:p text:style-name="P3">媽的，會有人真心喜歡這樣的<text:span text:style-name="T3"><text:s/>"</text:span>詩<text:span text:style-name="T3">"</text:span>？喜歡的請舉手！<text:span text:style-name="T3"> <text:line-break/><text:line-break/></text:span>陳真<text:span text:style-name="T3"> <text:line-break/><text:line-break/>=============== <text:line-break/></text:span>余光中的<text:span text:style-name="T3"><text:s/>"</text:span>鄉愁四韻<text:span text:style-name="T3">" <text:line-break/><text:line-break/></text:span>給我一瓢長江水啊長江水<text:span text:style-name="T3"> <text:line-break/><text:line-break/></text:span>那酒一樣的長江水<text:span text:style-name="T3"> <text:line-break/><text:line-break/></text:span>那醉酒的滋味<text:span text:style-name="T3"> <text:line-break/><text:line-break/></text:span>是鄉愁的滋味<text:span text:style-name="T3"> <text:line-break/><text:line-break/></text:span>給我一瓢長江水啊長江水<text:span text:style-name="T3"> <text:line-break/><text:line-break/><text:line-break/></text:span>給我一張海棠紅啊海棠紅<text:span text:style-name="T3"> <text:line-break/><text:line-break/></text:span>那血一樣的海棠紅<text:span text:style-name="T3"> <text:line-break/><text:line-break/></text:span>那沸水的燒痛<text:span text:style-name="T3"> <text:line-break/><text:line-break/></text:span>是鄉愁的燒痛<text:span text:style-name="T3"> <text:line-break/><text:line-break/></text:span>給我一張海棠紅啊海棠紅<text:span text:style-name="T3"> <text:line-break/><text:line-break/><text:line-break/></text:span>給我一片雪花白啊雪花白<text:span text:style-name="T3"> <text:line-break/><text:line-break/></text:span>那信一樣的雪花白<text:span text:style-name="T3"> <text:line-break/><text:line-break/></text:span>那家信的等待<text:span text:style-name="T3"> <text:line-break/><text:line-break/></text:span>是鄉愁的等待<text:span text:style-name="T3"> <text:line-break/><text:line-break/></text:span>給我一片雪花白啊雪花白<text:span text:style-name="T3"> <text:line-break/><text:line-break/><text:line-break/></text:span>給我一朵的臘梅香啊臘梅香<text:span text:style-name="T3"> <text:line-break/><text:line-break/></text:span>那母親一樣的臘梅香<text:span text:style-name="T3"> <text:line-break/><text:line-break/></text:span>那母親的芬芳<text:span text:style-name="T3"> <text:line-break/><text:line-break/></text:span>是鄉土的芬芳<text:span text:style-name="T3"> <text:line-break/><text:line-break/></text:span>給我一朵的臘梅香啊臘梅香</text:p>
      <text:p text:style-name="P1"><text:span text:style-name="T1">陳真</text:span><text:s/>  |  2017.12.16 15:25   |   <text:a xlink:type="simple" xlink:href="http://palinfo.habago.org/Entry?Command=Information_PrintForum&amp;iPage=110#FORUM36316"><text:span text:style-name="T2">#</text:span></text:a></text:p>
      <text:p text:style-name="P2">神啊，我想撞牆，不要拉我！這也是詩？<text:span text:style-name="T3"> <text:line-break/><text:line-break/></text:span>陳真<text:span text:style-name="T3"> <text:line-break/><text:line-break/>================ <text:line-break/></text:span>余光中的<text:span text:style-name="T3"><text:s/>"</text:span>與李白同遊高速公路<text:span text:style-name="T3">" <text:line-break/><text:line-break/><text:line-break/></text:span>剛才在店裡你應該少喝幾杯<text:span text:style-name="T3"> <text:line-break/><text:line-break/></text:span>進口的威士忌不比魯酒<text:span text:style-name="T3"> <text:line-break/><text:line-break/></text:span>太烈了，要怪那汪倫<text:span text:style-name="T3"> <text:line-break/><text:line-break/></text:span>擺什麼闊呢，儘叫胡姬<text:span text:style-name="T3"> <text:line-break/><text:line-break/></text:span>一遍又一遍向杯裏亂斟<text:span text:style-name="T3"> <text:line-break/><text:line-break/></text:span>你應該聽醫生的勸告，別聽汪倫<text:span text:style-name="T3"> <text:line-break/><text:line-break/></text:span>肝硬化，昨天報上不是說<text:span text:style-name="T3"> <text:line-break/><text:line-break/></text:span>已升級為第七號殺手了麼<text:span text:style-name="T3"><text:s/>? <text:line-break/><text:line-break/></text:span>剛殺了一位武俠名家<text:span text:style-name="T3"> <text:line-break/><text:line-break/></text:span>你一直說要求仙，求俠<text:span text:style-name="T3"> <text:line-break/><text:line-break/></text:span>是崑崙太遠了，就近向你的酒瓶<text:span text:style-name="T3"> <text:line-break/><text:line-break/></text:span>去尋找邋遢俠和糊塗仙嗎<text:span text:style-name="T3"><text:s/>? <text:line-break/><text:line-break/>---- </text:span>啊呀要小心，好險哪<text:span text:style-name="T3"> <text:line-break/><text:line-break/></text:span>超這種貨櫃車可不是兒戲<text:span text:style-name="T3"> <text:line-break/><text:line-break/></text:span>慢一點吧，慢一點，我求求你<text:span text:style-name="T3"> <text:line-break/><text:line-break/></text:span>這幾年交通意外的統計<text:span text:style-name="T3"> <text:line-break/><text:line-break/></text:span>不下於安史之亂的傷亡<text:span text:style-name="T3"> <text:line-break/><text:line-break/></text:span>這跑天下呀究竟不是天馬<text:span text:style-name="T3"> <text:line-break/><text:line-break/></text:span>跑高速公路也不是行空<text:span text:style-name="T3"> <text:line-break/><text:line-break/></text:span>限速哪，我的謫仙，是九十公里<text:span text:style-name="T3"> <text:line-break/><text:line-break/></text:span>你怎麼開到一百四了<text:span text:style-name="T3"><text:s/>? <text:line-break/><text:line-break/></text:span>別再做遊仙詩了，還不如<text:span text:style-name="T3"> <text:line-break/><text:line-break/></text:span>去看張史匹堡的片子<text:span text:style-name="T3"> <text:line-break/><text:line-break/></text:span>－－<text:span text:style-name="T3"><text:s/></text:span>咦，你聽，好像不祥的警笛<text:span text:style-name="T3"> <text:line-break/><text:line-break/></text:span>追上來了，就靠路旁吧<text:span text:style-name="T3"> <text:line-break/><text:line-break/></text:span>跟我換一個位子，快，千萬不能讓<text:span text:style-name="T3"> <text:line-break/><text:line-break/></text:span>交警抓到你醉眼駕駛<text:span text:style-name="T3"> <text:line-break/><text:line-break/></text:span>血管裏一大半流著酒精<text:span text:style-name="T3"> <text:line-break/><text:line-break/></text:span>詩人的形象已經夠壞了<text:span text:style-name="T3"> <text:line-break/><text:line-break/></text:span>批評家和警察同樣不留情<text:span text:style-name="T3"> <text:line-break/><text:line-break/></text:span>身分證上，是可疑的「無業」<text:span text:style-name="T3"> <text:line-break/><text:line-break/></text:span>別再提什麼謫不謫仙<text:span text:style-name="T3"> <text:line-break/><text:line-break/></text:span>何況你的駕照上星期<text:span text:style-name="T3"> <text:line-break/><text:line-break/></text:span>早因為酒債給店裡扣留了<text:span text:style-name="T3"> <text:line-break/><text:line-break/></text:span>高力士和議員們全都得罪光啦<text:span text:style-name="T3"> <text:line-break/><text:line-break/></text:span>賀知章又不在，看誰來保你？<text:span text:style-name="T3"> <text:line-break/><text:line-break/></text:span>－－六千塊嗎？算了我先墊<text:span text:style-name="T3"> <text:line-break/><text:line-break/></text:span>等「行路難」和「蜀道難」的官司<text:span text:style-name="T3"> <text:line-break/><text:line-break/></text:span>都打贏了之後，版稅到手<text:span text:style-name="T3"> <text:line-break/><text:line-break/></text:span>再還我好了：也真是不公平<text:span text:style-name="T3"> <text:line-break/><text:line-break/></text:span>出版法那像交通規則<text:span text:style-name="T3"> <text:line-break/><text:line-break/></text:span>天天這樣嚴重地執行？<text:span text:style-name="T3"> <text:line-break/><text:line-break/></text:span>要不是王維一早去參加<text:span text:style-name="T3"> <text:line-break/><text:line-break/></text:span>輞川污染的座談會<text:span text:style-name="T3"> <text:line-break/><text:line-break/></text:span>我們原該<text:span text:style-name="T3"> <text:line-break/><text:line-break/></text:span>搭他的老爺車回屏東去的</text:p>
      <text:p text:style-name="P1"><text:span text:style-name="T1">陳真</text:span><text:s/>  |  2017.12.16 15:24   |   <text:a xlink:type="simple" xlink:href="http://palinfo.habago.org/Entry?Command=Information_PrintForum&amp;iPage=110#FORUM36315"><text:span text:style-name="T2">#</text:span></text:a></text:p>
      <text:p text:style-name="P3">媽的，這也是詩？<text:span text:style-name="T3"> <text:line-break/><text:line-break/></text:span>陳真<text:span text:style-name="T3"> <text:line-break/><text:line-break/>=============== <text:line-break/></text:span>余光中的「讓春天從高雄出發」：<text:span text:style-name="T3"> <text:line-break/><text:line-break/></text:span>「春天是從那兒來的？春天是從南邊來的，草是從高雄、高雄綠起，花是從高雄開起，讓春天從高雄、高雄出發。」</text:p>
      <text:p text:style-name="P4"/>
      <text:p text:style-name="P1"><text:span text:style-name="T1">陳真</text:span><text:s/>  |  2017.12.16 15:17   |   <text:a xlink:type="simple" xlink:href="http://palinfo.habago.org/Entry?Command=Information_PrintForum&amp;iPage=111#FORUM36314"><text:span text:style-name="T2">#</text:span></text:a></text:p>
      <text:p text:style-name="P3">媽的，這叫做詩？<text:span text:style-name="T3"> <text:line-break/><text:line-break/></text:span>陳真<text:span text:style-name="T3"> <text:line-break/><text:line-break/>===================== <text:line-break/></text:span>余光中的「鄉愁」：<text:span text:style-name="T3"> <text:line-break/><text:line-break/></text:span>「小時候／鄉愁是一枚小小的郵票／我在這頭／母親在那頭；<text:span text:style-name="T3"> <text:line-break/><text:line-break/></text:span>長大後／鄉愁是一張窄窄的船票／我在這頭／新娘在那頭；<text:span text:style-name="T3"> <text:line-break/><text:line-break/></text:span>後來啊／鄉愁是一方矮矮的墳墓／我在外頭／母親在裡頭；<text:span text:style-name="T3"> <text:line-break/><text:line-break/></text:span>而現在／鄉愁是一灣淺淺的海峽／我在這頭／大陸在那頭。」</text:p>
      <text:p text:style-name="P1"><text:span text:style-name="T1">陳真</text:span><text:s/>  |  2017.12.16 14:46   |   <text:a xlink:type="simple" xlink:href="http://palinfo.habago.org/Entry?Command=Information_PrintForum&amp;iPage=111#FORUM36313"><text:span text:style-name="T2">#</text:span></text:a></text:p>
      <text:p text:style-name="P2">余光中過世，台灣各界吹捧不斷，什麼<text:span text:style-name="T3"><text:s/>"</text:span>一個偉大時代的終結<text:span text:style-name="T3">"</text:span>，什麼<text:span text:style-name="T3"><text:s/>"</text:span>一代詩人<text:span text:style-name="T3">"</text:span>等等，還有各種噁心到爆的歌頌與緬懷<text:span text:style-name="T3"><text:s/>(</text:span>例如陳芳明、陳文茜及龍應台等等等<text:span text:style-name="T3">)</text:span>，看了實在很受不了。<text:span text:style-name="T3"> <text:line-break/><text:line-break/></text:span>我對余光中個人並無惡感，儘管他仇共、敵視黨外以及企圖製造過文字獄等等。這些政治上的事我不在意，畢竟在那年代，除了李敖、柏楊和陳映真等等極少數人，我沒見過幾個正直的文人，整個學界、醫界、文化界等等等，統統都是附和統治當局為虎作倀的幫凶或軟骨頭，余光中只是其中之一而已。<text:span text:style-name="T3"> <text:line-break/><text:line-break/></text:span>而且，余光中絕對比絕大多數人都還要正直許多，至少他不會在這個綠油油的年代突然搖身一變，變成什麼民主鬥士或什麼台獨急先鋒，更不會全盤虛構個人過往的歷史。<text:span text:style-name="T3"> <text:line-break/><text:line-break/></text:span>但是，你看這年頭，你有沒有可能在學界、醫界或文化界找到一個誠實承認自己當年就是國民黨幫凶的人？我看應該是一個也找不到。而且，更不可思議的是：竟然所有人全部竄改了個人歷史，全把自己給漂白成<text:span text:style-name="T3"><text:s/>"</text:span>我過去老早就反國民黨<text:span text:style-name="T3">"</text:span>，但這完完全全就是一派謊言。有的甚至連什麼<text:span text:style-name="T3"><text:s/>"</text:span>野百合<text:span text:style-name="T3">" </text:span>這樣一種由李登輝所發動、媒體全面歌頌讚揚、各校教官積極響應與動員的政治鬥爭<text:span text:style-name="T3"><text:s/>(</text:span>鬥爭所謂<text:span text:style-name="T3"><text:s/>"</text:span>非主流派<text:span text:style-name="T3">"--</text:span>即外省人政治勢力<text:span text:style-name="T3">)</text:span>，居然也能說成拋頭顱灑熱血的什麼革命行動，什麼充滿理想的學生烈火青春。台灣政治與歷史之虛構，真是到了完全無法無天、無恥齷齪下流到極點的地步，一個個無恥的文人人渣，居然全成為什麼反威權的英雄。<text:span text:style-name="T3"><text:line-break/><text:line-break/></text:span>在這一點上，余光中至少是正直的，他並沒有虛構歷史，更沒有搖身一變。至於他所曾經犯下的文字獄罪行，至少他晚年也公開承認了錯誤。<text:span text:style-name="T3"> <text:line-break/><text:line-break/></text:span>總之，讓我對各方吹捧感到想吐的並不是政治，而是文字或文學本身。如果像余光中這樣的文字水平與文學內涵就是什麼一代詩人、文學大師，那麼，依我看，只要識字者，十之八九都有資格冠上<text:span text:style-name="T3"><text:s/>"</text:span>大師<text:span text:style-name="T3">" </text:span>或<text:span text:style-name="T3"><text:s/>"</text:span>一代詩人<text:span text:style-name="T3">" </text:span>的桂冠。<text:span text:style-name="T3"> <text:line-break/><text:line-break/></text:span>前些天在高雄搭捷運，赫然看到一個過去窩囊膽小如鼠、如今卻<text:span text:style-name="T3"><text:s/>"</text:span>勇猛<text:span text:style-name="T3">" </text:span>得像一頭獅子、綠油油的所謂文學界大老的<text:span text:style-name="T3"><text:s/>"</text:span>詩<text:span text:style-name="T3">"</text:span>，竟然就美美地寫在車廂內，成為車廂的一部份，供往來旅客膜拜。如果那個也能叫做<text:span text:style-name="T3"><text:s/>"</text:span>詩<text:span text:style-name="T3">"</text:span>，如果那樣一種文字水平也能稱為<text:span text:style-name="T3"><text:s/>"</text:span>詩人<text:span text:style-name="T3">"</text:span>，那我就是詩人的十八代祖師爺了。<text:span text:style-name="T3"> <text:line-break/><text:line-break/></text:span>很想說個完全真實的八卦，但是怕讓當事人產生困擾，只好隱忍不說，但我可以透露一點就是：一大堆綠油油的這樣一種等級的<text:span text:style-name="T3"><text:s/>"</text:span>詩人<text:span text:style-name="T3">"</text:span>，比余光中還遠遠不如、簡直就是製造一堆噁心到爆的文字垃圾的人，僅僅因為他們的權位與政治正確之身份，居然就可以把那些真是低能低劣可笑到極點的文字垃圾，給公然雕刻在許多官方機構或公眾文藝場合中，讓大家瞻仰，而且刻得到處都是，實在很可怕，那樣一種文字也能叫做<text:span text:style-name="T3"><text:s/>"</text:span>詩<text:span text:style-name="T3">"</text:span>？而且還要強迫大家閱讀。媽的，真是不要臉透了頂。<text:span text:style-name="T3"> <text:line-break/><text:line-break/></text:span>政治謊言我能忍，但所謂俗不可耐，爛東西卻說成藝術，說成詩，說成思想，說成文學，它媽的實在是受不了。但我知道我講這個不可能有多少知音，因為我不相信有多少人具有鑑賞能力<text:span text:style-name="T3"><text:s/>(</text:span>別跟我說什麼藝術或文學或思想之好壞是主觀的<text:span text:style-name="T3">)</text:span>，人們只是人云亦云，哪個人被捧，哪個人紅，大家就買單，然後跟著歌頌不已。不信你走進<text:span text:style-name="T3"><text:s/>"</text:span>誠品書局<text:span text:style-name="T3">" </text:span>看看，你會很驚訝，這麼大的一個書局，居然沒有幾本書是值得拿起來翻一下的，大多爛到爆。<text:span text:style-name="T3"> <text:line-break/><text:line-break/></text:span>我有時也會路過誠品，主要是去買芒果干蜜餞，相當貴，但還算好吃，光是今年我就已經買了三包。至於那些書，我通常盡量閉著眼睛匆匆走過，免得看了血壓高：這樣一種爛東西也好意思出版？這樣一種低能到爆的文字或<text:span text:style-name="T3"><text:s/>"</text:span>學術<text:span text:style-name="T3">"</text:span>，居然也會有人願意花錢買來看？我真是很無言。</text:p>
      <text:p text:style-name="P1"><text:span text:style-name="T1">陳真</text:span><text:s/>  |  2017.12.15 09:45   |   <text:a xlink:type="simple" xlink:href="http://palinfo.habago.org/Entry?Command=Information_PrintForum&amp;iPage=111#FORUM36312"><text:span text:style-name="T2">#</text:span></text:a></text:p>
      <text:p text:style-name="P3">韋懷<text:span text:style-name="T3"> <text:line-break/><text:line-break/></text:span>你寫的這幾句話<text:span text:style-name="T3">impress me</text:span>：<text:span text:style-name="T3">"</text:span>每天都不禁想給這東西下跪，轉頭想到我也是這東西的一部分，也就罷了<text:span text:style-name="T3">"</text:span>。若是遮掉作者，光憑文字本身，我會以為是哪個詩人或思想家說的話。</text:p>
      <text:p text:style-name="P1"><text:span text:style-name="T1">陳真</text:span><text:s/>  |  2017.12.14 01:48   |   <text:a xlink:type="simple" xlink:href="http://palinfo.habago.org/Entry?Command=Information_PrintForum&amp;iPage=111#FORUM36311"><text:span text:style-name="T2">#</text:span></text:a></text:p>
      <text:p text:style-name="P2"><text:span text:style-name="T3">(</text:span>續<text:span text:style-name="T3">) <text:line-break/><text:line-break/></text:span>因為是人渣黨當家，最近的所謂公投法修正當然不會有人渣黨過去整天高喊的那些神聖的、有關國號、國旗與領土的變更項目。那些鬼話純粹是拿來糟蹋國民黨以騙取選票的，一旦自己掌權，必然馬上會把這些鬼話拋諸腦後。你看，人渣黨最近竟然有人還高喊尊重中華民國憲法，因此不需把領土與國旗、國號之變更納入公投項目。可是，中華民國憲法是主張兩岸統一的不是嗎？怎麼現在又尊重起他們過去整天醜化、妖魔化的中華民國憲法？這些人渣，整天鬼話連篇，顛三倒四翻來覆去，你若真要當真，恐怕會精神分裂。<text:span text:style-name="T3"> <text:line-break/><text:line-break/></text:span>其實，這樣一種降低成案門檻的公投法修正，若非林義雄施壓，人渣黨怎麼可能會願意這樣做？這對他們當然是不利的，因為這等於是給自己之大權在握與為所欲為增添變數與挑戰。<text:span text:style-name="T3"> <text:line-break/><text:line-break/></text:span>林義雄對於公投的想法十分荒唐，但你不能否認的是，他並不會<text:span text:style-name="T3"><text:s/>"</text:span>故意<text:span text:style-name="T3">" </text:span>想要袒護人渣黨，否則就不會強迫人渣黨降低公投法的成案門檻。<text:span text:style-name="T3"> </text:span></text:p>
      <text:p text:style-name="P1"><text:span text:style-name="T1">孫韋懷</text:span><text:s/>  |  2017.12.13 22:21   |   <text:a xlink:type="simple" xlink:href="http://palinfo.habago.org/Entry?Command=Information_PrintForum&amp;iPage=111#FORUM36310"><text:span text:style-name="T2">#</text:span></text:a></text:p>
      <text:p text:style-name="P3">多謝陳真醫師，您說的話是很重要的參考。<text:span text:style-name="T3"> <text:line-break/></text:span>借此版說點題外話：我母親是滿族人，家中有薩滿教信仰的神靈牌位，也供奉菩薩財神。我確定世上有仙鬼，但我不覺得自己算有信仰，對我來說家中的神仙就像輩分很高的長輩，它們並不神秘，出入仙堂的房間只要守禮即可。我心中的有信仰應該是相信世界上有永遠不可知，不可說的東西，神魔仙鬼佛都在冥冥之中受這東西掌控。它的名字很多，可以說神、可以說天意、可以說命運、可以說世界的規律、也可以像豐子愷所說，是一本大賬簿，記錄了諸如我昨天玩了哪幾粒沙子等世上一切。不過越給這東西起名字，越想說明它，就離它越遠。我常常感歎不已，每天都不禁想給這東西下跪，轉頭想到我也是這東西的一部分，也就罷了。</text:p>
      <text:p text:style-name="P1"><text:span text:style-name="T1">陳真</text:span><text:s/>  |  2017.12.13 17:48   |   <text:a xlink:type="simple" xlink:href="http://palinfo.habago.org/Entry?Command=Information_PrintForum&amp;iPage=111#FORUM36308"><text:span text:style-name="T2">#</text:span></text:a></text:p>
      <text:p text:style-name="P2">韋懷<text:span text:style-name="T3"> <text:line-break/><text:line-break/></text:span>公投應如何設定及使用，這應該沒有個一定標準，同時也不是一種必要的民主制度或社會機制。但在台灣，就如同其它所有議題，在人渣黨的政治操弄下，卻把這樣一種純粹技術上的設計，無限抬舉成一種神聖不可不敬的道德目標，萬世後代子孫都必須仰賴這樣一個制度才能活命，才是民主，生命才有尊嚴；誰敢不認同這樣一些腦殘鬼話，誰就會被打成敵人，群起圍攻。<text:span text:style-name="T3"> <text:line-break/><text:line-break/></text:span>藉著這樣一種操弄，區分敵我，囊括選票；反對者或不敬者就是壞人、敵人奸人；支持者就是熱愛民主，就是它媽的愛台灣，就是反中反獨裁的民主鬥士。這二十幾年來，台灣基本上就是反覆一直玩這一套，玩得百業蕭條，烏煙瘴氣，民不聊生，但人們卻依舊樂此不疲。<text:span text:style-name="T3"> <text:line-break/><text:line-break/></text:span>還好現在是人渣黨當家，要不然，現在恐怕又要來個什麼可歌可泣的腦殘運動了，恐怕非得要強迫國民黨宣佈獨立或發動獨立公投不可。但是，輪到人渣黨掌權，這些鳥事就不會發生，因為歹徒騙子的目的是錢和權，而不是真的想拋頭顱灑熱血。哪天就算要拋頭灑血，人渣們也絕對溜得比誰都快。<text:span text:style-name="T3"> <text:line-break/><text:line-break/></text:span>期望台灣人不受人惑，恐怕得需要千百年的物種進化吧。至於人渣們要是有良心，那就不叫做人渣了。當然，未來的事不好說，玩火者也許哪天會燒到自己也說不定。<text:span text:style-name="T3"> <text:line-break/><text:line-break/></text:span>我若是大陸領導，根本不會去鳥台灣，就任由它自生自滅。當它胡搞瞎搞把台灣糟踏到某個程度，所謂物極必反，有一天自然就會民心思變，尋求統一，屆時再來收拾殘局，解救水深火熱的台灣同胞。<text:span text:style-name="T3"> <text:line-break/><text:line-break/></text:span>對此一進程，基本上我是樂觀的。人渣黨就像一個猶在高處的自由落體，乍看甚高，卻是下墜過程，等待那最後的砰然一響。我只能期待，這一天快點到來，同時也期待跟著下墜的台灣，可別墮入萬劫深淵。<text:span text:style-name="T3"> <text:line-break/><text:line-break/></text:span>政治很重要，誰來掌權很重要，因為它具體影響了一群人長達好幾個世代的集體命運。你看比方說緬甸，上個世紀六零年代，它曾經是亞洲最富有的國家，卻走上歧途，進行鎖國，一群人渣關起國家大門吃喝拉撒，把國家與社會當成自家的金庫，如今民生凋蔽，一片荒蕪。<text:span text:style-name="T3"> <text:line-break/><text:line-break/></text:span>當然，我相信緬甸會再度崛起，會逐漸擺脫貧窮與愚昧，也許速度很慢，也許在這過程中很顯然又養肥了一群黑金政客土匪人渣，但整體發展趨勢是很明顯的，主要原因之一就是中國的協助。不過那是題外話。<text:span text:style-name="T3"> <text:line-break/><text:line-break/></text:span>希望我有回答了你的問題。我的回答或想法對我自己而言自然是極其真實且重要，但是，對他人而言，我覺得最好的對待方式就是僅供參考，聽聽就好；從中也許能獲得某種正反教材與靈感，而不是逕自取得結論。我的結論是一種一人聖經，從不出我方寸之間，僅僅適用於我自己，而不期待也不希望別人受到不當影響。<text:span text:style-name="T3"><text:line-break/><text:line-break/></text:span>看診空檔，我手我心，寥寥數語。</text:p>
      <text:p text:style-name="P1"><text:span text:style-name="T1">張紹中</text:span><text:s/>  |  2017.12.13 02:22   |   <text:a xlink:type="simple" xlink:href="http://palinfo.habago.org/Entry?Command=Information_PrintForum&amp;iPage=111#FORUM36307"><text:span text:style-name="T2">#</text:span></text:a></text:p>
      <text:p text:style-name="P3">活了下來、愛了彼此，看似圓滿。而實際上悲劇是在電影之後的地方，在沒拍出來的部份。後面的故事我看過，我了解，沒看過的人是幸福的。</text:p>
      <text:p text:style-name="P1"><text:span text:style-name="T1">張紹中</text:span><text:s/>  |  2017.12.13 02:19   |   <text:a xlink:type="simple" xlink:href="http://palinfo.habago.org/Entry?Command=Information_PrintForum&amp;iPage=111#FORUM36306"><text:span text:style-name="T2">#</text:span></text:a></text:p>
      <text:p text:style-name="P2">刷了三次，一次還是午夜場（十點開始播到十一點五十八分），三場都快客滿。而且大概有八成的人都留下來看片尾。總覺得好像平行世界。</text:p>
      <text:p text:style-name="P1"><text:span text:style-name="T1">陳真</text:span><text:s/>  |  2017.12.13 02:13   |   <text:a xlink:type="simple" xlink:href="http://palinfo.habago.org/Entry?Command=Information_PrintForum&amp;iPage=111#FORUM36305"><text:span text:style-name="T2">#</text:span></text:a></text:p>
      <text:p text:style-name="P3"><text:span text:style-name="T3">(</text:span>續<text:span text:style-name="T3">) <text:line-break/><text:line-break/></text:span>就我的觀察，大約從<text:span text:style-name="T3">30</text:span>年前開始，西方強權在美國的主導下，<text:span text:style-name="T3">Military Humanitarianism (</text:span>軍事人道主義<text:span text:style-name="T3">) </text:span>迅速被鑄造成一種正式、主流、可行且彷彿合理<text:span text:style-name="T3"><text:s/>(plausible)</text:span>、乃至正當的<text:span text:style-name="T3"><text:s/>(legitimate) </text:span>概念。主流媒體的宣傳就不用說了，包括學術期刊和一些學術專書在內，相關討論更是汗牛充棟。這些討論，往往具有一種貌似客觀的描述性與分析性，描述其運作，分析其利害。這樣一種描述與分析，往往預設了一個前提就是，這樣一個雜交概念即便不是<text:span text:style-name="T3"><text:s/>"</text:span>不證自明<text:span text:style-name="T3">"(self-evident)</text:span>，至少在概念基礎上是合理的、無須檢驗的；因此，我們只須在概念下游進行其現象及歷史描述與分析就行。<text:span text:style-name="T3"> <text:line-break/><text:line-break/></text:span>但在我看來，需要被檢驗與分析的，恰恰是這樣一個概念<text:span text:style-name="T3"><text:s/>"</text:span>本身<text:span text:style-name="T3">" </text:span>的有效性。我甚至認為，根本不可能有這樣一種東西的存在，把軍事和人道雜交混合成為一種東西，不但是<text:span text:style-name="T3">morally unacceptable</text:span>，更是<text:span text:style-name="T3">conceptually impossible</text:span>，道德上難以接受，概念上也沒法想像，就好像我沒法想像一種<text:span text:style-name="T3"><text:s/>"</text:span>圓的三角形<text:span text:style-name="T3">" </text:span>一樣。當然，我知道我若要做這樣一種宣稱，論證的責任就會落在我身上，反而麻煩，反而造成更多無謂的討論。因此，我寧可說，認為軍事和人道可以雜交為一的人，倒是應該負責說清楚兩者在概念上如何可能相容，而非把它逕自視為僅僅只是一種技術上的運作問題。<text:span text:style-name="T3"> <text:line-break/><text:line-break/></text:span>後來我發現，舉證責任不管在正反哪一方，混淆視聽的效果其實都差不多，簡單說就是從現實中的<text:span text:style-name="T3"><text:s/>"</text:span>這個<text:span text:style-name="T3">" </text:span>問題，被有意無意轉化成概念上的<text:span text:style-name="T3"><text:s/>"</text:span>另一個<text:span text:style-name="T3">" </text:span>問題。現實中，是非善惡如此明顯，明目張膽地<text:span text:style-name="T3"><text:s/>"</text:span>以人道為名，行侵略之實<text:span text:style-name="T3">"</text:span>，這還有什麼好說、好思索的呢？一群歹徒四處打家劫舍姦殺擄掠，難道你還得需要先跑圖書館哲學部門，思考一下<text:span text:style-name="T3"><text:s/>"</text:span>自由<text:span text:style-name="T3">" </text:span>的概念意涵，然後才能理解這樣的行為究竟是對或錯？<text:span text:style-name="T3"> <text:line-break/><text:line-break/></text:span>這讓我想起<text:span text:style-name="T3"><text:s/>MSF (</text:span>無國界醫生組織<text:span text:style-name="T3">) </text:span>於<text:span text:style-name="T3">1999</text:span>年獲得諾貝爾和平獎時，<text:span text:style-name="T3">MSF</text:span>的國際議會主席<text:span text:style-name="T3"><text:s/>James Orbinski </text:span>醫生代表領獎時所發表的演講：<text:span text:style-name="T3"> <text:line-break/><text:line-break/>http://peacemagazine.org/archive/v16n1p08.htm <text:line-break/><text:line-break/></text:span>他的演講題目就叫做<text:span text:style-name="T3"><text:s/>"</text:span>世界上沒有軍事人道主義這樣一種東西<text:span text:style-name="T3">"</text:span>。他反對動用修辭來掩蓋事物的真實意義，他說，<text:span text:style-name="T3">"</text:span>強姦就是強姦，沒有人會把強姦稱呼為<text:span text:style-name="T3"><text:s/>'</text:span>一種複雜的婦科緊急情況<text:span text:style-name="T3">'"</text:span>。他強調：<text:span text:style-name="T3">"</text:span>強姦就是強姦，強姦就是一種罪行<text:span text:style-name="T3">"</text:span>。<text:span text:style-name="T3"> <text:line-break/><text:line-break/></text:span>在這意義上，再舉另一個例子：去年<text:span text:style-name="T3">(2016</text:span>年<text:span text:style-name="T3">)</text:span>英國曼徹斯特大學出版了一本書叫做<text:span text:style-name="T3"><text:s/>" The military-humanitarian complex in Afghanistan"</text:span>：<text:span text:style-name="T3"> <text:line-break/><text:line-break/>https://goo.gl/js91eo <text:line-break/><text:line-break/></text:span>該書以美軍在阿富汗之侵略與佔領為例，研究美軍佔領十年期間的<text:span text:style-name="T3"><text:s/>"</text:span>軍事人道主義<text:span text:style-name="T3">" </text:span>現象。我沒有讀這本書，但透過其它散落各處的文字，大約知道該書兩位作者的想法。他們似乎認為，在概念上，軍事與人道並非各自一成不變，而是必須視情境或文化不同而調整，兩者不必然一刀切，依然有可能攜手合作。<text:span text:style-name="T3"> <text:line-break/><text:line-break/></text:span>我不知道他是如何得出這樣一些結論，而我事實上當然也不是想排除所有可能的特殊情境，更不是以為概念宛若天生掛在樹上的不同果實般地、<text:span text:style-name="T3">"</text:span>先驗地<text:span text:style-name="T3">" </text:span>截然二分，問題是，這樣一種極其普遍的<text:span text:style-name="T3"><text:s/>"</text:span>概念化<text:span text:style-name="T3">" </text:span>議論方式，縱然有其意義，但卻對於急迫現實起了混淆作用；明明白白的善惡對錯，竟變成不明不白的觀點問題，不但失去其應有的道德意涵，而且轉換成某種彷彿見仁見智的概念爭議，正如同把強姦說成<text:span text:style-name="T3"><text:s/>"</text:span>一種複雜的婦科緊急情況<text:span text:style-name="T3">"</text:span>，然後醫生們有模有樣地討論得很開心很滿足；重點是：強姦就是強姦，理解這一點難道需要先成為一個婦科醫生然後才能進行討論或發出譴責？<text:span text:style-name="T3"> <text:line-break/><text:line-break/></text:span>剛下班吃完晚餐，經常每天工作<text:span text:style-name="T3">16-18</text:span>小時，這肯定是一種過勞了，應該不用請教職災專家了吧。我得洗澡睡覺了，明天還要上班呢。簡單說吧，軍事或武裝用來維持安全，當公眾安全受到威脅時，軍刀出鞘，飛彈出籠，乃至讓對方血流成河，但這畢竟不是一種人道概念。人道救援是沒有區別心的，不分敵我，不管好人壞人，就跟太陽一樣，既照耀好人，也同樣溫暖壞蛋，一切都得回到生命最原初的意義與基本價值上，而不訴諸其它任何外在因素的評價與衡量。<text:span text:style-name="T3"> <text:line-break/><text:line-break/></text:span>而且，人道本身就是目的，而不是達成其它目的的手段。軍事或政治必須選邊站，但人道卻只向那些需要援助者靠攏。大至一個國際人道救援團體，小至一個醫生或單一個人，難道面對他人陷於困頓的生命時還得先調查對方的政治歸屬與立場，然後給他的各種外在條件打分數、做考核，然後才決定要不要給他麵包，要不要給他醫藥，要不要救他一條命？<text:span text:style-name="T3"> <text:line-break/><text:line-break/></text:span>美國打破人道與軍事之間這樣一個重要的概念分際，並非出於無知或無意之過，而是蓄意如此，並且精心策畫，刻意混淆視聽，以人道為名，行軍事掠奪之實。你看，遠的不說，就說近的，打從<text:span text:style-name="T3">2001</text:span>年侵略阿富汗起，美國就要求各個國際人道救援組織或人權團體必須<text:span text:style-name="T3"><text:s/>"</text:span>隨隊<text:span text:style-name="T3">" (embedded)</text:span>，必須編入美軍，接受指揮。你想，當人道救援工作的基本中立性與獨立性以及本身的人道目的性消失時，你如何還能取信於各方？而且，它的後果將會是災難性的，就如同<text:span text:style-name="T3">MSF</text:span>主席在諾貝爾演講中所說，不但救援人員將會被視為敵方而遭受攻擊，而且整個<text:span text:style-name="T3"><text:s/>"</text:span>中立的人道救援空間<text:span text:style-name="T3">" </text:span>也將蕩然無存，所有人都會被捲入戰火與衝突。<text:span text:style-name="T3"> <text:line-break/><text:line-break/></text:span>美軍在這方面的惡行當然不只這些，他不但以人道為名，行屠殺掠奪與侵略之實，而且，對於阻礙其侵略行動者或是救援敵人者，哪怕你是醫院或教會或學校或娃娃車或婚禮宴客或老弱婦孺，一概都可以視為攻擊對象，照樣大開殺戒。在帝國主義者或西方優越主義者的眼中，事實上並沒有什麼人道與軍事概念之別，而只有敵我之分；一切所謂理想，只是達成其特定目的的手段與藉口。而且，只要能成功殺掉一個，哪怕錯殺一萬也在所不惜。<text:span text:style-name="T3"> <text:line-break/><text:line-break/>P.S.: </text:span>韋懷，我再找時間回覆你，晚安。</text:p>
      <text:p text:style-name="P1"><text:span text:style-name="T1">孫韋懷</text:span><text:s/>  |  2017.12.13 01:26   |   <text:a xlink:type="simple" xlink:href="http://palinfo.habago.org/Entry?Command=Information_PrintForum&amp;iPage=111#FORUM36304"><text:span text:style-name="T2">#</text:span></text:a></text:p>
      <text:p text:style-name="P2">陳真醫師您好，我是大陸的一名學生，想請教您一些問題。<text:span text:style-name="T3"> <text:line-break/></text:span>台灣降低公投門檻，我個人感覺十分悲觀，這實在很容易成為被操縱的工具。可我仍抱有一絲希望，亡羊補牢為時不晚，希望選民都可以不受人惑，自己做出對台灣有利的決定。民進黨此舉可能是想轉移民眾近來的不滿，展示自己比國民黨更民主，或認為年輕選民更親綠等等，但我更希望他們是良心發現或是一時失策。我不在台灣，想的這些并沒什麼說服力，所以才特此前來請教：<text:span text:style-name="T3"> <text:line-break/></text:span>降低公投門檻將來是否會傷害民進黨既有利益？或者說失之東隅，收回的可能是多少桑榆？我的想法、問題在您看來可能十分幼稚，但還是請您不吝賜教，謝謝。</text:p>
      <text:p text:style-name="P1"><text:span text:style-name="T1">陳真</text:span><text:s/>  |  2017.12.12 10:21   |   <text:a xlink:type="simple" xlink:href="http://palinfo.habago.org/Entry?Command=Information_PrintForum&amp;iPage=111#FORUM36303"><text:span text:style-name="T2">#</text:span></text:a></text:p>
      <text:p text:style-name="P3">只要打入<text:span text:style-name="T3">Military Humanitarianism (</text:span>軍事人道主義<text:span text:style-name="T3">)</text:span>這個詞，你就能看到許多討論。在各種侵略說詞中，<text:span text:style-name="T3">"</text:span>人道<text:span text:style-name="T3">" </text:span>無疑是最狡猾的一個藉口。美國的<text:span text:style-name="T3"><text:s/>"</text:span>人道<text:span text:style-name="T3">" </text:span>大約是這樣：<text:span text:style-name="T3"> <text:line-break/><text:line-break/></text:span>某個家庭很窮，美國人看了，見獵心喜，賺錢的機會又來了！於是馬上發動軍事人道救援，佔領這個家庭，男的殺掉或抓來當奴隸，女的強姦，老的任其自生自滅，小的則給予洗腦說：你看，你的把拔馬麻把你餓成這個樣子，還好叔叔來救你，以後要聽叔叔的話。然後，這個家從此就成為美軍基地兼搖錢樹。<text:span text:style-name="T3"> <text:line-break/><text:line-break/></text:span>或是這樣：<text:span text:style-name="T3"> <text:line-break/><text:line-break/></text:span>某對夫妻起口角，順便打了小孩一個巴掌。美國人看了，見獵心喜，他媽的賺錢的機會又來了！於是馬上發動軍事人道救援，執行維護人權的任務，男的殺掉或抓來當奴隸，女的強姦，老的任其自生自滅，小的則給予洗腦說：你看，你的把拔馬麻壞壞，傷害你的人權，還好叔叔來救你，以後要聽叔叔的話。然後，這個家從此又成為美軍基地兼搖錢樹。<text:span text:style-name="T3"> <text:line-break/><text:line-break/></text:span>跟<text:span text:style-name="T3"><text:s/>"</text:span>人道<text:span text:style-name="T3">" </text:span>類似的詞還包括民主、自由、人權等等。你只要稍微做點研究就會發現，這些藉口並非僅僅只是一種臨時起意的權宜說詞，而是一種精心策畫與布局的政治操作。</text:p>
      <text:p text:style-name="P4"/>
      <text:p text:style-name="P1"><text:span text:style-name="T1">李宗益</text:span><text:s/>  |  2017.12.10 19:50   |   <text:a xlink:type="simple" xlink:href="http://palinfo.habago.org/Entry?Command=Information_PrintForum&amp;iPage=112#FORUM36302"><text:span text:style-name="T2">#</text:span></text:a></text:p>
      <text:p text:style-name="P3">看了首頁的貝爾福宣言之後，我想起鳳凰網歷史頻道中有個「西方干涉中東」的專題，雖然沒在更新，大部分文章仍然值得一看。其中除了幾篇和主題比較無關的文章外，多半是些老生常談或是歷史常識，可以提供一些基本概念給對於這個主題陌生的人。<text:span text:style-name="T3"> <text:line-break/><text:line-break/></text:span>歐西文明自有能力遠航開始，就不曾停止征服及掠奪其所及之處，每每以當時貌似義正嚴詞的理由<text:span text:style-name="T3">(</text:span>儘管今日看來極其荒唐<text:span text:style-name="T3">)</text:span>，恣意對弱小人群進行控制和榨取。其蠻橫無理的程度，在十九世紀後半葉達到頂峰，留下無窮的後患。就如藉口幫人練身體而揍人是同一個道理，揍完人還煞有其事的教導對方，說這是文明的力量，你們應該向我學習，而非野蠻的反抗。種種為所欲為的藉口及事由推陳出新，先是宗教，接著以種族，然後是意識形態，不知究竟有沒有個盡頭？<text:span text:style-name="T3"> <text:line-break/><text:line-break/>http://news.ifeng.com/history/shijieshi/special/xfgszd/</text:span></text:p>
      <text:p text:style-name="P1"><text:span text:style-name="T1">陳真</text:span><text:s/>  |  2017.12.10 02:03   |   <text:a xlink:type="simple" xlink:href="http://palinfo.habago.org/Entry?Command=Information_PrintForum&amp;iPage=112#FORUM36301"><text:span text:style-name="T2">#</text:span></text:a></text:p>
      <text:p text:style-name="P2">巴勒斯坦反美爆衝突<text:span text:style-name="T3"><text:s/></text:span>以色列鎮壓<text:span text:style-name="T3">2</text:span>死逾<text:span text:style-name="T3">7</text:span>百傷<text:span text:style-name="T3"> <text:line-break/><text:line-break/></text:span>民視新聞<text:span text:style-name="T3"> <text:line-break/><text:line-break/>2017</text:span>年<text:span text:style-name="T3">12</text:span>月<text:span text:style-name="T3">9</text:span>日<text:span text:style-name="T3"> <text:line-break/><text:line-break/></text:span>美國總統川普日前宣佈，承認耶路撒冷是以色列的首都，等於是捅了中東問題的馬蜂窩，不僅巴勒斯坦人上街示威，包括約旦、葉門等穆斯林國家，也串起反美潮。在連日動盪後，目前至少有<text:span text:style-name="T3">2</text:span>名巴勒斯坦人、在以色列軍警鎮壓下喪生，還有<text:span text:style-name="T3">760</text:span>多人因此受傷。<text:span text:style-name="T3"> <text:line-break/><text:line-break/></text:span>催淚瓦斯、橡膠子彈齊飛，抗議者也不斷丟石塊回擊。<text:span text:style-name="T3">8</text:span>日的例行禮拜後，巴勒斯坦自治區爆發激烈衝突，以色列軍隊全副武裝，強力鎮壓示威群眾。<text:span text:style-name="T3"> <text:line-break/><text:line-break/></text:span>美國總統川普，<text:span text:style-name="T3">6</text:span>日一改美國政府<text:span text:style-name="T3">70</text:span>年來立場，宣布承認耶路撒冷為以色列首都，同時下令國務院擬定計畫，將大使館從特拉維夫遷到耶路撒冷，等於是對早就緊繃的以巴關係火上加油。<text:span text:style-name="T3"> <text:line-break/><text:line-break/></text:span>巴勒斯坦民眾：「我們是為反對川普的決定，而來參加示威，耶路撒冷是巴勒斯坦的首都。」<text:span text:style-name="T3"> <text:line-break/><text:line-break/></text:span>巴勒斯坦激進組織「哈瑪斯」幹部：「美國要把大使館移到耶路撒冷，就是與我們為敵。」<text:span text:style-name="T3"> <text:line-break/><text:line-break/></text:span>耶路撒冷同時被猶太教、伊斯蘭教和基督教視為聖城，轉眼間卻成了以色列的，超級火大的巴勒斯坦人、不但上街抗議，還怒燒川普的照片和美國國旗，就連約旦、葉門、土耳其等穆斯林國家，也爆發大規模示威。<text:span text:style-name="T3"><text:line-break/><text:line-break/></text:span>此外、衝突更升高到軍事層級，一連兩天都有火箭從迦薩走廊、射向以色列，其中<text:span text:style-name="T3">1</text:span>枚遭以國的「鐵穹」防禦系統攔截擊落，以色列也因此對激進組織「哈瑪斯」，在迦薩的軍事設施發動空襲。<text:span text:style-name="T3"> <text:line-break/><text:line-break/></text:span>巴勒斯坦駐聯合國代表曼蘇爾表示，美方做出如此決定，不僅破壞，也等於失去，它在區域和平進程的領導角色。<text:span text:style-name="T3"> <text:line-break/><text:line-break/></text:span>美國駐聯合國大使海莉則回應：「外國使館設在那（耶路撒冷），是很簡單的常識。」</text:p>
      <text:p text:style-name="P1"><text:span text:style-name="T1">陳真</text:span><text:s/>  |  2017.12.09 17:12   |   <text:a xlink:type="simple" xlink:href="http://palinfo.habago.org/Entry?Command=Information_PrintForum&amp;iPage=112#FORUM36300"><text:span text:style-name="T2">#</text:span></text:a></text:p>
      <text:p text:style-name="P3">所謂<text:span text:style-name="T3"><text:s/>"</text:span>總統<text:span text:style-name="T3">" </text:span>蔡啥小，近日自稱左派。人渣黨講話，其實就跟放屁沒兩樣，毫無意義可言。誰對他們講的話當真，誰就是腦殘。<text:span text:style-name="T3"> <text:line-break/><text:line-break/></text:span>最近修勞基法，有位人渣黨立院黨團的戰將，在立法院四處衝撞反對者，護黨功勞甚大，名叫何欣純，成大畢業，學姐的同班同學，據我所知，她不也是從學生時代就是所謂左派嗎？<text:span text:style-name="T3"> <text:line-break/><text:line-break/></text:span>還有一位，十多年前，曾經因為我在一篇文章中罵到他，我說人渣黨整天搞些掛民主羊頭賣民粹狗肉的洗腦勾當，並從中發放油水給一堆御用學者與文化買辦<text:span text:style-name="T3">(</text:span>此人就是其中之一<text:span text:style-name="T3">)</text:span>，他寫信來反駁說要和我比賽討論民主自由的理念與真諦什麼的，我聽了真是有點無語問蒼天，灑口水也能比賽？<text:span text:style-name="T3"> <text:line-break/><text:line-break/></text:span>我沒理他，但我那時候就看準了這個人會有<text:span text:style-name="T3"><text:s/>"</text:span>前途<text:span text:style-name="T3">"</text:span>，因為我看他整天寫些什麼左派啦，革命啦，反叛啦，什麼青春之火偉大革命理想啦等等。在台灣，凡是特別喜歡講這類東西，並且把它拿來販賣的，必然都會很有前途，但你可別真的相信什麼革命、反體制，這類人恰恰是最懂得迎合體制的。至於那些漂亮口號，純粹就只是一種商品。<text:span text:style-name="T3"> <text:line-break/><text:line-break/></text:span>此人叫張鐵志，最近上新聞版面，說什麼不能入境香港。報上說，他的身份是台灣的什麼中華文化總會副會長，而且還是蔡啥小總統親自邀請哦。<text:span text:style-name="T3"> <text:line-break/><text:line-break/></text:span>昨天去看高達的<text:span text:style-name="T3"><text:s/>"</text:span>輕蔑<text:span text:style-name="T3">"</text:span>，裏頭有一幕挺好笑，一位劇作家對著一位電影大亨之類的人談創作理念，講到什麼古希臘文化之類，那位財大氣粗的美國電影大亨聽了，立即拿出支票，嘴裏說：<text:span text:style-name="T3">"</text:span>每當我聽到文化這個字，我就會忍不住想掏出我的支票。<text:span text:style-name="T3">" </text:span>各位聽懂這個意思吧？意思是說，賺錢的機會來了。<text:span text:style-name="T3"> <text:line-break/><text:line-break/></text:span>我的感覺也一樣，每當我聽到有人高喊各種漂亮理想，什麼反叛啦，左派理想啦，我就忍不住想跟對方恭喜：你將來一定會很有前途！<text:span text:style-name="T3"> <text:line-break/><text:line-break/></text:span>底下這位連勝文，前面講的勉強都對，但最後竟然把古巴和人渣黨拿來類比，這真是我聽過最腦殘的言論了，而且還把古巴說成什麼<text:span text:style-name="T3"><text:s/>"</text:span>獨裁者的樂園<text:span text:style-name="T3">"</text:span>。<text:span text:style-name="T3"> <text:line-break/><text:line-break/></text:span>在這島上，人渣黨很壞很卑鄙很陰險很無恥很貪婪，但國民黨卻很溫吞很腦殘很顢頇很迂腐。真不知道這些人書是念到哪去了，沒有知識也該有點常識吧。<text:span text:style-name="T3"> <text:line-break/><text:line-break/></text:span>古巴怎麼會是人渣黨的同黨？不但不是，而且恰恰是人渣黨的徹底反面。像卡斯楚那樣的人，才是真正的理想家，宛若耶穌一般；像古巴那樣的社會制度，在許多方面，才是人類的希望所在，每個人的健康、教育與生存等等，都獲得應有的良好照顧，而不是一大群人成為極少數人的奴隸，辛苦以終，過勞而死，然後既得利益者卻還<text:span text:style-name="T3">X</text:span>它媽的叫大家要存著<text:span text:style-name="T3"><text:s/>"</text:span>做功德<text:span text:style-name="T3">" </text:span>的心，不要抱怨。<text:span text:style-name="T3"> <text:line-break/><text:line-break/></text:span>陳真<text:span text:style-name="T3"><text:s/>2017. 12. 09. <text:line-break/><text:line-break/>=============== <text:line-break/></text:span>蔡英文自稱左派<text:span text:style-name="T3"><text:s/></text:span>連勝文批「人格分裂派」<text:span text:style-name="T3"> <text:line-break/><text:line-break/></text:span>今日新聞<text:span text:style-name="T3">NOWnews <text:line-break/><text:line-break/></text:span>記者林仕祥／台北報導<text:span text:style-name="T3"> <text:line-break/><text:line-break/>2017</text:span>年<text:span text:style-name="T3">12</text:span>月<text:span text:style-name="T3">8</text:span>日<text:span text:style-name="T3"> <text:line-break/><text:line-break/></text:span>《勞基法》修法民怨不斷，總統蔡英文日前和年輕黨工座談，並稱自己是左派。國民黨中央委員連勝文今（<text:span text:style-name="T3">8</text:span>）日對此表示，蔡英文自認是左派，但民進黨卻對台灣新移民，特別是來自中國大陸的民眾充滿敵視、歧見，怒批民進黨是「人格分裂派」！<text:span text:style-name="T3"> <text:line-break/><text:line-break/></text:span>連勝文在臉書表示，帶有理想色彩的左派論述，在選舉時可謂撼動人心，無堅不摧，聽者無不動容！但到了執政時，卻是困難重重，往往行不通。這次《勞基法》修法，民進黨搞到自己左支右絀，進退兩難，就是最好的例子！這也說明為何許多歐洲左派政府，不是失去政權，就是往中間修正，而日前法國為了放鬆部分勞工法的限制，而引發大量示威抗議，也是一例。<text:span text:style-name="T3"> <text:line-break/><text:line-break/></text:span>連勝文接著說，歐美在劃分左、右派時，很重要的一點，就是對外來移民的態度。但很奇特的，蔡英文自認是左派，要推動左派經濟政策，不過民進黨，其側翼政團及所屬媒體，對於台灣的新移民，特別是大陸藉配偶，甚至短期來台的大陸學生，卻充滿歒視與歧見，某些歧視性的言語，幾乎與歐美國家極右派的新納粹主義者如出一轍！怒批只能稱他們為「人格分裂派」。<text:span text:style-name="T3"> <text:line-break/><text:line-break/></text:span>連勝文諷刺，蔡英文絶對可以在她陽明山的別墅中，夢想著如何把台灣建設成一個「帶有台灣特色的社會主義天堂」，但以她執政的表現及施政的重點，很怕她會畫虎不成反類犬，把台灣變成亞洲的古巴，一個獨裁者的樂園，那台灣人，不論信仰左右，恐怕都要辛苦了。</text:p>
      <text:p text:style-name="P1"><text:span text:style-name="T1">陳真</text:span><text:s/>  |  2017.12.09 03:28   |   <text:a xlink:type="simple" xlink:href="http://palinfo.habago.org/Entry?Command=Information_PrintForum&amp;iPage=112#FORUM36299"><text:span text:style-name="T2">#</text:span></text:a></text:p>
      <text:p text:style-name="P2">耶城問題爆衝突<text:span text:style-name="T3"><text:s/></text:span>以巴烽火連天多人傷<text:span text:style-name="T3"> <text:line-break/><text:line-break/></text:span>三立新聞網<text:span text:style-name="T3"> <text:line-break/><text:line-break/>2017</text:span>年<text:span text:style-name="T3">12</text:span>月<text:span text:style-name="T3">8</text:span>日<text:span text:style-name="T3"> <text:line-break/><text:line-break/></text:span>記者向敦維／綜合報導<text:span text:style-name="T3"> <text:line-break/><text:line-break/></text:span>眼看耶誕節就快到了，但在耶穌降生地伯利恆卻是烽火連天。由於川普承認，耶路撒冷是以色列首都，讓中東穆斯林相當不滿，巴勒斯坦人和以色列軍警爆發衝突，已經釀成<text:span text:style-name="T3">40</text:span>多人受傷，巴勒斯坦武裝組織還和以色列軍方互射火箭彈隔空嗆聲。<text:span text:style-name="T3"> <text:line-break/><text:line-break/></text:span>濃濃黑煙竄上天際，川普言論引爆中東穆斯林怒火，讓以巴衝怒再度升級。<text:span text:style-name="T3">CNN</text:span>記者：「這邊是巴勒斯坦這一方的前線，可以看到有焚燒的輪胎，民眾還把垃圾箱當作掩護，用來擋以色列警察的橡膠子彈。」<text:span text:style-name="T3"> <text:line-break/><text:line-break/></text:span>耶穌降生地伯利恆烽火連天，警民衝突釀成<text:span text:style-name="T3">40</text:span>多人受傷，絲毫看不到耶誕節過節氣氛，巴勒斯坦還將城內的耶誕樹熄燈以示抗議。<text:span text:style-name="T3"> <text:line-break/><text:line-break/></text:span>巴勒斯坦哈瑪斯領袖哈尼亞：「美國的這項決定是對我們人民的攻擊，也是對伊斯蘭和基督教聖地發起戰爭。」</text:p>
      <text:p text:style-name="P1"><text:span text:style-name="T1">陳真</text:span><text:s/>  |  2017.12.07 09:51   |   <text:a xlink:type="simple" xlink:href="http://palinfo.habago.org/Entry?Command=Information_PrintForum&amp;iPage=112#FORUM36298"><text:span text:style-name="T2">#</text:span></text:a></text:p>
      <text:p text:style-name="P3">川普踩中東「紅線」<text:span text:style-name="T3"><text:s/></text:span>教宗憂心籲尊重耶路撒冷現狀<text:span text:style-name="T3"> <text:line-break/><text:line-break/>NewTalk </text:span>新頭殼<text:span text:style-name="T3"> <text:line-break/><text:line-break/>2017</text:span>年<text:span text:style-name="T3">12</text:span>月<text:span text:style-name="T3">6</text:span>日<text:span text:style-name="T3"> <text:line-break/><text:line-break/></text:span>美國總統川普擬承認耶路撒冷為以色列首都，引起中東各國緊張，教宗方濟各（<text:span text:style-name="T3">Pope Francis</text:span>）對情勢發展也深感憂慮，今（<text:span text:style-name="T3">6</text:span>）日強烈呼籲各界尊重耶路撒冷現狀，並指「認可所有人（在耶路撒冷）的權利」是對話先決條件。<text:span text:style-name="T3"> <text:line-break/><text:line-break/></text:span>美國高層官員昨日透露，川普預定今天下午<text:span text:style-name="T3">1</text:span>時（台灣時間<text:span text:style-name="T3">7</text:span>日凌晨<text:span text:style-name="T3">2</text:span>時）承認耶路撒冷為以色列首都，並將美國駐以國大使館從特拉維夫搬遷至耶路撒冷。這項決定顛覆美國數十年政策，已掀起滿城風雨，恐將激化中東危機。<text:span text:style-name="T3"> <text:line-break/><text:line-break/></text:span>綜合外電報導，教宗方濟各昨天與巴勒斯坦自治政府主席阿巴斯（<text:span text:style-name="T3">Mahmud Abbas</text:span>）熱線討論這場危機，今天則向出席教廷跨宗教對話的巴勒斯坦人士以及每週聆聽教示的信眾發表上述談話。<text:span text:style-name="T3"> <text:line-break/><text:line-break/></text:span>教宗語重心長地表示，對近日來的情勢深感憂慮，強烈呼籲各方依據聯合國相關決議，尊重這個城市的現狀。他說，「維持現狀」很重要，避免為早已遭許多殘酷衝突肆虐的紛擾世界，添加新的緊張因素。<text:span text:style-name="T3"> <text:line-break/><text:line-break/></text:span>教宗指出，耶路撒冷是獨一無二的城市，對猶太教徒、基督徒和穆斯林來說，都是神聖的，耶路撒冷也是這<text:span text:style-name="T3">3</text:span>大一神教信仰的「聖地」所在，擔負著「特殊的和平使命」，更是對話的絕佳之地。<text:span text:style-name="T3"> <text:line-break/><text:line-break/></text:span>他說，對話的先決條件是相互尊重，並致力於強化這種尊重，以認可所有人的權利，無論他們身在何處。<text:span text:style-name="T3"><text:s/></text:span>教宗說：「我向天主祈禱，為了聖地、中東和全世界，耶城的這個地位得以保全並鞏固，智慧與智德能勝出。」<text:span text:style-name="T3"> <text:line-break/><text:line-break/></text:span>目前除了以色列外，只有哥斯大黎加和薩爾瓦多承認耶路撒冷為以國首都，不過，這兩國的大使館都位在特拉維夫。聯合國表示，耶路撒冷的歸屬必須透過以色列和巴勒斯坦之間的和平談判來決定。</text:p>
      <text:p text:style-name="P1"><text:span text:style-name="T1">陳真</text:span><text:s/>  |  2017.12.06 12:38   |   <text:a xlink:type="simple" xlink:href="http://palinfo.habago.org/Entry?Command=Information_PrintForum&amp;iPage=112#FORUM36297"><text:span text:style-name="T2">#</text:span></text:a></text:p>
      <text:p text:style-name="P2">這個人渣黨，每天除了忙著為自己及其金主以及一大票走狗幫凶們撈錢、污錢、卡位及掠奪國家資源外，就是忙著花人民的大把血汗錢搞這類低能齷齪的政治把戲。比方說中油<text:span text:style-name="T3"><text:s/>(</text:span>中國石油<text:span text:style-name="T3">)</text:span>不行，必須改成<text:span text:style-name="T3"><text:s/>"</text:span>台灣中油<text:span text:style-name="T3">"</text:span>，硬要把台灣騎在中字頭上；中華郵政也不行，必須改為台灣郵政，中正路不行，中正國小不行，中正大學也不行<text:span text:style-name="T3">...x</text:span>它媽的真是有夠人渣到爆。<text:span text:style-name="T3"> <text:line-break/><text:line-break/></text:span>這群貪贓枉法的人渣歹徒與狗官們及其一大票走狗幫凶及尾巴黨，你不會對之感到痛恨嗎？中正路改成阿扁路或什麼南榕路，中山大學改成賴啥曉大學，你就會變得很幸福、覺得很光榮嗎？<text:span text:style-name="T3"> <text:line-break/><text:line-break/></text:span>蔣家年代的那個舊國民黨，雖然凶狠，但是當官者卻大多清廉，而且會花心思去改善絕大多數人的生活。直到二十幾年前，大貪官李登輝引進黑金體制，與黑道和財團緊密結合，整個台灣的政治、經濟與社會就開始迅速腐敗與衰退。<text:span text:style-name="T3"> <text:line-break/><text:line-break/></text:span>緊接著，在老賊李登輝的培植與扶持下，人渣黨迅速壯大，結合李登輝既有的黑金勢力，開始炒作反中反華，開始進行洗腦教育，全面性地挑撥族群仇恨與對立，拼命妖魔化大陸人。至此，台灣的政治、經濟與社會發展，差不多就已經宣告死亡了。但是，這群綠油油的人渣與走狗幫凶們卻個個吃得肥滋滋，而絕大多數人民的生活與退休，以及各種基本的社會福利與安全及各項薪資等，卻大幅倒退或嚴重縮水。<text:span text:style-name="T3"> <text:line-break/><text:line-break/></text:span>可悲的是，人民<text:span text:style-name="T3">(</text:span>特別是年輕一代<text:span text:style-name="T3">)</text:span>卻被騙得團團轉，把罪大惡極的人渣歹徒當成什麼爭取民主自由的英雄，什麼人權的鬥士。我常感到不解：一個人，當他腦子裏持有某種強烈意念或信仰時，他難道真的蠢到連稍微思考或驗證一下其真實性的一點智能也沒有？難道你是活在雲端？根本看不見人渣們的真實模樣與嘴臉？根本看不見任何一點基本事實？人渣不管餵什麼毒給你吃，你就吃得好開心好得意？完全沒有半點腦子？<text:span text:style-name="T3"> <text:line-break/><text:line-break/></text:span>陳真<text:span text:style-name="T3"><text:s/>2017. 12. <text:line-break/><text:line-break/>================ <text:line-break/></text:span>促進轉型正義改校名？中正大學回應了<text:span text:style-name="T3"> <text:line-break/><text:line-break/></text:span>中央社<text:span text:style-name="T3"><text:s/><text:line-break/><text:line-break/>2017</text:span>年<text:span text:style-name="T3">12</text:span>月<text:span text:style-name="T3">6</text:span>日<text:span text:style-name="T3"> <text:line-break/><text:line-break/></text:span>立法院通過促進轉型正義條例，全台灣校名有「中正」的學校可能要改名。中正大學主任秘書吳明儒今天受訪表示，現階段沒有預設立場，將等待教育部進一步的政策指示，再決定如何因應。<text:span text:style-name="T3"> <text:line-break/><text:line-break/></text:span>昨天立法院通過的促轉條例第<text:span text:style-name="T3">5</text:span>條寫明：「出現於公共建築或場所之紀念或緬懷威權統治者之象徵，應予移除、改名，或以其他方式處置之。」<text:span text:style-name="T3"> <text:line-break/><text:line-break/></text:span>立法院教育及文化委員會今天審理教育部預算，教育部長潘文忠會前受訪表示，學校屬於「公共場所」，促轉條例相當明確，必須要依法處置，後續會跟學校、地方政府依條例內容作適法上的研處。<text:span text:style-name="T3"> <text:line-break/><text:line-break/>============== <text:line-break/></text:span>「威權象徵」需消除　路名、硬幣恐都得改<text:span text:style-name="T3"> <text:line-break/><text:line-break/></text:span>壹電視<text:span text:style-name="T3">2017</text:span>年<text:span text:style-name="T3">12</text:span>月<text:span text:style-name="T3">6</text:span>日<text:span text:style-name="T3"> <text:line-break/><text:line-break/></text:span>【壹電視報導】受難者家屬等了<text:span text:style-name="T3">30</text:span>多年，總算盼到促轉條例三讀立法。但他們更希望立法通過之後，要真正的實踐正義。只是促轉條例，目前還有三大爭議未解，包括威權象徵如何認定，刑罰處理是不是逾越比例原則，以及追溯的期間，是否該納入日治時代，這些爭議，藍綠兩黨沒有共識。最後還是在綠營的人數優勢下，以民進黨版三讀通過。</text:p>
      <text:p text:style-name="P1"><text:span text:style-name="T1">陳真</text:span><text:s/>  |  2017.12.06 02:14   |   <text:a xlink:type="simple" xlink:href="http://palinfo.habago.org/Entry?Command=Information_PrintForum&amp;iPage=112#FORUM36296"><text:span text:style-name="T2">#</text:span></text:a></text:p>
      <text:p text:style-name="P3">大家別只窩在這，有空要去首頁看看。學姊有篇大作貼在首頁，談台灣的人權八股。必讀！！它可能也會登在成大校刊。相當溫和的一篇文章。但是，在一片綠油油的台灣校園裏，想刊登這樣溫和的文章並不容易。</text:p>
      <text:p text:style-name="P1"><text:span text:style-name="T1">陳真</text:span><text:s/>  |  2017.12.06 01:55   |   <text:a xlink:type="simple" xlink:href="http://palinfo.habago.org/Entry?Command=Information_PrintForum&amp;iPage=112#FORUM36295"><text:span text:style-name="T2">#</text:span></text:a></text:p>
      <text:p text:style-name="P2">請先看文末，這是最近的<text:span text:style-name="T3"><text:s/>"</text:span>熱門<text:span text:style-name="T3">" </text:span>新聞，台灣各大媒體與電視均有報導：中國光是在<text:span text:style-name="T3"><text:s/>2016</text:span>年下半年就有<text:span text:style-name="T3"><text:s/>"</text:span>高達<text:span text:style-name="T3">" 23</text:span>次向谷歌（<text:span text:style-name="T3">Google</text:span>）提出要求，刪除網路特定內容，要求刪除的條目<text:span text:style-name="T3"><text:s/>"</text:span>竟然高達<text:span text:style-name="T3">" 639</text:span>項！就連向來<text:span text:style-name="T3"><text:s/>"</text:span>不關心政治<text:span text:style-name="T3">"</text:span>（但卻個個持有強烈政治態度）的護士看了這新聞都很氣憤與不屑：<text:span text:style-name="T3">"</text:span>中國人真可憐，活在這種野蠻國家，完全不尊重言論自由，哪像我們台灣人這麼民主自由。<text:span text:style-name="T3">" <text:line-break/><text:line-break/></text:span>這些數據來自谷歌（<text:span text:style-name="T3">Google</text:span>）每年發佈的所謂《透明度報告》。這樣一種報告，純粹就是掩人耳目，因為谷歌根本就是美國軍方與情治單位的一個執行全球監控的工具，透過各種內部演算機制，儘可能無聲無息地把全球各地不利於美國的訊息或反戰言論掩蓋、消除，或是讓你根本搜尋不到；並且儘可能散布各種不利於中國的消息與抹黑或各種假新聞。美國並且把這樣一種言論操弄與管制，視為一種<text:span text:style-name="T3"><text:s/>"</text:span>作戰<text:span text:style-name="T3">"</text:span>。<text:span text:style-name="T3"> <text:line-break/><text:line-break/></text:span>因此，什麼<text:span text:style-name="T3"><text:s/>"</text:span>提出刪除言論的要求<text:span text:style-name="T3">"</text:span>，這哪會是個重點？什麼《透明度報告》，真是有夠裝蒜的。而且，倘若這樣一種<text:span text:style-name="T3"><text:s/>"</text:span>官方要求刪除特定言論<text:span text:style-name="T3">" </text:span>意味著戕害言論自由，那我們不妨來看看各國政府的數據，看看誰才是傷害言論自由的殺手。<text:span text:style-name="T3"> <text:line-break/><text:line-break/></text:span>首先，根據這個《透明度報告》，自從<text:span text:style-name="T3">2009 </text:span>年以來，中國政府一共提出<text:span text:style-name="T3">82</text:span>次的刪除要求，要求刪除條目一共是<text:span text:style-name="T3"><text:s/>1469</text:span>條：<text:span text:style-name="T3"> <text:line-break/><text:line-break/>https://goo.gl/HvY97C <text:line-break/><text:line-break/></text:span>那麼，所謂民主自由的美國呢？一共提出<text:span text:style-name="T3">5163</text:span>次的刪除言論要求，恰恰是中國的<text:span text:style-name="T3">63</text:span>倍之多，刪除條目竟高達五萬七千六百七十九條，是中國的幾十倍之多：<text:span text:style-name="T3"> <text:line-break/><text:line-break/>https://goo.gl/KeFrNM <text:line-break/><text:line-break/></text:span>至於所謂老牌民主國家英國呢，那就更加不堪入目了。不過，我對這個國家的行徑一點也不意外。英國政府一共提出<text:span text:style-name="T3">2387</text:span>次刪除言論要求，刪除總數高達十萬九千三百七十條項目：<text:span text:style-name="T3"> <text:line-break/><text:line-break/>https://goo.gl/KbtD2F <text:line-break/><text:line-break/></text:span>人家中國才要求刪除一千多條，英國卻是十萬多條，美國是五萬多。如果要以此來指控所謂言論自由的侵害，那麼，迫害言論自由的世界冠亞軍，毫無疑問就是英國和美國，而且遙遙領先世界各國。至於中國，卻是世界上極少干預言論自由的國家。<text:span text:style-name="T3"> <text:line-break/><text:line-break/></text:span>那麼，整天自我陶醉的台灣呢？一共提出<text:span text:style-name="T3">228</text:span>次刪除言論的要求，是中國的三倍，一共要求刪除<text:span text:style-name="T3">691</text:span>條項目：<text:span text:style-name="T3"> <text:line-break/><text:line-break/>https://goo.gl/fwr1FQ <text:line-break/><text:line-break/></text:span>而且，你要知道，中國大陸有<text:span text:style-name="T3">14</text:span>億人口，而台灣卻只有兩千三百萬人，卻反而還刪除得比人家還多上三倍的次數，若依照這些藉此妖魔化中國的主流媒體之思考邏輯，那麼，台灣之侵害言論自由的惡劣程度，大約是祖國大陸兩百倍的嚴重。<text:span text:style-name="T3"> <text:line-break/><text:line-break/></text:span>我不是很喜歡寫這些政治上的事。但是，所謂路見不平，拔刀相助，若不是實在看不過去，看得歸卵泡火，寫這些東西實非我所願。這七、八年來，我弄了個資料夾，裏頭至少就有兩、三千個檔案，全是有關國內外政治上的鳥人鳥事。其中，光是人渣黨及其一票走狗們的敗行劣跡就佔了至少三成，寫來滿紙污穢。因為太齷齪了，於是就一直擱著沒寫，越積越多。所謂罄竹難書就是這樣，任憑你千手觀音日夜寫不停，也根本追不上人渣們為惡的速度，謊言不斷，為所欲為，好話說盡，壞事做絕。<text:span text:style-name="T3"> <text:line-break/><text:line-break/></text:span>一個卑劣的政治詐騙集團不可能單獨為惡，它得有各路幫凶，幫它造謠抹黑，幫它漂白美化，幫它洗腦灌輸，幫它塑造輿論，幫它虛構英雄神明，幫它抹黑異己。記者便是主要幫凶之一。在台灣也好，在西方也罷，記者基本上就是人渣的代名詞，好記者宛若鳳毛麟角一般罕見。比方說這樣一則什麼谷歌《透明度報告》的<text:span text:style-name="T3"><text:s/>"</text:span>新聞<text:span text:style-name="T3">"</text:span>，擺明就是存心抹黑，刪除五萬、十萬條言論項目的美國英國，反而被視為言論自由的守護神，而僅僅只是要求刪除一千多則訊息的中國，卻據此對之大肆抹黑與渲染。<text:span text:style-name="T3"> <text:line-break/><text:line-break/></text:span>記者智商真的有這麼低嗎？低到連理解一下自己的報導內容的能力也沒有嗎？當然不是智商低，這些人可聰明了。他們不是愚笨低能，而是齷齪無恥，存心泯滅良知。可是，任何一種專業之從事者，即便再怎麼不喜歡自己的工作，至少也該有點最基本的專業良知吧。就跟當醫生一樣，醫術爛學問差沒關係，但你總不能存心害人吧，這難道不是做為一個人最基本的良知嗎？<text:span text:style-name="T3"> <text:line-break/><text:line-break/></text:span>讓我感到更是特別痛苦的是：在這個近乎完全密不通風的小島上，我知道<text:span text:style-name="T3"><text:s/>"</text:span>當下<text:span text:style-name="T3">" </text:span>我講的這些是非黑白，沒有幾個人會信。也許有一天人們會信，但是，當他們開始相信某個事情時，黑白善惡老早就又已經換成另一種面貌了。這就好像蔣家呼風喚雨時，你說蔣公很可怕，跟皇帝沒兩樣，殺人如麻。人們聽了，嗤之以鼻，說你人格有病，說你腦袋有問題，連最為民主自由的美國都稱讚蔣公是全人類仰望的<text:span text:style-name="T3"><text:s/>"</text:span>世界民主燈塔<text:span text:style-name="T3">" </text:span>呢，蔣公怎麼會獨裁？更不可能殺人了，蔣公連一隻螞蟻都捨不得踩死呢。<text:span text:style-name="T3"> <text:line-break/><text:line-break/></text:span>同樣地，當國民黨任意關人殺人、貪污腐敗時，你說這個黨為非作歹，非常可恨，人們聽了有什麼反應呢？人們會說你思想偏激，說你陰謀叛亂，說你過不慣民主自由的繁榮生活，因此企圖破壞社會。<text:span text:style-name="T3"> <text:line-break/><text:line-break/></text:span>可是，當這一切惡事都已事過境遷，另一群更為齷齪無恥卑鄙下流的人渣，竟然用各種卑劣手段，竄改歷史，收割改革成果，藉著誇大渲染與造謠來進一步抹黑國民黨以謀取個人私利與權位。這時候，人們卻瘋狂地附和之，努力妖魔化一個與過去的<text:span text:style-name="T3"><text:s/>"</text:span>舊國民黨<text:span text:style-name="T3">" </text:span>已無多少瓜葛的<text:span text:style-name="T3"><text:s/>"</text:span>新國民黨<text:span text:style-name="T3">"</text:span>，並抬舉這群更為腐敗貪婪目無法紀、毫無一絲善念的人渣黨。<text:span text:style-name="T3"> <text:line-break/><text:line-break/></text:span>我能想像，倘若兩岸仍然尚未統一，有一天，一定會有個比時下的人渣黨更為猥瑣貪婪的蛆蛆黨，將會取代人渣黨，或是與之形成所謂<text:span text:style-name="T3"><text:s/>"</text:span>政黨政治<text:span text:style-name="T3">"</text:span>。我特別看好目前那兩個能<text:span text:style-name="T3"><text:s/>"</text:span>演<text:span text:style-name="T3">" </text:span>善道的尾巴黨<text:span text:style-name="T3">--</text:span>時代的什麼力量黨與社會的什麼民主黨。到時候，人渣黨可能慢慢也就沒那麼人渣了，因為人渣將會拼命往新一代有利可圖的蛆蛆黨努力靠攏。於是，人們可能就會開始相信原來人渣黨這麼爛啊。但是，當他們如此相信時，他們卻將轉而向蛆蛆黨歡呼歌頌。<text:span text:style-name="T3"> <text:line-break/><text:line-break/></text:span>除非有一種巨大外力的介入，否則，在我看來，所謂歷史，差不多就是上述這樣一種戲碼的不斷演出。悲劇綿延，毋寧可悲。<text:span text:style-name="T3"> <text:line-break/><text:line-break/></text:span>陳真<text:span text:style-name="T3"><text:s/>2017. 12. 06. <text:line-break/><text:line-break/>=================== <text:line-break/></text:span>玻璃心崩潰！<text:span text:style-name="T3">Google</text:span>：中國去年要求刪除<text:span text:style-name="T3">639</text:span>條內容<text:span text:style-name="T3"> <text:line-break/><text:line-break/></text:span>自由時報<text:span text:style-name="T3"><text:s/>2017-12-04 <text:line-break/><text:line-break/></text:span>谷歌（<text:span text:style-name="T3">Google</text:span>）最近公布的《透明度報告》指出，中國政府去年下半年就多次要求刪除與國家安全和暴力相關的內容，次數多達<text:span text:style-name="T3">23</text:span>次，共刪除了<text:span text:style-name="T3">639</text:span>個條目。谷歌拒絕其中多項要求，不過仍滿足中國官方部分要求。<text:span text:style-name="T3"> <text:line-break/><text:line-break/></text:span>根據統計，從<text:span text:style-name="T3">2009</text:span>年起至今，中國政府已向谷歌提出<text:span text:style-name="T3">82</text:span>次內容刪除要求，涉及到條目多達<text:span text:style-name="T3">1469</text:span>條。<text:span text:style-name="T3"> <text:line-break/><text:line-break/>================= <text:line-break/></text:span>中國<text:span text:style-name="T3">2016</text:span>年下半年<text:span text:style-name="T3">23</text:span>次要求刪除內容<text:span text:style-name="T3"> <text:line-break/><text:line-break/></text:span>蘋果日報<text:span text:style-name="T3"><text:s/>2017/12/04 <text:line-break/><text:line-break/><text:line-break/>Google</text:span>近日公布的《透明度報告》披露了來自中國的內容移除要求。根據報告，其中一項移除要求，希望移除一些搜索結果，理由是這些搜索結果所連結到的新聞報導提到了針對該官員的貪腐行為的指控。此要求是根據<text:span text:style-name="T3">2007</text:span>年的一項法院命令（該命令裁定沒有足夠的證據證明該官員與被控罪行有關）提出的，<text:span text:style-name="T3">Google</text:span>拒絕了要求。<text:span text:style-name="T3"> <text:line-break/><text:line-break/>=================== <text:line-break/></text:span>全部燒毀！陸要求谷歌刪上百反共消息<text:span text:style-name="T3"> <text:line-break/><text:line-break/></text:span>三立新聞網<text:span text:style-name="T3"> <text:line-break/><text:line-break/>2017</text:span>年<text:span text:style-name="T3">12</text:span>月<text:span text:style-name="T3">4</text:span>日<text:span text:style-name="T3"> <text:line-break/><text:line-break/></text:span>國際中心／綜合報導<text:span text:style-name="T3"> <text:line-break/><text:line-break/></text:span>谷歌（<text:span text:style-name="T3">Google</text:span>）近日公布的《透明度報告》指出，去年（<text:span text:style-name="T3">2016</text:span>年）下半年，中國政府一共提出<text:span text:style-name="T3">23</text:span>次希望移除與國家安全和暴力相關的內容的要求，涉及多達<text:span text:style-name="T3">639</text:span>個內容，不過<text:span text:style-name="T3">Google</text:span>拒絕其中的多數要求，僅滿足中國官方部分要求。</text:p>
      <text:p text:style-name="P1"><text:span text:style-name="T1">李念淨</text:span><text:s/>  |  2017.12.05 22:35   |   <text:a xlink:type="simple" xlink:href="http://palinfo.habago.org/Entry?Command=Information_PrintForum&amp;iPage=112#FORUM36294"><text:span text:style-name="T2">#</text:span></text:a></text:p>
      <text:p text:style-name="P5">https://www.youtube.com/watch?v=38zpoFTFsPI <text:line-break/><text:line-break/>https://www.youtube.com/watch?v=LQeuhotT0rA <text:line-break/><text:line-break/><text:span text:style-name="T1">這是這個相聲演員訪談的剩餘部分</text:span></text:p>
      <text:p text:style-name="P1"><text:span text:style-name="T1">李念淨</text:span><text:s/>  |  2017.12.05 22:32   |   <text:a xlink:type="simple" xlink:href="http://palinfo.habago.org/Entry?Command=Information_PrintForum&amp;iPage=112#FORUM36293"><text:span text:style-name="T2">#</text:span></text:a></text:p>
      <text:p text:style-name="P2">以前就很喜歡看相聲，這幾年來台灣最有名的團體相聲瓦舍經常在網路上受到年輕人的批評。<text:span text:style-name="T3"> <text:line-break/><text:line-break/>https://blog.chibc.net/my-view/1606 <text:line-break/><text:line-break/></text:span>但是我看了那麼多場相聲瓦舍的東西，感覺現在的台灣年輕人真的是一代不如一代，當然過去的台灣人問題也很大，但是畢竟他們還有問題存在的意識想去解決。<text:span text:style-name="T3"> <text:line-break/><text:line-break/>https://goo.gl/3jgzKE</text:span></text:p>
      <text:p text:style-name="P1"><text:span text:style-name="T1">陳真</text:span><text:s/>  |  2017.12.03 17:09   |   <text:a xlink:type="simple" xlink:href="http://palinfo.habago.org/Entry?Command=Information_PrintForum&amp;iPage=112#FORUM36292"><text:span text:style-name="T2">#</text:span></text:a></text:p>
      <text:p text:style-name="P3">我應該是看不到那一天了，但我能想像那一天的到來。那一天，中國將會得到它應有的高度評價；中國的文化、藝術、政治、經濟、科技、思想、語言與文字等等等，都將重新回到它應有的世界核心位置，受到世人應有的關注與肯定。<text:span text:style-name="T3"> <text:line-break/><text:line-break/></text:span>這不需要預言，也不需要什麼趨勢觀察能力，這只是一個正在進行中的基本事實。像我一樣六零年代出生的這一代人，要是長壽一點的話，也許還有機會躬逢其盛。但是，至少對現在才剛出生的這一代人來說，我們現在所爭論的未來，將只是一個無須爭論的日常現實，做為其它一切爭論的基礎與前提。<text:span text:style-name="T3"> <text:line-break/><text:line-break/></text:span>陳真<text:span text:style-name="T3"><text:s/>2017. 12. 03. <text:line-break/><text:line-break/>============== <text:line-break/></text:span>習近平邀各國政黨<text:span text:style-name="T3"><text:s/></text:span>主張天下一家<text:span text:style-name="T3"> <text:line-break/><text:line-break/></text:span>世界日報<text:span text:style-name="T3"><text:s/>2017</text:span>年<text:span text:style-name="T3">12</text:span>月<text:span text:style-name="T3">2</text:span>日<text:span text:style-name="T3"> <text:line-break/><text:line-break/></text:span>中國共產黨與世界政黨高層對話會<text:span text:style-name="T3">1</text:span>日在北京舉行開幕式，中共中央總書記、中國國家主席習近平出席發表題為「攜手建設更加美好的世界」演講指出，「中國不輸入外國模式，也不輸出中國模式，不會要求別國複製中國的做法」。他還強調，「中國無論發展到什麼程度，都永遠不稱霸，永遠不搞擴張。」<text:span text:style-name="T3"> <text:line-break/><text:line-break/></text:span>會議有逾<text:span text:style-name="T3">120</text:span>個國家、近<text:span text:style-name="T3">300</text:span>位政黨高層人士出席，其中包括民主黨的美國前總統歐巴馬，社民黨的德國前總理施羅德，緬甸國務資政、全國民主聯盟主席翁山蘇姬，柬埔寨首相、人民黨領袖洪森。有媒體分析，這是中共<text:span text:style-name="T3">19</text:span>大後，北京輸出中國特色社會主義治理模式的首次集中發力。<text:span text:style-name="T3"> <text:line-break/><text:line-break/></text:span>在演說中，習近平指出，世界各國人民應該秉持「天下一家」理念，彼此理解、求同存異，共同為構建人類命運共同體而努力。他表示，不同國家的政黨應該增進互信、加強溝通、密切協作，探索在新型國際關係的基礎上建立求同存異、相互尊重、互學互鑒的新型政黨關係，搭建多種形式、多種層次的國際政黨交流合作網路。<text:span text:style-name="T3"> <text:line-break/><text:line-break/></text:span>習近平提出，要努力建設一個遠離恐懼、普遍安全的世界，堅持共同、綜合、合作、可持續的新安全觀，營造公平正義、共建共享的安全格局；要努力建設一個遠離貧困、共同繁榮的世界，堅持「你好我好大家好」的理念，讓發展成果惠及世界各國；要努力建設一個遠離封閉、開放包容的世界，堅持世界是豐富多彩的、文明是多樣的理念，讓各種文明和諧共存；要努力建設山清水秀、清潔美麗世界，堅持人與自然共生共存的理念，共同營造和諧宜居的人類家園。<text:span text:style-name="T3"> <text:line-break/><text:line-break/></text:span>「中國不輸入外國模式，也不輸出中國模式，不會要求別國複製中國的做法。」習近平說，中國共產黨將積極推進全球夥伴關係建設，主動參與國際熱點難點問題的政治解決進程；積極參與全球治理體系改革和建設，推動國際政治經濟秩序朝更公正合理發展。<text:span text:style-name="T3"> <text:line-break/><text:line-break/></text:span>習近平稱，據中共<text:span text:style-name="T3">19</text:span>大的安排，到<text:span text:style-name="T3">2020</text:span>年中國將全面建成小康社會，到<text:span text:style-name="T3">2035</text:span>年中國將基本實現社會主義現代化，到本世紀中葉中國將建成富強民主文明和諧美麗的社會主義現代化強國。這將造福中國人民，也將造福世界各國人民。倡議世界各國政黨同我們一道，為世界創造更多合作機會，努力推動世界各國共同發展繁榮。<text:span text:style-name="T3"> <text:line-break/><text:line-break/></text:span>未來五年，中共將向各國政黨提供<text:span text:style-name="T3">1</text:span>萬<text:span text:style-name="T3">5000</text:span>個人員交流機會。習近平倡議將中共與世界政黨高層對話會機制化。</text:p>
      <text:p text:style-name="P4"/>
      <text:p text:style-name="P1"><text:span text:style-name="T1">張華</text:span><text:s/>  |  2017.12.02 15:17   |   <text:a xlink:type="simple" xlink:href="http://palinfo.habago.org/Entry?Command=Information_PrintForum&amp;iPage=113#FORUM36291"><text:span text:style-name="T2">#</text:span></text:a></text:p>
      <text:p text:style-name="P3">真的<text:span text:style-name="T3">! </text:span>看完沒走就是為了這歌<text:span text:style-name="T3">,</text:span>直到電影院燈亮<text:span text:style-name="T3">. </text:span>再次感謝版主提供作者<text:span text:style-name="T3">.</text:span></text:p>
      <text:p text:style-name="P1"><text:span text:style-name="T1">陳真</text:span><text:s/>  |  2017.12.02 02:50   |   <text:a xlink:type="simple" xlink:href="http://palinfo.habago.org/Entry?Command=Information_PrintForum&amp;iPage=113#FORUM36290"><text:span text:style-name="T2">#</text:span></text:a></text:p>
      <text:p text:style-name="P6">“I’ve been the recipient of adoration that’s left me feeling very misunderstood, and I wanted to understand what that gaze is thinking when it misunderstands me." <text:line-break/><text:line-break/>---Laura Marling</text:p>
      <text:p text:style-name="P1"><text:span text:style-name="T1">陳真</text:span><text:s/>  |  2017.12.02 02:45   |   <text:a xlink:type="simple" xlink:href="http://palinfo.habago.org/Entry?Command=Information_PrintForum&amp;iPage=113#FORUM36289"><text:span text:style-name="T2">#</text:span></text:a></text:p>
      <text:p text:style-name="P5"><text:span text:style-name="T1">謝謝捧場。</text:span> <text:line-break/><text:line-break/><text:span text:style-name="T1">高雄也還撐住，不過只剩每天一場。真不簡單，竟然可以撐到第八天。</text:span> <text:line-break/><text:line-break/><text:span text:style-name="T1">台北文化水平高，比較多人看，台北票房最新統計是</text:span>14<text:span text:style-name="T1">萬台幣。隨便一部大爛片都可以是它的千百萬倍。高雄我想應該是不到一萬塊吧，裏頭我貢獻了三張票，一共六百塊，打算找時間再貢獻第四張。</text:span> <text:line-break/><text:line-break/><text:span text:style-name="T1">這位匈牙利導演</text:span>Ildikó Enyedi <text:span text:style-name="T1">已經</text:span>18<text:span text:style-name="T1">年沒拍電影，因為一直沒有人願意投資。</text:span> <text:line-break/><text:line-break/><text:span text:style-name="T1">電影中出現一首歌</text:span><text:s/>"What He Wrote"<text:span text:style-name="T1">，很震撼。歌詞如下。太詩意了，我翻譯不出來：</text:span> <text:line-break/><text:line-break/>"What He Wrote" <text:line-break/><text:line-break/>Forgive me, here I cannot stay. <text:line-break/>He cut out my tongue, <text:line-break/>there is nothing to say. <text:line-break/><text:line-break/>Love me, oh Lord, <text:line-break/>he threw me away. <text:line-break/>He laughed at my sins, <text:line-break/>in his arms I must stay. <text:line-break/><text:line-break/>He wrote, <text:line-break/>I am broke, <text:line-break/>please send for me. <text:line-break/>But I am broken too, <text:line-break/>and spoken for, <text:line-break/>do not tempt me. <text:line-break/><text:line-break/>Her skin is white, <text:line-break/>and I'm light as the sun, <text:line-break/>so holy light shines on the things you have done. <text:line-break/>So I asked him how he became this man, <text:line-break/>how did he learn to hold fruit in his hands, <text:line-break/>and where is the lamb that gave you your name, <text:line-break/>he had to leave though I begged him to stay <text:line-break/><text:line-break/>Left me alone when I needed the light, <text:line-break/>fell to my knees and I wept for my life. <text:line-break/>If he had of stayed you might understand, <text:line-break/>If he had of stayed you never would have taken my hand. <text:line-break/><text:line-break/>He wrote, <text:line-break/>oh love, please send for me, <text:line-break/>but I am broken too, <text:line-break/>and spoken for, <text:line-break/>do not tempt me. <text:line-break/>And where is the lamb that gave you your name, <text:line-break/>He had to leave though I begged him to stay. <text:line-break/><text:line-break/>Begged him to stay in my cold wooden grip, <text:line-break/>begged him to stay by the light of this ship. <text:line-break/>Me fighting him, fighting like fighting dawn, <text:line-break/>and the waves came and stole him and took him toward. <text:line-break/><text:line-break/>He wrote, <text:line-break/>I'm broke, <text:line-break/>please send for me. <text:line-break/>But I'm broken too, <text:line-break/>and spoken for, <text:line-break/>do not tempt me. <text:line-break/><text:line-break/>Forgive me here, I cannot stay, <text:line-break/>cut out my tongue, <text:line-break/>there is nothing to save. <text:line-break/>Love me, oh Lord, he threw me away, <text:line-break/>he laughed at my sins, <text:line-break/>in his arms I must say. <text:line-break/><text:line-break/>We write, <text:line-break/>that's alright, <text:line-break/>I miss his smell. <text:line-break/>We speak when spoken to, <text:line-break/>and that suits us well <text:line-break/><text:line-break/>That suits us well. <text:line-break/>That suits me well. <text:line-break/><text:line-break/><text:span text:style-name="T1">老實說，我還蠻感動。很少有一首歌，在開頭短短幾個音符就能打動人。我很好奇究竟是什麼樣的人會作出這樣的曲子？寫出這樣的詞？沒想到是英國一名年輕女歌手及作曲家，她創作這曲子時才</text:span>20<text:span text:style-name="T1">歲，名叫</text:span>Laura Marling<text:span text:style-name="T1">。這位就是：</text:span> <text:line-break/><text:line-break/>https://goo.gl/3VRTvc <text:line-break/><text:line-break/><text:span text:style-name="T1">她寫這首歌主要是受到二次大戰時一對男女所留下的幾封信的影響。她說：</text:span> <text:line-break/><text:line-break/>"I read some letters published in a newspaper, wartime letters, from World War II. It was between a man and a woman, a man who had gone away to fight, and it only had the woman's letters. They never found the man's letters, and it was all about how the last time that they had seen each other, she had been so upset that she was, like, rigid with anger, and I started to think about his letters.----Laura Marling" <text:line-break/><text:line-break/>(<text:span text:style-name="T1">我曾經在報紙上讀到幾封二戰時留下的信，關於一個男人和一個女人。男的離開，去打仗了，人們始終沒找到男孩的回信，只找到女孩的，字裏行間寫滿兩人最後一次見面的時光。女孩如此悲傷，彷彿很剛烈而且還帶著怒氣，於是我不禁想著男孩在信裏究竟寫了些什麼。</text:span>---Laura Marling) <text:line-break/><text:line-break/>Laura Marling <text:span text:style-name="T1">還說，</text:span> <text:line-break/><text:line-break/>"She wants to say 'I love you' or 'Sorry' but she couldn't because of it and it reminded me of when I couldn't tell people what I wanted to do because I was so terrified of everyone. The only thing I wanted to do was play music and that was the only time when I wasn't rigid." <text:line-break/><text:line-break/>(<text:span text:style-name="T1">這女孩也許想對男的說</text:span><text:s/>'<text:span text:style-name="T1">我愛你</text:span>' <text:span text:style-name="T1">或</text:span><text:s/>'<text:span text:style-name="T1">抱歉</text:span>'<text:span text:style-name="T1">，但因為個性剛烈，就是說不出口。這讓我想到自己，我也沒法告訴人們我到底想做些什麼，因為我被每個人給嚇壞了。我唯一想做的不過就是音樂，而那也是我不那麼剛烈的唯一時光。</text:span>)</text:p>
      <text:p text:style-name="P1"><text:span text:style-name="T1">張華</text:span><text:s/>  |  2017.12.01 23:50   |   <text:a xlink:type="simple" xlink:href="http://palinfo.habago.org/Entry?Command=Information_PrintForum&amp;iPage=113#FORUM36288"><text:span text:style-name="T2">#</text:span></text:a></text:p>
      <text:p text:style-name="P2">謝謝版主建議的夢鹿情緣，有溫暖到怪人。今晚電影院裡大約<text:span text:style-name="T3">20</text:span>～<text:span text:style-name="T3">30</text:span>人，也許台北場可以撑久一點？</text:p>
      <text:p text:style-name="P1"><text:span text:style-name="T1">陳真</text:span><text:s/>  |  2017.12.01 03:45   |   <text:a xlink:type="simple" xlink:href="http://palinfo.habago.org/Entry?Command=Information_PrintForum&amp;iPage=113#FORUM36287"><text:span text:style-name="T2">#</text:span></text:a></text:p>
      <text:p text:style-name="P3">每天早上起床第一件事就是先看窗外，看是不是像在人間仙境，霧茫茫一片，然後再察看<text:span text:style-name="T3"><text:s/>"</text:span>台灣及時霾害<text:span text:style-name="T3">" App</text:span>。<text:span text:style-name="T3"> <text:line-break/><text:line-break/>PM 2.5 </text:span>在<text:span text:style-name="T3">10</text:span>以下，<text:span text:style-name="T3">AQI </text:span>在<text:span text:style-name="T3">50</text:span>以下，代表空氣良好。<text:span text:style-name="T3">AQI </text:span>在<text:span text:style-name="T3">100</text:span>以上對健康有害，<text:span text:style-name="T3">150</text:span>以上則是亮紅燈，代表十分有害，屬嚴重等級。除了看整體的<text:span text:style-name="T3">AQI </text:span>空污指標，你更要看<text:span text:style-name="T3">PM 2.5</text:span>，因為它是一級致癌物。根據最近由台大校長楊泮池主導的一項研究，台灣一般民眾的肺癌檢出率高達<text:span text:style-name="T3">2.29%</text:span>，竟然是歐洲與美國之<text:span text:style-name="T3"><text:s/>"</text:span>重度吸煙人口<text:span text:style-name="T3">" </text:span>的檢出率<text:span text:style-name="T3"><text:s/>(1.03%) </text:span>的兩倍以上。台灣去年死於肺癌約將近一萬人。而且，近年來，不論男性女性，肺癌竟超越肝癌，成為台灣人癌症死亡原因的第一位。你覺得這只是一種偶然嗎？我是說，難道你會以為這是一種天災而不是人禍？<text:span text:style-name="T3"> <text:line-break/><text:line-break/></text:span>底下是今天早上的數據：<text:span text:style-name="T3"> <text:line-break/><text:line-break/></text:span>台北中山區：<text:span text:style-name="T3">PM 2.5</text:span>：<text:span text:style-name="T3">3</text:span>。<text:span text:style-name="T3">AQI (</text:span>整體空污指數<text:span text:style-name="T3">): 23</text:span>。<text:span text:style-name="T3"> <text:line-break/><text:line-break/></text:span>台南市市區：<text:span text:style-name="T3">PM 2·5: 61</text:span>。<text:span text:style-name="T3">AQI</text:span>（整體空污指標）<text:span text:style-name="T3">:151</text:span>。<text:span text:style-name="T3"> <text:line-break/><text:line-break/></text:span>至於我居住的高雄左營區呢，<text:span text:style-name="T3">PM 2.5</text:span>：<text:span text:style-name="T3">91</text:span>。<text:span text:style-name="T3">AQI: 162</text:span>。<text:span text:style-name="T3"> <text:line-break/><text:line-break/></text:span>三十幾年前，在台北念高中時，總感覺台北空氣實在有夠骯髒，根本不是人住的地方。每次回到台南，總算可以好好呼吸。二十幾年前，在台北長庚、馬偕當醫生時，這樣的感受依然還是一樣，台北跟<text:span text:style-name="T3"><text:s/>"</text:span>髒亂<text:span text:style-name="T3">" </text:span>簡直就是同義詞，只有回到台南才看得到藍天，呼吸到乾淨空氣。交通更是如此，南北差異非常大。沒想到，南部很快地由國民黨長期執政的<text:span text:style-name="T3"><text:s/>"</text:span>藍天<text:span text:style-name="T3">" </text:span>變<text:span text:style-name="T3"><text:s/>"</text:span>綠地<text:span text:style-name="T3">"</text:span>，變成<text:span text:style-name="T3"><text:s/>"</text:span>綠油油<text:span text:style-name="T3">" </text:span>一片，在滿天飛的所謂<text:span text:style-name="T3"><text:s/>"</text:span>綠色家園<text:span text:style-name="T3">"</text:span>、<text:span text:style-name="T3">"</text:span>非核家園<text:span text:style-name="T3">" </text:span>的環保口號下，居然南北整個倒了過來，特別是空氣，台南變化最大。<text:span text:style-name="T3"> <text:line-break/><text:line-break/></text:span>高雄原本空氣就髒，但是，台南的空氣原本很好，現在卻惡臭污濁，走在路上，根本難以呼吸。高雄當然比過去又更恐怖了，就像一座毒氣城，害我不得不花大錢，最近直接找廠商議價，買了一大箱的<text:span text:style-name="T3">N95</text:span>口罩，分送親朋好友。<text:span text:style-name="T3"> <text:line-break/><text:line-break/></text:span>根據我過去一兩個月來每天的密切觀察，高雄和台南沒有幾天是空氣良好的日子，頂多出現兩三次綠燈<text:span text:style-name="T3"><text:s/>(</text:span>往往是出現在周六日<text:span text:style-name="T3">)</text:span>，其它大多時候是普通嚴重的橘燈，以及很嚴重的紅燈，甚至是極為有害的紫燈。但是，北部卻幾乎天天是綠燈。<text:span text:style-name="T3"> <text:line-break/><text:line-break/></text:span>我並不是要說國民黨執政很棒、人渣黨很差。我只是要說：<text:span text:style-name="T3"> <text:line-break/><text:line-break/></text:span>你難道至今還真的相信人渣黨滿口的漂亮話？你難道至今還真的相信這些人渣政客真的想要改善什麼空污？他們自始至終全心全意一心一意想的就只有一件事：用什麼樣的手段可以繼續騙選票以維持權力？有了權力，就能不斷為自己和金主們撈錢。<text:span text:style-name="T3"> <text:line-break/><text:line-break/></text:span>我更想說的是：<text:span text:style-name="T3"> <text:line-break/><text:line-break/></text:span>關心政治並不是什麼義舉，不是什麼神聖的利他行動，因為你的利益難道不就也只是眾人利益的一部份？難道你可以不用呼吸？難道你可以不用繳稅？所以政客之貪贓枉法和胡作非為搞爛眾人福祉與你無關？<text:span text:style-name="T3"> <text:line-break/><text:line-break/></text:span>今天，如果有人每天在你家門口倒了滿地的垃圾，或是往你家無時無刻施放毒氣，你一定會暴跳如雷。但是，當人渣政客們搞爛整個社會，為了私利，污染整個空氣和飲水與無數的食物與食品之衛生與安全時，你卻反而表現得無所謂，甚至繼續力挺；只要人渣政客們三不五時炒作一些反中反華的行徑，你就繼續對著他們高喊<text:span text:style-name="T3"><text:s/>"</text:span>英雄萬歲<text:span text:style-name="T3">"</text:span>！你覺得這是很棒的一種所謂人民嗎？一種社會制度，只要每隔幾年讓你投張票，這就是你所要的生活實質？即便得到各種癌症也沒關係？洗腎人口<text:span text:style-name="T3">(</text:span>特別是假藥與地下工廠氾濫的南部<text:span text:style-name="T3">) </text:span>長年高居世界冠軍也沒關係，只要人渣政客們三不五時炒作一些反中反華的行徑，你就滿足了，奉他們為神明了，這就是你所要的生活？<text:span text:style-name="T3"> <text:line-break/><text:line-break/></text:span>一個多月前，我寫過高雄市政府經常在搞一些華而不實的大型活動，比方說什麼全球生態交通慶典，搞了足足一個月，弄幾輛腳踏車和電動車，找一些穿著短褲緊身衣的爆奶辣妹示範騎腳踏車給你看，讓你體會生態交通革命的重要，或是像台南更厲害，在公車車身上漆上一些什麼貝殼啦、小魚兒啦，白雲飄啦，或是乾脆漆成綠色，或是請什麼學童在馬路地上集體畫畫，畫出什麼<text:span text:style-name="T3"><text:s/>"</text:span>綠色的未來<text:span text:style-name="T3">"</text:span>，這就等於是在進行綠色生態交通革命。<text:span text:style-name="T3"> <text:line-break/><text:line-break/></text:span>很可惡對不對？但是，台灣人偏偏就是吃這一套，因為這類活動就是搞一些吃吃喝喝，搞一些所謂表演或唱唱跳跳的活動，大家吃喝玩樂一番之後，就會以為<text:span text:style-name="T3"><text:s/>"</text:span>嗯，這個民進黨政府很不錯哦，很關心環保唷，還常常辦活動讓大家玩得粉開心ㄋㄟ<text:span text:style-name="T3">"</text:span>。人渣政客們，不管藍綠，從來就不是真的去改善基礎民生建設，而是專搞些愚民的低能活動。國民黨當然也好不到哪去，只是他比較不擅長於講一套做一套，講的跟做的比較不會差那麼多。<text:span text:style-name="T3"> <text:line-break/><text:line-break/></text:span>今天有事不得已又得去台南這個亂七八糟到極點的鬼地方，到處挖馬路當然還是免不了，交通更不用說了，真是亂到極點。另外我還注意到一些地方又在圍馬路了，原來明天又要進行似乎是一年一度的什麼碗糕<text:span text:style-name="T3"><text:s/>"</text:span>林百貨<text:span text:style-name="T3">" </text:span>的什麼<text:span text:style-name="T3"><text:s/>"2017</text:span>摩登台南<text:span text:style-name="T3">" </text:span>的官方大遊行。根據空氣污染指標，如果橘燈以上，不是應該盡量減少戶外活動嗎？<text:span text:style-name="T3"> <text:line-break/><text:line-break/></text:span>我不知道這個一年一度的什麼碗糕林百貨的什麼碗糕摩登台南大遊行是什麼東西，但我用肚臍想也知道，一定又是充滿政治意識洗腦的一種所謂文化活動；好奇查了一下，請看這裏有一些前兩年的照片，歌頌起日本鬼子來了，緬懷日本鬼子的恩澤及昔日美好的生活。真是讓人<text:span text:style-name="T3">X</text:span>它媽的有夠反感：<text:span text:style-name="T3"> <text:line-break/><text:line-break/>https://goo.gl/g4mWZk <text:line-break/><text:line-break/>https://goo.gl/CdmrmD <text:line-break/><text:line-break/></text:span>洗腦就是這樣，每天無時無刻透過媒體與所謂<text:span text:style-name="T3"><text:s/>"</text:span>教育<text:span text:style-name="T3">" </text:span>進行灌輸，只要是跟日本有關的，全數美化得像什麼來自天堂神人的偉大恩澤似的，無盡緬懷、感恩與仰慕，讚嘆再讚嘆，歌頌再歌頌。但是，只要是跟大陸有關的，就一概醜化成萬惡不赦的邪惡、醜陋與低俗可笑，盡一切可能挑起對於大陸人的仇恨與不屑。<text:span text:style-name="T3"> <text:line-break/><text:line-break/></text:span>我常說，在這完全密不通風的鬼島上，一個人除非絕頂聰慧或個性強烈，否則很難逃脫打自貪污老賊李登輝以來所開始進行的這樣一種鋪天蓋地的洗腦。不信你問問周遭的年輕一代，你很難找到一個例外。比方說，所謂<text:span text:style-name="T3"><text:s/>"</text:span>出國去玩<text:span text:style-name="T3">"</text:span>，十之八九指的就是去日本。倘若有人問你，要你推薦世界上哪些地方值得去玩，你可千萬不要說到大陸，因為很多人會馬上面露不悅，彷彿你侮辱了她的文化水平；我甚至還遇過幾次，馬上很不屑地回應說：<text:span text:style-name="T3">"</text:span>噁！我才不會想去那種地方<text:span text:style-name="T3">"</text:span>。可是，只要一講到日本或日本人，很多人<text:span text:style-name="T3"><text:s/>(</text:span>女生佔絕大多數<text:span text:style-name="T3">)</text:span>，就會開始仰天長嘯：<text:span text:style-name="T3">"</text:span>怎麼會那麼好！怎麼會那麼棒！怎麼會那麼美！<text:span text:style-name="T3">" <text:line-break/><text:line-break/></text:span>我當然不是說日本的景色美或不美，而是說，這些乍看彷彿純屬個人主觀喜好的想法或態度，其實一點也不主觀，一點也不個人，而是一種政治操作的集體後果。當然，我當然不是說每一個人<text:span text:style-name="T3"><text:s/>"</text:span>都<text:span text:style-name="T3">" </text:span>是被洗腦所以才歌頌日本。<text:span text:style-name="T3"> <text:line-break/><text:line-break/></text:span>底下是兩三年前的一些報導。<text:span text:style-name="T3"> <text:line-break/><text:line-break/></text:span>陳真<text:span text:style-name="T3"><text:s/>2017. 12. 01. <text:line-break/><text:line-break/>========================== <text:line-break/></text:span>資料來源：中華日報林雪娟<text:span text:style-name="T3"> <text:line-break/></text:span>資料來源：中國時報曹婷婷<text:span text:style-name="T3"> <text:line-break/><text:line-break/>2014. 06. 15. <text:line-break/><text:line-break/></text:span>台南林百貨<text:span text:style-name="T3"><text:s/></text:span>開幕前，先舉辦日據「昭和時期的復古遊行」，民眾穿上日本和服，重現昭和時代女性迷人丰采。（記者林雪娟攝）<text:span text:style-name="T3"> <text:line-break/><text:line-break/></text:span>老建築新生，昨日開幕前，先舉辦「昭和時期的復古遊行」，讓民眾感受當年台灣文明的摩登時代，包括裝扮成當年日據時代的經典人物、昭和日本女性穿著等，另外也邀請舞團舞出台南風采。<text:span text:style-name="T3"> <text:line-break/></text:span>　<text:span text:style-name="T3"> <text:line-break/></text:span>台南林百貨當年是「銀座」末廣町商業繁華的象徵，昨日重新開幕，宣告舊城區再度成為新亮點。林百貨<text:span text:style-name="T3"><text:s/></text:span>創辦人林方一的媳婦林千惠子，今年九十二歲，在家族陪伴下特地前來。林千惠子說，當年她曾和男朋友（林方一兒子）一起前來，感受當時的繁榮，如今修復後，外觀一模一樣，且更加富麗堂皇，林百貨重生，對林家人來說，更具有特殊的意義。<text:span text:style-name="T3"> <text:line-break/></text:span>　<text:span text:style-name="T3"> <text:line-break/></text:span>不只邀請林家家族前來，台南林百貨建築師梅澤捨次廊的孫子也應邀前來共同參與。市長賴清德表示，林百貨開幕，希望未來成為台南新地標，更成為文化觀光勝地。<text:span text:style-name="T3"> <text:line-break/></text:span>　<text:span text:style-name="T3"> <text:line-break/></text:span>正式開門迎賓，吸引數百名民眾排隊等候，希望一睹為快，數字電梯也相當熱門，吸引民眾搭乘；許多老一輩民眾昨日也前來排隊，直說這是小時候的記憶，看到頂樓的神社，年輕一輩直說，真是充滿濃濃日本風味。<text:span text:style-name="T3"> <text:line-break/><text:line-break/></text:span>為了讓各界感受<text:span text:style-name="T3">1932</text:span>年林百貨創建時的昭和時期風華，開幕前先安排在地學子打扮成日治時期的人物，穿梭在中正路上，學生巧扮成當時台灣知名人物如顏水龍、八田與一、楊逵等，也找來南英棒球隊詮釋當年棒球歷史。<text:span text:style-name="T3"> <text:line-break/><text:line-break/></text:span>專程從東京來台參與盛會的林千惠子說，當年林百貨<text:span text:style-name="T3"><text:s/></text:span>經營時，她在東京讀大學，和林方一的次子結婚後，曾經逛過林百貨<text:span text:style-name="T3"><text:s/>1</text:span>次。<text:span text:style-name="T3"> <text:line-break/><text:line-break/></text:span>林千惠子此行也帶著<text:span text:style-name="T3">22</text:span>歲孫子小寺恭平來台南，親眼目睹曾祖父在台灣設立的林百貨<text:span text:style-name="T3"><text:s/></text:span>，一家人與有榮焉說，這一刻讓人感動，沒想到台灣人可以這樣保存古老的東西，賦予重生。<text:span text:style-name="T3"> <text:line-break/><text:line-break/></text:span>台南市長賴清德致詞表示，林百貨<text:span text:style-name="T3"><text:s/></text:span>是台灣僅存最老的百貨，也將是台灣最新的百貨，林百貨當年是全台第<text:span text:style-name="T3">1</text:span>座電梯百貨，而今是第<text:span text:style-name="T3">1</text:span>座文創百貨，承先啟後，意義非凡，這座百貨誕生也讓人看見台南珍惜文化資產之用心，凸顯文化立市精神。</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